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679670" calcext:value-type="float">
            <text:p><text:s text:c="3"/>8,679,670</text:p>
          </table:table-cell>
          <table:table-cell table:style-name="ce17" office:value-type="float" office:value="23572415" calcext:value-type="float">
            <text:p><text:s text:c="3"/>23,572,415</text:p>
          </table:table-cell>
          <table:table-cell table:style-name="ce17" office:value-type="float" office:value="11713728" calcext:value-type="float">
            <text:p><text:s text:c="3"/>11,713,728</text:p>
          </table:table-cell>
          <table:table-cell table:style-name="ce23" office:value-type="float" office:value="11858687" calcext:value-type="float">
            <text:p><text:s text:c="3"/>11,858,687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49370" calcext:value-type="float">
            <text:p><text:s text:c="3"/>1,549,370</text:p>
          </table:table-cell>
          <table:table-cell table:style-name="ce17" office:value-type="float" office:value="3986911" calcext:value-type="float">
            <text:p><text:s text:c="3"/>3,986,911</text:p>
          </table:table-cell>
          <table:table-cell table:style-name="ce17" office:value-type="float" office:value="1952344" calcext:value-type="float">
            <text:p><text:s text:c="3"/>1,952,344</text:p>
          </table:table-cell>
          <table:table-cell table:style-name="ce23" office:value-type="float" office:value="2034567" calcext:value-type="float">
            <text:p><text:s text:c="3"/>2,034,5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3113" calcext:value-type="float">
            <text:p><text:s text:c="3"/>1,053,113</text:p>
          </table:table-cell>
          <table:table-cell table:style-name="ce17" office:value-type="float" office:value="2676767" calcext:value-type="float">
            <text:p><text:s text:c="3"/>2,676,767</text:p>
          </table:table-cell>
          <table:table-cell table:style-name="ce17" office:value-type="float" office:value="1278241" calcext:value-type="float">
            <text:p><text:s text:c="3"/>1,278,241</text:p>
          </table:table-cell>
          <table:table-cell table:style-name="ce23" office:value-type="float" office:value="1398526" calcext:value-type="float">
            <text:p><text:s text:c="3"/>1,398,5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797101" calcext:value-type="float">
            <text:p><text:s text:c="3"/>797,101</text:p>
          </table:table-cell>
          <table:table-cell table:style-name="ce17" office:value-type="float" office:value="2202034" calcext:value-type="float">
            <text:p><text:s text:c="3"/>2,202,034</text:p>
          </table:table-cell>
          <table:table-cell table:style-name="ce17" office:value-type="float" office:value="1095797" calcext:value-type="float">
            <text:p><text:s text:c="3"/>1,095,797</text:p>
          </table:table-cell>
          <table:table-cell table:style-name="ce23" office:value-type="float" office:value="1106237" calcext:value-type="float">
            <text:p><text:s text:c="3"/>1,106,23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64524" calcext:value-type="float">
            <text:p><text:s text:c="3"/>964,524</text:p>
          </table:table-cell>
          <table:table-cell table:style-name="ce17" office:value-type="float" office:value="2793980" calcext:value-type="float">
            <text:p><text:s text:c="3"/>2,793,980</text:p>
          </table:table-cell>
          <table:table-cell table:style-name="ce17" office:value-type="float" office:value="1376459" calcext:value-type="float">
            <text:p><text:s text:c="3"/>1,376,459</text:p>
          </table:table-cell>
          <table:table-cell table:style-name="ce23" office:value-type="float" office:value="1417521" calcext:value-type="float">
            <text:p><text:s text:c="3"/>1,417,5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5436" calcext:value-type="float">
            <text:p><text:s text:c="3"/>685,436</text:p>
          </table:table-cell>
          <table:table-cell table:style-name="ce17" office:value-type="float" office:value="1884935" calcext:value-type="float">
            <text:p><text:s text:c="3"/>1,884,935</text:p>
          </table:table-cell>
          <table:table-cell table:style-name="ce17" office:value-type="float" office:value="941100" calcext:value-type="float">
            <text:p><text:s text:c="3"/>941,100</text:p>
          </table:table-cell>
          <table:table-cell table:style-name="ce23" office:value-type="float" office:value="943835" calcext:value-type="float">
            <text:p><text:s text:c="3"/>943,8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4674" calcext:value-type="float">
            <text:p><text:s text:c="3"/>1,094,674</text:p>
          </table:table-cell>
          <table:table-cell table:style-name="ce17" office:value-type="float" office:value="2774323" calcext:value-type="float">
            <text:p><text:s text:c="3"/>2,774,323</text:p>
          </table:table-cell>
          <table:table-cell table:style-name="ce17" office:value-type="float" office:value="1373428" calcext:value-type="float">
            <text:p><text:s text:c="3"/>1,373,428</text:p>
          </table:table-cell>
          <table:table-cell table:style-name="ce23" office:value-type="float" office:value="1400895" calcext:value-type="float">
            <text:p><text:s text:c="3"/>1,400,89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492313" calcext:value-type="float">
            <text:p><text:s text:c="3"/>2,492,313</text:p>
          </table:table-cell>
          <table:table-cell table:style-name="ce17" office:value-type="float" office:value="7102602" calcext:value-type="float">
            <text:p><text:s text:c="3"/>7,102,602</text:p>
          </table:table-cell>
          <table:table-cell table:style-name="ce17" office:value-type="float" office:value="3620031" calcext:value-type="float">
            <text:p><text:s text:c="3"/>3,620,031</text:p>
          </table:table-cell>
          <table:table-cell table:style-name="ce23" office:value-type="float" office:value="3482571" calcext:value-type="float">
            <text:p><text:s text:c="3"/>3,482,571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8880" calcext:value-type="float">
            <text:p><text:s text:c="3"/>168,880</text:p>
          </table:table-cell>
          <table:table-cell table:style-name="ce18" office:value-type="float" office:value="456047" calcext:value-type="float">
            <text:p><text:s text:c="3"/>456,047</text:p>
          </table:table-cell>
          <table:table-cell table:style-name="ce18" office:value-type="float" office:value="230597" calcext:value-type="float">
            <text:p><text:s text:c="3"/>230,597</text:p>
          </table:table-cell>
          <table:table-cell table:style-name="ce24" office:value-type="float" office:value="225450" calcext:value-type="float">
            <text:p><text:s text:c="3"/>225,45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2598" calcext:value-type="float">
            <text:p><text:s text:c="3"/>192,598</text:p>
          </table:table-cell>
          <table:table-cell table:style-name="ce18" office:value-type="float" office:value="553978" calcext:value-type="float">
            <text:p><text:s text:c="3"/>553,978</text:p>
          </table:table-cell>
          <table:table-cell table:style-name="ce18" office:value-type="float" office:value="282991" calcext:value-type="float">
            <text:p><text:s text:c="3"/>282,991</text:p>
          </table:table-cell>
          <table:table-cell table:style-name="ce24" office:value-type="float" office:value="270987" calcext:value-type="float">
            <text:p><text:s text:c="3"/>270,98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8408" calcext:value-type="float">
            <text:p><text:s text:c="3"/>188,408</text:p>
          </table:table-cell>
          <table:table-cell table:style-name="ce18" office:value-type="float" office:value="551337" calcext:value-type="float">
            <text:p><text:s text:c="3"/>551,337</text:p>
          </table:table-cell>
          <table:table-cell table:style-name="ce18" office:value-type="float" office:value="284593" calcext:value-type="float">
            <text:p><text:s text:c="3"/>284,593</text:p>
          </table:table-cell>
          <table:table-cell table:style-name="ce24" office:value-type="float" office:value="266744" calcext:value-type="float">
            <text:p><text:s text:c="3"/>266,74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7910" calcext:value-type="float">
            <text:p><text:s text:c="3"/>387,910</text:p>
          </table:table-cell>
          <table:table-cell table:style-name="ce18" office:value-type="float" office:value="1279460" calcext:value-type="float">
            <text:p><text:s text:c="3"/>1,279,460</text:p>
          </table:table-cell>
          <table:table-cell table:style-name="ce18" office:value-type="float" office:value="651916" calcext:value-type="float">
            <text:p><text:s text:c="3"/>651,916</text:p>
          </table:table-cell>
          <table:table-cell table:style-name="ce24" office:value-type="float" office:value="627544" calcext:value-type="float">
            <text:p><text:s text:c="3"/>627,54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138" calcext:value-type="float">
            <text:p><text:s text:c="3"/>178,138</text:p>
          </table:table-cell>
          <table:table-cell table:style-name="ce18" office:value-type="float" office:value="499531" calcext:value-type="float">
            <text:p><text:s text:c="3"/>499,531</text:p>
          </table:table-cell>
          <table:table-cell table:style-name="ce18" office:value-type="float" office:value="255848" calcext:value-type="float">
            <text:p><text:s text:c="3"/>255,848</text:p>
          </table:table-cell>
          <table:table-cell table:style-name="ce24" office:value-type="float" office:value="243683" calcext:value-type="float">
            <text:p><text:s text:c="3"/>243,68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553" calcext:value-type="float">
            <text:p><text:s text:c="3"/>240,553</text:p>
          </table:table-cell>
          <table:table-cell table:style-name="ce18" office:value-type="float" office:value="688781" calcext:value-type="float">
            <text:p><text:s text:c="3"/>688,781</text:p>
          </table:table-cell>
          <table:table-cell table:style-name="ce18" office:value-type="float" office:value="357178" calcext:value-type="float">
            <text:p><text:s text:c="3"/>357,178</text:p>
          </table:table-cell>
          <table:table-cell table:style-name="ce24" office:value-type="float" office:value="331603" calcext:value-type="float">
            <text:p><text:s text:c="3"/>331,60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2868" calcext:value-type="float">
            <text:p><text:s text:c="3"/>182,868</text:p>
          </table:table-cell>
          <table:table-cell table:style-name="ce18" office:value-type="float" office:value="509360" calcext:value-type="float">
            <text:p><text:s text:c="3"/>509,360</text:p>
          </table:table-cell>
          <table:table-cell table:style-name="ce18" office:value-type="float" office:value="264764" calcext:value-type="float">
            <text:p><text:s text:c="3"/>264,764</text:p>
          </table:table-cell>
          <table:table-cell table:style-name="ce24" office:value-type="float" office:value="244596" calcext:value-type="float">
            <text:p><text:s text:c="3"/>244,59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7206" calcext:value-type="float">
            <text:p><text:s text:c="3"/>287,206</text:p>
          </table:table-cell>
          <table:table-cell table:style-name="ce18" office:value-type="float" office:value="828463" calcext:value-type="float">
            <text:p><text:s text:c="3"/>828,463</text:p>
          </table:table-cell>
          <table:table-cell table:style-name="ce18" office:value-type="float" office:value="423430" calcext:value-type="float">
            <text:p><text:s text:c="3"/>423,430</text:p>
          </table:table-cell>
          <table:table-cell table:style-name="ce24" office:value-type="float" office:value="405033" calcext:value-type="float">
            <text:p><text:s text:c="3"/>405,03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902" calcext:value-type="float">
            <text:p><text:s text:c="3"/>82,902</text:p>
          </table:table-cell>
          <table:table-cell table:style-name="ce18" office:value-type="float" office:value="219744" calcext:value-type="float">
            <text:p><text:s text:c="3"/>219,744</text:p>
          </table:table-cell>
          <table:table-cell table:style-name="ce18" office:value-type="float" office:value="113375" calcext:value-type="float">
            <text:p><text:s text:c="3"/>113,375</text:p>
          </table:table-cell>
          <table:table-cell table:style-name="ce24" office:value-type="float" office:value="106369" calcext:value-type="float">
            <text:p><text:s text:c="3"/>106,36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5833" calcext:value-type="float">
            <text:p><text:s text:c="3"/>125,833</text:p>
          </table:table-cell>
          <table:table-cell table:style-name="ce18" office:value-type="float" office:value="328721" calcext:value-type="float">
            <text:p><text:s text:c="3"/>328,721</text:p>
          </table:table-cell>
          <table:table-cell table:style-name="ce18" office:value-type="float" office:value="166771" calcext:value-type="float">
            <text:p><text:s text:c="3"/>166,771</text:p>
          </table:table-cell>
          <table:table-cell table:style-name="ce24" office:value-type="float" office:value="161950" calcext:value-type="float">
            <text:p><text:s text:c="3"/>161,95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062" calcext:value-type="float">
            <text:p><text:s text:c="3"/>40,062</text:p>
          </table:table-cell>
          <table:table-cell table:style-name="ce18" office:value-type="float" office:value="104107" calcext:value-type="float">
            <text:p><text:s text:c="3"/>104,107</text:p>
          </table:table-cell>
          <table:table-cell table:style-name="ce18" office:value-type="float" office:value="53648" calcext:value-type="float">
            <text:p><text:s text:c="3"/>53,648</text:p>
          </table:table-cell>
          <table:table-cell table:style-name="ce24" office:value-type="float" office:value="50459" calcext:value-type="float">
            <text:p><text:s text:c="3"/>50,45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129" calcext:value-type="float">
            <text:p><text:s text:c="3"/>153,129</text:p>
          </table:table-cell>
          <table:table-cell table:style-name="ce18" office:value-type="float" office:value="370944" calcext:value-type="float">
            <text:p><text:s text:c="3"/>370,944</text:p>
          </table:table-cell>
          <table:table-cell table:style-name="ce18" office:value-type="float" office:value="185538" calcext:value-type="float">
            <text:p><text:s text:c="3"/>185,538</text:p>
          </table:table-cell>
          <table:table-cell table:style-name="ce24" office:value-type="float" office:value="185406" calcext:value-type="float">
            <text:p><text:s text:c="3"/>185,40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4105" calcext:value-type="float">
            <text:p><text:s text:c="3"/>164,105</text:p>
          </table:table-cell>
          <table:table-cell table:style-name="ce18" office:value-type="float" office:value="443038" calcext:value-type="float">
            <text:p><text:s text:c="3"/>443,038</text:p>
          </table:table-cell>
          <table:table-cell table:style-name="ce18" office:value-type="float" office:value="218615" calcext:value-type="float">
            <text:p><text:s text:c="3"/>218,615</text:p>
          </table:table-cell>
          <table:table-cell table:style-name="ce24" office:value-type="float" office:value="224423" calcext:value-type="float">
            <text:p><text:s text:c="3"/>224,42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721" calcext:value-type="float">
            <text:p><text:s text:c="3"/>99,721</text:p>
          </table:table-cell>
          <table:table-cell table:style-name="ce18" office:value-type="float" office:value="269091" calcext:value-type="float">
            <text:p><text:s text:c="3"/>269,091</text:p>
          </table:table-cell>
          <table:table-cell table:style-name="ce18" office:value-type="float" office:value="130767" calcext:value-type="float">
            <text:p><text:s text:c="3"/>130,767</text:p>
          </table:table-cell>
          <table:table-cell table:style-name="ce24" office:value-type="float" office:value="138324" calcext:value-type="float">
            <text:p><text:s text:c="3"/>138,324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139" calcext:value-type="float">
            <text:p><text:s text:c="3"/>43,139</text:p>
          </table:table-cell>
          <table:table-cell table:style-name="ce17" office:value-type="float" office:value="150863" calcext:value-type="float">
            <text:p><text:s text:c="3"/>150,863</text:p>
          </table:table-cell>
          <table:table-cell table:style-name="ce17" office:value-type="float" office:value="76328" calcext:value-type="float">
            <text:p><text:s text:c="3"/>76,328</text:p>
          </table:table-cell>
          <table:table-cell table:style-name="ce23" office:value-type="float" office:value="74535" calcext:value-type="float">
            <text:p><text:s text:c="3"/>74,53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181" calcext:value-type="float">
            <text:p><text:s text:c="3"/>40,181</text:p>
          </table:table-cell>
          <table:table-cell table:style-name="ce18" office:value-type="float" office:value="137860" calcext:value-type="float">
            <text:p><text:s text:c="3"/>137,860</text:p>
          </table:table-cell>
          <table:table-cell table:style-name="ce18" office:value-type="float" office:value="68896" calcext:value-type="float">
            <text:p><text:s text:c="3"/>68,896</text:p>
          </table:table-cell>
          <table:table-cell table:style-name="ce24" office:value-type="float" office:value="68964" calcext:value-type="float">
            <text:p><text:s text:c="3"/>68,964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2958" calcext:value-type="float">
            <text:p><text:s text:c="3"/>2,958</text:p>
          </table:table-cell>
          <table:table-cell table:style-name="ce19" office:value-type="float" office:value="13003" calcext:value-type="float">
            <text:p><text:s text:c="3"/>13,003</text:p>
          </table:table-cell>
          <table:table-cell table:style-name="ce19" office:value-type="float" office:value="7432" calcext:value-type="float">
            <text:p><text:s text:c="3"/>7,432</text:p>
          </table:table-cell>
          <table:table-cell table:style-name="ce25" office:value-type="float" office:value="5571" calcext:value-type="float">
            <text:p><text:s text:c="3"/>5,571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6月5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49370" calcext:value-type="float">
            <text:p><text:s text:c="3"/>1,549,370</text:p>
          </table:table-cell>
          <table:table-cell table:style-name="ce17" office:value-type="float" office:value="3986911" calcext:value-type="float">
            <text:p><text:s text:c="3"/>3,986,911</text:p>
          </table:table-cell>
          <table:table-cell table:style-name="ce17" office:value-type="float" office:value="1952344" calcext:value-type="float">
            <text:p><text:s text:c="3"/>1,952,344</text:p>
          </table:table-cell>
          <table:table-cell table:style-name="ce23" office:value-type="float" office:value="2034567" calcext:value-type="float">
            <text:p><text:s text:c="3"/>2,034,5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09430" calcext:value-type="float">
            <text:p><text:s text:c="3"/>209,430</text:p>
          </table:table-cell>
          <table:table-cell table:style-name="ce18" office:value-type="float" office:value="552025" calcext:value-type="float">
            <text:p><text:s text:c="3"/>552,025</text:p>
          </table:table-cell>
          <table:table-cell table:style-name="ce18" office:value-type="float" office:value="269349" calcext:value-type="float">
            <text:p><text:s text:c="3"/>269,349</text:p>
          </table:table-cell>
          <table:table-cell table:style-name="ce24" office:value-type="float" office:value="282676" calcext:value-type="float">
            <text:p><text:s text:c="3"/>282,6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249" calcext:value-type="float">
            <text:p><text:s text:c="3"/>151,249</text:p>
          </table:table-cell>
          <table:table-cell table:style-name="ce18" office:value-type="float" office:value="386301" calcext:value-type="float">
            <text:p><text:s text:c="3"/>386,301</text:p>
          </table:table-cell>
          <table:table-cell table:style-name="ce18" office:value-type="float" office:value="189935" calcext:value-type="float">
            <text:p><text:s text:c="3"/>189,935</text:p>
          </table:table-cell>
          <table:table-cell table:style-name="ce24" office:value-type="float" office:value="196366" calcext:value-type="float">
            <text:p><text:s text:c="3"/>196,3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5398" calcext:value-type="float">
            <text:p><text:s text:c="3"/>165,398</text:p>
          </table:table-cell>
          <table:table-cell table:style-name="ce18" office:value-type="float" office:value="412829" calcext:value-type="float">
            <text:p><text:s text:c="3"/>412,829</text:p>
          </table:table-cell>
          <table:table-cell table:style-name="ce18" office:value-type="float" office:value="200619" calcext:value-type="float">
            <text:p><text:s text:c="3"/>200,619</text:p>
          </table:table-cell>
          <table:table-cell table:style-name="ce24" office:value-type="float" office:value="212210" calcext:value-type="float">
            <text:p><text:s text:c="3"/>212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1045" calcext:value-type="float">
            <text:p><text:s text:c="3"/>91,045</text:p>
          </table:table-cell>
          <table:table-cell table:style-name="ce18" office:value-type="float" office:value="222165" calcext:value-type="float">
            <text:p><text:s text:c="3"/>222,165</text:p>
          </table:table-cell>
          <table:table-cell table:style-name="ce18" office:value-type="float" office:value="105453" calcext:value-type="float">
            <text:p><text:s text:c="3"/>105,453</text:p>
          </table:table-cell>
          <table:table-cell table:style-name="ce24" office:value-type="float" office:value="116712" calcext:value-type="float">
            <text:p><text:s text:c="3"/>116,7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4392" calcext:value-type="float">
            <text:p><text:s text:c="3"/>154,392</text:p>
          </table:table-cell>
          <table:table-cell table:style-name="ce18" office:value-type="float" office:value="417226" calcext:value-type="float">
            <text:p><text:s text:c="3"/>417,226</text:p>
          </table:table-cell>
          <table:table-cell table:style-name="ce18" office:value-type="float" office:value="203612" calcext:value-type="float">
            <text:p><text:s text:c="3"/>203,612</text:p>
          </table:table-cell>
          <table:table-cell table:style-name="ce24" office:value-type="float" office:value="213614" calcext:value-type="float">
            <text:p><text:s text:c="3"/>213,6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6976" calcext:value-type="float">
            <text:p><text:s text:c="3"/>126,976</text:p>
          </table:table-cell>
          <table:table-cell table:style-name="ce18" office:value-type="float" office:value="301812" calcext:value-type="float">
            <text:p><text:s text:c="3"/>301,812</text:p>
          </table:table-cell>
          <table:table-cell table:style-name="ce18" office:value-type="float" office:value="145038" calcext:value-type="float">
            <text:p><text:s text:c="3"/>145,038</text:p>
          </table:table-cell>
          <table:table-cell table:style-name="ce24" office:value-type="float" office:value="156774" calcext:value-type="float">
            <text:p><text:s text:c="3"/>156,7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497" calcext:value-type="float">
            <text:p><text:s text:c="3"/>66,497</text:p>
          </table:table-cell>
          <table:table-cell table:style-name="ce18" office:value-type="float" office:value="183732" calcext:value-type="float">
            <text:p><text:s text:c="3"/>183,732</text:p>
          </table:table-cell>
          <table:table-cell table:style-name="ce18" office:value-type="float" office:value="91561" calcext:value-type="float">
            <text:p><text:s text:c="3"/>91,561</text:p>
          </table:table-cell>
          <table:table-cell table:style-name="ce24" office:value-type="float" office:value="92171" calcext:value-type="float">
            <text:p><text:s text:c="3"/>92,1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30016" calcext:value-type="float">
            <text:p><text:s text:c="3"/>30,016</text:p>
          </table:table-cell>
          <table:table-cell table:style-name="ce18" office:value-type="float" office:value="86315" calcext:value-type="float">
            <text:p><text:s text:c="3"/>86,315</text:p>
          </table:table-cell>
          <table:table-cell table:style-name="ce18" office:value-type="float" office:value="43259" calcext:value-type="float">
            <text:p><text:s text:c="3"/>43,259</text:p>
          </table:table-cell>
          <table:table-cell table:style-name="ce24" office:value-type="float" office:value="43056" calcext:value-type="float">
            <text:p><text:s text:c="3"/>43,0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2938" calcext:value-type="float">
            <text:p><text:s text:c="3"/>42,938</text:p>
          </table:table-cell>
          <table:table-cell table:style-name="ce18" office:value-type="float" office:value="115430" calcext:value-type="float">
            <text:p><text:s text:c="3"/>115,430</text:p>
          </table:table-cell>
          <table:table-cell table:style-name="ce18" office:value-type="float" office:value="57807" calcext:value-type="float">
            <text:p><text:s text:c="3"/>57,807</text:p>
          </table:table-cell>
          <table:table-cell table:style-name="ce24" office:value-type="float" office:value="57623" calcext:value-type="float">
            <text:p><text:s text:c="3"/>57,6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5676" calcext:value-type="float">
            <text:p><text:s text:c="3"/>75,676</text:p>
          </table:table-cell>
          <table:table-cell table:style-name="ce18" office:value-type="float" office:value="170952" calcext:value-type="float">
            <text:p><text:s text:c="3"/>170,952</text:p>
          </table:table-cell>
          <table:table-cell table:style-name="ce18" office:value-type="float" office:value="81933" calcext:value-type="float">
            <text:p><text:s text:c="3"/>81,933</text:p>
          </table:table-cell>
          <table:table-cell table:style-name="ce24" office:value-type="float" office:value="89019" calcext:value-type="float">
            <text:p><text:s text:c="3"/>89,0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7213" calcext:value-type="float">
            <text:p><text:s text:c="3"/>87,213</text:p>
          </table:table-cell>
          <table:table-cell table:style-name="ce18" office:value-type="float" office:value="199531" calcext:value-type="float">
            <text:p><text:s text:c="3"/>199,531</text:p>
          </table:table-cell>
          <table:table-cell table:style-name="ce18" office:value-type="float" office:value="97290" calcext:value-type="float">
            <text:p><text:s text:c="3"/>97,290</text:p>
          </table:table-cell>
          <table:table-cell table:style-name="ce24" office:value-type="float" office:value="102241" calcext:value-type="float">
            <text:p><text:s text:c="3"/>102,2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194" calcext:value-type="float">
            <text:p><text:s text:c="3"/>16,194</text:p>
          </table:table-cell>
          <table:table-cell table:style-name="ce18" office:value-type="float" office:value="40178" calcext:value-type="float">
            <text:p><text:s text:c="3"/>40,178</text:p>
          </table:table-cell>
          <table:table-cell table:style-name="ce18" office:value-type="float" office:value="20284" calcext:value-type="float">
            <text:p><text:s text:c="3"/>20,284</text:p>
          </table:table-cell>
          <table:table-cell table:style-name="ce24" office:value-type="float" office:value="19894" calcext:value-type="float">
            <text:p><text:s text:c="3"/>19,8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7031" calcext:value-type="float">
            <text:p><text:s text:c="3"/>87,031</text:p>
          </table:table-cell>
          <table:table-cell table:style-name="ce18" office:value-type="float" office:value="237438" calcext:value-type="float">
            <text:p><text:s text:c="3"/>237,438</text:p>
          </table:table-cell>
          <table:table-cell table:style-name="ce18" office:value-type="float" office:value="117088" calcext:value-type="float">
            <text:p><text:s text:c="3"/>117,088</text:p>
          </table:table-cell>
          <table:table-cell table:style-name="ce24" office:value-type="float" office:value="120350" calcext:value-type="float">
            <text:p><text:s text:c="3"/>120,3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1206" calcext:value-type="float">
            <text:p><text:s text:c="3"/>71,206</text:p>
          </table:table-cell>
          <table:table-cell table:style-name="ce18" office:value-type="float" office:value="201005" calcext:value-type="float">
            <text:p><text:s text:c="3"/>201,005</text:p>
          </table:table-cell>
          <table:table-cell table:style-name="ce18" office:value-type="float" office:value="98703" calcext:value-type="float">
            <text:p><text:s text:c="3"/>98,703</text:p>
          </table:table-cell>
          <table:table-cell table:style-name="ce24" office:value-type="float" office:value="102302" calcext:value-type="float">
            <text:p><text:s text:c="3"/>102,3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1904" calcext:value-type="float">
            <text:p><text:s text:c="3"/>31,904</text:p>
          </table:table-cell>
          <table:table-cell table:style-name="ce18" office:value-type="float" office:value="85520" calcext:value-type="float">
            <text:p><text:s text:c="3"/>85,520</text:p>
          </table:table-cell>
          <table:table-cell table:style-name="ce18" office:value-type="float" office:value="43104" calcext:value-type="float">
            <text:p><text:s text:c="3"/>43,104</text:p>
          </table:table-cell>
          <table:table-cell table:style-name="ce24" office:value-type="float" office:value="42416" calcext:value-type="float">
            <text:p><text:s text:c="3"/>42,4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529" calcext:value-type="float">
            <text:p><text:s text:c="3"/>28,529</text:p>
          </table:table-cell>
          <table:table-cell table:style-name="ce18" office:value-type="float" office:value="78813" calcext:value-type="float">
            <text:p><text:s text:c="3"/>78,813</text:p>
          </table:table-cell>
          <table:table-cell table:style-name="ce18" office:value-type="float" office:value="39060" calcext:value-type="float">
            <text:p><text:s text:c="3"/>39,060</text:p>
          </table:table-cell>
          <table:table-cell table:style-name="ce24" office:value-type="float" office:value="39753" calcext:value-type="float">
            <text:p><text:s text:c="3"/>39,7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2679" calcext:value-type="float">
            <text:p><text:s text:c="3"/>42,679</text:p>
          </table:table-cell>
          <table:table-cell table:style-name="ce18" office:value-type="float" office:value="107486" calcext:value-type="float">
            <text:p><text:s text:c="3"/>107,486</text:p>
          </table:table-cell>
          <table:table-cell table:style-name="ce18" office:value-type="float" office:value="52309" calcext:value-type="float">
            <text:p><text:s text:c="3"/>52,309</text:p>
          </table:table-cell>
          <table:table-cell table:style-name="ce24" office:value-type="float" office:value="55177" calcext:value-type="float">
            <text:p><text:s text:c="3"/>55,1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601" calcext:value-type="float">
            <text:p><text:s text:c="3"/>9,601</text:p>
          </table:table-cell>
          <table:table-cell table:style-name="ce18" office:value-type="float" office:value="23651" calcext:value-type="float">
            <text:p><text:s text:c="3"/>23,651</text:p>
          </table:table-cell>
          <table:table-cell table:style-name="ce18" office:value-type="float" office:value="11840" calcext:value-type="float">
            <text:p><text:s text:c="3"/>11,840</text:p>
          </table:table-cell>
          <table:table-cell table:style-name="ce24" office:value-type="float" office:value="11811" calcext:value-type="float">
            <text:p><text:s text:c="3"/>11,8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71" calcext:value-type="float">
            <text:p><text:s text:c="3"/>3,371</text:p>
          </table:table-cell>
          <table:table-cell table:style-name="ce18" office:value-type="float" office:value="7681" calcext:value-type="float">
            <text:p><text:s text:c="3"/>7,681</text:p>
          </table:table-cell>
          <table:table-cell table:style-name="ce18" office:value-type="float" office:value="4217" calcext:value-type="float">
            <text:p><text:s text:c="3"/>4,217</text:p>
          </table:table-cell>
          <table:table-cell table:style-name="ce24" office:value-type="float" office:value="3464" calcext:value-type="float">
            <text:p><text:s text:c="3"/>3,4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16" calcext:value-type="float">
            <text:p><text:s text:c="3"/>2,516</text:p>
          </table:table-cell>
          <table:table-cell table:style-name="ce18" office:value-type="float" office:value="6546" calcext:value-type="float">
            <text:p><text:s text:c="3"/>6,546</text:p>
          </table:table-cell>
          <table:table-cell table:style-name="ce18" office:value-type="float" office:value="3612" calcext:value-type="float">
            <text:p><text:s text:c="3"/>3,612</text:p>
          </table:table-cell>
          <table:table-cell table:style-name="ce24" office:value-type="float" office:value="2934" calcext:value-type="float">
            <text:p><text:s text:c="3"/>2,9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501" calcext:value-type="float">
            <text:p><text:s text:c="3"/>9,501</text:p>
          </table:table-cell>
          <table:table-cell table:style-name="ce18" office:value-type="float" office:value="23094" calcext:value-type="float">
            <text:p><text:s text:c="3"/>23,094</text:p>
          </table:table-cell>
          <table:table-cell table:style-name="ce18" office:value-type="float" office:value="11894" calcext:value-type="float">
            <text:p><text:s text:c="3"/>11,894</text:p>
          </table:table-cell>
          <table:table-cell table:style-name="ce24" office:value-type="float" office:value="11200" calcext:value-type="float">
            <text:p><text:s text:c="3"/>11,2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307" calcext:value-type="float">
            <text:p><text:s text:c="3"/>4,307</text:p>
          </table:table-cell>
          <table:table-cell table:style-name="ce18" office:value-type="float" office:value="12203" calcext:value-type="float">
            <text:p><text:s text:c="3"/>12,203</text:p>
          </table:table-cell>
          <table:table-cell table:style-name="ce18" office:value-type="float" office:value="6324" calcext:value-type="float">
            <text:p><text:s text:c="3"/>6,324</text:p>
          </table:table-cell>
          <table:table-cell table:style-name="ce24" office:value-type="float" office:value="5879" calcext:value-type="float">
            <text:p><text:s text:c="3"/>5,8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715" calcext:value-type="float">
            <text:p><text:s text:c="3"/>14,715</text:p>
          </table:table-cell>
          <table:table-cell table:style-name="ce18" office:value-type="float" office:value="38553" calcext:value-type="float">
            <text:p><text:s text:c="3"/>38,553</text:p>
          </table:table-cell>
          <table:table-cell table:style-name="ce18" office:value-type="float" office:value="19256" calcext:value-type="float">
            <text:p><text:s text:c="3"/>19,256</text:p>
          </table:table-cell>
          <table:table-cell table:style-name="ce24" office:value-type="float" office:value="19297" calcext:value-type="float">
            <text:p><text:s text:c="3"/>19,2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306" calcext:value-type="float">
            <text:p><text:s text:c="3"/>2,306</text:p>
          </table:table-cell>
          <table:table-cell table:style-name="ce18" office:value-type="float" office:value="4713" calcext:value-type="float">
            <text:p><text:s text:c="3"/>4,713</text:p>
          </table:table-cell>
          <table:table-cell table:style-name="ce18" office:value-type="float" office:value="2601" calcext:value-type="float">
            <text:p><text:s text:c="3"/>2,601</text:p>
          </table:table-cell>
          <table:table-cell table:style-name="ce24" office:value-type="float" office:value="2112" calcext:value-type="float">
            <text:p><text:s text:c="3"/>2,1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808" calcext:value-type="float">
            <text:p><text:s text:c="3"/>3,808</text:p>
          </table:table-cell>
          <table:table-cell table:style-name="ce18" office:value-type="float" office:value="8906" calcext:value-type="float">
            <text:p><text:s text:c="3"/>8,906</text:p>
          </table:table-cell>
          <table:table-cell table:style-name="ce18" office:value-type="float" office:value="4811" calcext:value-type="float">
            <text:p><text:s text:c="3"/>4,811</text:p>
          </table:table-cell>
          <table:table-cell table:style-name="ce24" office:value-type="float" office:value="4095" calcext:value-type="float">
            <text:p><text:s text:c="3"/>4,0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385" calcext:value-type="float">
            <text:p><text:s text:c="3"/>4,385</text:p>
          </table:table-cell>
          <table:table-cell table:style-name="ce18" office:value-type="float" office:value="12426" calcext:value-type="float">
            <text:p><text:s text:c="3"/>12,426</text:p>
          </table:table-cell>
          <table:table-cell table:style-name="ce18" office:value-type="float" office:value="6333" calcext:value-type="float">
            <text:p><text:s text:c="3"/>6,333</text:p>
          </table:table-cell>
          <table:table-cell table:style-name="ce24" office:value-type="float" office:value="6093" calcext:value-type="float">
            <text:p><text:s text:c="3"/>6,0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16" calcext:value-type="float">
            <text:p><text:s text:c="3"/>7,116</text:p>
          </table:table-cell>
          <table:table-cell table:style-name="ce18" office:value-type="float" office:value="21872" calcext:value-type="float">
            <text:p><text:s text:c="3"/>21,872</text:p>
          </table:table-cell>
          <table:table-cell table:style-name="ce18" office:value-type="float" office:value="10796" calcext:value-type="float">
            <text:p><text:s text:c="3"/>10,796</text:p>
          </table:table-cell>
          <table:table-cell table:style-name="ce24" office:value-type="float" office:value="11076" calcext:value-type="float">
            <text:p><text:s text:c="3"/>11,0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94" calcext:value-type="float">
            <text:p><text:s text:c="3"/>7,494</text:p>
          </table:table-cell>
          <table:table-cell table:style-name="ce18" office:value-type="float" office:value="22160" calcext:value-type="float">
            <text:p><text:s text:c="3"/>22,160</text:p>
          </table:table-cell>
          <table:table-cell table:style-name="ce18" office:value-type="float" office:value="11140" calcext:value-type="float">
            <text:p><text:s text:c="3"/>11,140</text:p>
          </table:table-cell>
          <table:table-cell table:style-name="ce24" office:value-type="float" office:value="11020" calcext:value-type="float">
            <text:p><text:s text:c="3"/>11,0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77" calcext:value-type="float">
            <text:p><text:s text:c="3"/>1,877</text:p>
          </table:table-cell>
          <table:table-cell table:style-name="ce19" office:value-type="float" office:value="6348" calcext:value-type="float">
            <text:p><text:s text:c="3"/>6,348</text:p>
          </table:table-cell>
          <table:table-cell table:style-name="ce19" office:value-type="float" office:value="3116" calcext:value-type="float">
            <text:p><text:s text:c="3"/>3,116</text:p>
          </table:table-cell>
          <table:table-cell table:style-name="ce25" office:value-type="float" office:value="3232" calcext:value-type="float">
            <text:p><text:s text:c="3"/>3,232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3113" calcext:value-type="float">
            <text:p><text:s text:c="3"/>1,053,113</text:p>
          </table:table-cell>
          <table:table-cell table:style-name="ce17" office:value-type="float" office:value="2676767" calcext:value-type="float">
            <text:p><text:s text:c="3"/>2,676,767</text:p>
          </table:table-cell>
          <table:table-cell table:style-name="ce17" office:value-type="float" office:value="1278241" calcext:value-type="float">
            <text:p><text:s text:c="3"/>1,278,241</text:p>
          </table:table-cell>
          <table:table-cell table:style-name="ce23" office:value-type="float" office:value="1398526" calcext:value-type="float">
            <text:p><text:s text:c="3"/>1,398,5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0942" calcext:value-type="float">
            <text:p><text:s text:c="3"/>80,942</text:p>
          </table:table-cell>
          <table:table-cell table:style-name="ce18" office:value-type="float" office:value="206520" calcext:value-type="float">
            <text:p><text:s text:c="3"/>206,520</text:p>
          </table:table-cell>
          <table:table-cell table:style-name="ce18" office:value-type="float" office:value="96899" calcext:value-type="float">
            <text:p><text:s text:c="3"/>96,899</text:p>
          </table:table-cell>
          <table:table-cell table:style-name="ce24" office:value-type="float" office:value="109621" calcext:value-type="float">
            <text:p><text:s text:c="3"/>109,6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466" calcext:value-type="float">
            <text:p><text:s text:c="3"/>89,466</text:p>
          </table:table-cell>
          <table:table-cell table:style-name="ce18" office:value-type="float" office:value="224558" calcext:value-type="float">
            <text:p><text:s text:c="3"/>224,558</text:p>
          </table:table-cell>
          <table:table-cell table:style-name="ce18" office:value-type="float" office:value="107110" calcext:value-type="float">
            <text:p><text:s text:c="3"/>107,110</text:p>
          </table:table-cell>
          <table:table-cell table:style-name="ce24" office:value-type="float" office:value="117448" calcext:value-type="float">
            <text:p><text:s text:c="3"/>117,4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1022" calcext:value-type="float">
            <text:p><text:s text:c="3"/>121,022</text:p>
          </table:table-cell>
          <table:table-cell table:style-name="ce18" office:value-type="float" office:value="309683" calcext:value-type="float">
            <text:p><text:s text:c="3"/>309,683</text:p>
          </table:table-cell>
          <table:table-cell table:style-name="ce18" office:value-type="float" office:value="144571" calcext:value-type="float">
            <text:p><text:s text:c="3"/>144,571</text:p>
          </table:table-cell>
          <table:table-cell table:style-name="ce24" office:value-type="float" office:value="165112" calcext:value-type="float">
            <text:p><text:s text:c="3"/>165,1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308" calcext:value-type="float">
            <text:p><text:s text:c="3"/>100,308</text:p>
          </table:table-cell>
          <table:table-cell table:style-name="ce18" office:value-type="float" office:value="229893" calcext:value-type="float">
            <text:p><text:s text:c="3"/>229,893</text:p>
          </table:table-cell>
          <table:table-cell table:style-name="ce18" office:value-type="float" office:value="106898" calcext:value-type="float">
            <text:p><text:s text:c="3"/>106,898</text:p>
          </table:table-cell>
          <table:table-cell table:style-name="ce24" office:value-type="float" office:value="122995" calcext:value-type="float">
            <text:p><text:s text:c="3"/>122,9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383" calcext:value-type="float">
            <text:p><text:s text:c="3"/>65,383</text:p>
          </table:table-cell>
          <table:table-cell table:style-name="ce18" office:value-type="float" office:value="159695" calcext:value-type="float">
            <text:p><text:s text:c="3"/>159,695</text:p>
          </table:table-cell>
          <table:table-cell table:style-name="ce18" office:value-type="float" office:value="76177" calcext:value-type="float">
            <text:p><text:s text:c="3"/>76,177</text:p>
          </table:table-cell>
          <table:table-cell table:style-name="ce24" office:value-type="float" office:value="83518" calcext:value-type="float">
            <text:p><text:s text:c="3"/>83,5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891" calcext:value-type="float">
            <text:p><text:s text:c="3"/>51,891</text:p>
          </table:table-cell>
          <table:table-cell table:style-name="ce18" office:value-type="float" office:value="128732" calcext:value-type="float">
            <text:p><text:s text:c="3"/>128,732</text:p>
          </table:table-cell>
          <table:table-cell table:style-name="ce18" office:value-type="float" office:value="62750" calcext:value-type="float">
            <text:p><text:s text:c="3"/>62,750</text:p>
          </table:table-cell>
          <table:table-cell table:style-name="ce24" office:value-type="float" office:value="65982" calcext:value-type="float">
            <text:p><text:s text:c="3"/>65,9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664" calcext:value-type="float">
            <text:p><text:s text:c="3"/>78,664</text:p>
          </table:table-cell>
          <table:table-cell table:style-name="ce18" office:value-type="float" office:value="190699" calcext:value-type="float">
            <text:p><text:s text:c="3"/>190,699</text:p>
          </table:table-cell>
          <table:table-cell table:style-name="ce18" office:value-type="float" office:value="93601" calcext:value-type="float">
            <text:p><text:s text:c="3"/>93,601</text:p>
          </table:table-cell>
          <table:table-cell table:style-name="ce24" office:value-type="float" office:value="97098" calcext:value-type="float">
            <text:p><text:s text:c="3"/>97,0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5805" calcext:value-type="float">
            <text:p><text:s text:c="3"/>105,805</text:p>
          </table:table-cell>
          <table:table-cell table:style-name="ce18" office:value-type="float" office:value="274123" calcext:value-type="float">
            <text:p><text:s text:c="3"/>274,123</text:p>
          </table:table-cell>
          <table:table-cell table:style-name="ce18" office:value-type="float" office:value="131487" calcext:value-type="float">
            <text:p><text:s text:c="3"/>131,487</text:p>
          </table:table-cell>
          <table:table-cell table:style-name="ce24" office:value-type="float" office:value="142636" calcext:value-type="float">
            <text:p><text:s text:c="3"/>142,6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165" calcext:value-type="float">
            <text:p><text:s text:c="3"/>47,165</text:p>
          </table:table-cell>
          <table:table-cell table:style-name="ce18" office:value-type="float" office:value="121957" calcext:value-type="float">
            <text:p><text:s text:c="3"/>121,957</text:p>
          </table:table-cell>
          <table:table-cell table:style-name="ce18" office:value-type="float" office:value="59580" calcext:value-type="float">
            <text:p><text:s text:c="3"/>59,580</text:p>
          </table:table-cell>
          <table:table-cell table:style-name="ce24" office:value-type="float" office:value="62377" calcext:value-type="float">
            <text:p><text:s text:c="3"/>62,3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8296" calcext:value-type="float">
            <text:p><text:s text:c="3"/>108,296</text:p>
          </table:table-cell>
          <table:table-cell table:style-name="ce18" office:value-type="float" office:value="287512" calcext:value-type="float">
            <text:p><text:s text:c="3"/>287,512</text:p>
          </table:table-cell>
          <table:table-cell table:style-name="ce18" office:value-type="float" office:value="137355" calcext:value-type="float">
            <text:p><text:s text:c="3"/>137,355</text:p>
          </table:table-cell>
          <table:table-cell table:style-name="ce24" office:value-type="float" office:value="150157" calcext:value-type="float">
            <text:p><text:s text:c="3"/>150,1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300" calcext:value-type="float">
            <text:p><text:s text:c="3"/>107,300</text:p>
          </table:table-cell>
          <table:table-cell table:style-name="ce18" office:value-type="float" office:value="287803" calcext:value-type="float">
            <text:p><text:s text:c="3"/>287,803</text:p>
          </table:table-cell>
          <table:table-cell table:style-name="ce18" office:value-type="float" office:value="138832" calcext:value-type="float">
            <text:p><text:s text:c="3"/>138,832</text:p>
          </table:table-cell>
          <table:table-cell table:style-name="ce24" office:value-type="float" office:value="148971" calcext:value-type="float">
            <text:p><text:s text:c="3"/>148,9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6871" calcext:value-type="float">
            <text:p><text:s text:c="3"/>96,871</text:p>
          </table:table-cell>
          <table:table-cell table:style-name="ce19" office:value-type="float" office:value="255592" calcext:value-type="float">
            <text:p><text:s text:c="3"/>255,592</text:p>
          </table:table-cell>
          <table:table-cell table:style-name="ce19" office:value-type="float" office:value="122981" calcext:value-type="float">
            <text:p><text:s text:c="3"/>122,981</text:p>
          </table:table-cell>
          <table:table-cell table:style-name="ce25" office:value-type="float" office:value="132611" calcext:value-type="float">
            <text:p><text:s text:c="3"/>132,611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797101" calcext:value-type="float">
            <text:p><text:s text:c="3"/>797,101</text:p>
          </table:table-cell>
          <table:table-cell table:style-name="ce17" office:value-type="float" office:value="2202034" calcext:value-type="float">
            <text:p><text:s text:c="3"/>2,202,034</text:p>
          </table:table-cell>
          <table:table-cell table:style-name="ce17" office:value-type="float" office:value="1095797" calcext:value-type="float">
            <text:p><text:s text:c="3"/>1,095,797</text:p>
          </table:table-cell>
          <table:table-cell table:style-name="ce23" office:value-type="float" office:value="1106237" calcext:value-type="float">
            <text:p><text:s text:c="3"/>1,106,23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7273" calcext:value-type="float">
            <text:p><text:s text:c="3"/>167,273</text:p>
          </table:table-cell>
          <table:table-cell table:style-name="ce18" office:value-type="float" office:value="443760" calcext:value-type="float">
            <text:p><text:s text:c="3"/>443,760</text:p>
          </table:table-cell>
          <table:table-cell table:style-name="ce18" office:value-type="float" office:value="215387" calcext:value-type="float">
            <text:p><text:s text:c="3"/>215,387</text:p>
          </table:table-cell>
          <table:table-cell table:style-name="ce24" office:value-type="float" office:value="228373" calcext:value-type="float">
            <text:p><text:s text:c="3"/>228,37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51058" calcext:value-type="float">
            <text:p><text:s text:c="3"/>151,058</text:p>
          </table:table-cell>
          <table:table-cell table:style-name="ce18" office:value-type="float" office:value="408292" calcext:value-type="float">
            <text:p><text:s text:c="3"/>408,292</text:p>
          </table:table-cell>
          <table:table-cell table:style-name="ce18" office:value-type="float" office:value="201051" calcext:value-type="float">
            <text:p><text:s text:c="3"/>201,051</text:p>
          </table:table-cell>
          <table:table-cell table:style-name="ce24" office:value-type="float" office:value="207241" calcext:value-type="float">
            <text:p><text:s text:c="3"/>207,24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566" calcext:value-type="float">
            <text:p><text:s text:c="3"/>32,566</text:p>
          </table:table-cell>
          <table:table-cell table:style-name="ce18" office:value-type="float" office:value="94682" calcext:value-type="float">
            <text:p><text:s text:c="3"/>94,682</text:p>
          </table:table-cell>
          <table:table-cell table:style-name="ce18" office:value-type="float" office:value="48233" calcext:value-type="float">
            <text:p><text:s text:c="3"/>48,233</text:p>
          </table:table-cell>
          <table:table-cell table:style-name="ce24" office:value-type="float" office:value="46449" calcext:value-type="float">
            <text:p><text:s text:c="3"/>46,449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8617" calcext:value-type="float">
            <text:p><text:s text:c="3"/>58,617</text:p>
          </table:table-cell>
          <table:table-cell table:style-name="ce18" office:value-type="float" office:value="168703" calcext:value-type="float">
            <text:p><text:s text:c="3"/>168,703</text:p>
          </table:table-cell>
          <table:table-cell table:style-name="ce18" office:value-type="float" office:value="84962" calcext:value-type="float">
            <text:p><text:s text:c="3"/>84,962</text:p>
          </table:table-cell>
          <table:table-cell table:style-name="ce24" office:value-type="float" office:value="83741" calcext:value-type="float">
            <text:p><text:s text:c="3"/>83,74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8716" calcext:value-type="float">
            <text:p><text:s text:c="3"/>58,716</text:p>
          </table:table-cell>
          <table:table-cell table:style-name="ce18" office:value-type="float" office:value="163029" calcext:value-type="float">
            <text:p><text:s text:c="3"/>163,029</text:p>
          </table:table-cell>
          <table:table-cell table:style-name="ce18" office:value-type="float" office:value="80949" calcext:value-type="float">
            <text:p><text:s text:c="3"/>80,949</text:p>
          </table:table-cell>
          <table:table-cell table:style-name="ce24" office:value-type="float" office:value="82080" calcext:value-type="float">
            <text:p><text:s text:c="3"/>82,080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3078" calcext:value-type="float">
            <text:p><text:s text:c="3"/>33,078</text:p>
          </table:table-cell>
          <table:table-cell table:style-name="ce18" office:value-type="float" office:value="89695" calcext:value-type="float">
            <text:p><text:s text:c="3"/>89,695</text:p>
          </table:table-cell>
          <table:table-cell table:style-name="ce18" office:value-type="float" office:value="45858" calcext:value-type="float">
            <text:p><text:s text:c="3"/>45,858</text:p>
          </table:table-cell>
          <table:table-cell table:style-name="ce24" office:value-type="float" office:value="43837" calcext:value-type="float">
            <text:p><text:s text:c="3"/>43,83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1916" calcext:value-type="float">
            <text:p><text:s text:c="3"/>61,916</text:p>
          </table:table-cell>
          <table:table-cell table:style-name="ce18" office:value-type="float" office:value="158848" calcext:value-type="float">
            <text:p><text:s text:c="3"/>158,848</text:p>
          </table:table-cell>
          <table:table-cell table:style-name="ce18" office:value-type="float" office:value="79090" calcext:value-type="float">
            <text:p><text:s text:c="3"/>79,090</text:p>
          </table:table-cell>
          <table:table-cell table:style-name="ce24" office:value-type="float" office:value="79758" calcext:value-type="float">
            <text:p><text:s text:c="3"/>79,75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1141" calcext:value-type="float">
            <text:p><text:s text:c="3"/>71,141</text:p>
          </table:table-cell>
          <table:table-cell table:style-name="ce18" office:value-type="float" office:value="199812" calcext:value-type="float">
            <text:p><text:s text:c="3"/>199,812</text:p>
          </table:table-cell>
          <table:table-cell table:style-name="ce18" office:value-type="float" office:value="99957" calcext:value-type="float">
            <text:p><text:s text:c="3"/>99,957</text:p>
          </table:table-cell>
          <table:table-cell table:style-name="ce24" office:value-type="float" office:value="99855" calcext:value-type="float">
            <text:p><text:s text:c="3"/>99,855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2022" calcext:value-type="float">
            <text:p><text:s text:c="3"/>42,022</text:p>
          </table:table-cell>
          <table:table-cell table:style-name="ce18" office:value-type="float" office:value="122431" calcext:value-type="float">
            <text:p><text:s text:c="3"/>122,431</text:p>
          </table:table-cell>
          <table:table-cell table:style-name="ce18" office:value-type="float" office:value="61297" calcext:value-type="float">
            <text:p><text:s text:c="3"/>61,297</text:p>
          </table:table-cell>
          <table:table-cell table:style-name="ce24" office:value-type="float" office:value="61134" calcext:value-type="float">
            <text:p><text:s text:c="3"/>61,134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7507" calcext:value-type="float">
            <text:p><text:s text:c="3"/>77,507</text:p>
          </table:table-cell>
          <table:table-cell table:style-name="ce18" office:value-type="float" office:value="225035" calcext:value-type="float">
            <text:p><text:s text:c="3"/>225,035</text:p>
          </table:table-cell>
          <table:table-cell table:style-name="ce18" office:value-type="float" office:value="111758" calcext:value-type="float">
            <text:p><text:s text:c="3"/>111,758</text:p>
          </table:table-cell>
          <table:table-cell table:style-name="ce24" office:value-type="float" office:value="113277" calcext:value-type="float">
            <text:p><text:s text:c="3"/>113,27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425" calcext:value-type="float">
            <text:p><text:s text:c="3"/>16,425</text:p>
          </table:table-cell>
          <table:table-cell table:style-name="ce18" office:value-type="float" office:value="49130" calcext:value-type="float">
            <text:p><text:s text:c="3"/>49,130</text:p>
          </table:table-cell>
          <table:table-cell table:style-name="ce18" office:value-type="float" office:value="26129" calcext:value-type="float">
            <text:p><text:s text:c="3"/>26,129</text:p>
          </table:table-cell>
          <table:table-cell table:style-name="ce24" office:value-type="float" office:value="23001" calcext:value-type="float">
            <text:p><text:s text:c="3"/>23,00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2964" calcext:value-type="float">
            <text:p><text:s text:c="3"/>22,964</text:p>
          </table:table-cell>
          <table:table-cell table:style-name="ce18" office:value-type="float" office:value="66756" calcext:value-type="float">
            <text:p><text:s text:c="3"/>66,756</text:p>
          </table:table-cell>
          <table:table-cell table:style-name="ce18" office:value-type="float" office:value="34712" calcext:value-type="float">
            <text:p><text:s text:c="3"/>34,712</text:p>
          </table:table-cell>
          <table:table-cell table:style-name="ce24" office:value-type="float" office:value="32044" calcext:value-type="float">
            <text:p><text:s text:c="3"/>32,044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818" calcext:value-type="float">
            <text:p><text:s text:c="3"/>3,818</text:p>
          </table:table-cell>
          <table:table-cell table:style-name="ce19" office:value-type="float" office:value="11861" calcext:value-type="float">
            <text:p><text:s text:c="3"/>11,861</text:p>
          </table:table-cell>
          <table:table-cell table:style-name="ce19" office:value-type="float" office:value="6414" calcext:value-type="float">
            <text:p><text:s text:c="3"/>6,414</text:p>
          </table:table-cell>
          <table:table-cell table:style-name="ce25" office:value-type="float" office:value="5447" calcext:value-type="float">
            <text:p><text:s text:c="3"/>5,447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64524" calcext:value-type="float">
            <text:p><text:s text:c="3"/>964,524</text:p>
          </table:table-cell>
          <table:table-cell table:style-name="ce17" office:value-type="float" office:value="2793980" calcext:value-type="float">
            <text:p><text:s text:c="3"/>2,793,980</text:p>
          </table:table-cell>
          <table:table-cell table:style-name="ce17" office:value-type="float" office:value="1376459" calcext:value-type="float">
            <text:p><text:s text:c="3"/>1,376,459</text:p>
          </table:table-cell>
          <table:table-cell table:style-name="ce23" office:value-type="float" office:value="1417521" calcext:value-type="float">
            <text:p><text:s text:c="3"/>1,417,5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45" calcext:value-type="float">
            <text:p><text:s text:c="3"/>7,945</text:p>
          </table:table-cell>
          <table:table-cell table:style-name="ce18" office:value-type="float" office:value="18544" calcext:value-type="float">
            <text:p><text:s text:c="3"/>18,544</text:p>
          </table:table-cell>
          <table:table-cell table:style-name="ce18" office:value-type="float" office:value="9201" calcext:value-type="float">
            <text:p><text:s text:c="3"/>9,201</text:p>
          </table:table-cell>
          <table:table-cell table:style-name="ce24" office:value-type="float" office:value="9343" calcext:value-type="float">
            <text:p><text:s text:c="3"/>9,3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8093" calcext:value-type="float">
            <text:p><text:s text:c="3"/>28,093</text:p>
          </table:table-cell>
          <table:table-cell table:style-name="ce18" office:value-type="float" office:value="76010" calcext:value-type="float">
            <text:p><text:s text:c="3"/>76,010</text:p>
          </table:table-cell>
          <table:table-cell table:style-name="ce18" office:value-type="float" office:value="37836" calcext:value-type="float">
            <text:p><text:s text:c="3"/>37,836</text:p>
          </table:table-cell>
          <table:table-cell table:style-name="ce24" office:value-type="float" office:value="38174" calcext:value-type="float">
            <text:p><text:s text:c="3"/>38,1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584" calcext:value-type="float">
            <text:p><text:s text:c="3"/>48,584</text:p>
          </table:table-cell>
          <table:table-cell table:style-name="ce18" office:value-type="float" office:value="125372" calcext:value-type="float">
            <text:p><text:s text:c="3"/>125,372</text:p>
          </table:table-cell>
          <table:table-cell table:style-name="ce18" office:value-type="float" office:value="60190" calcext:value-type="float">
            <text:p><text:s text:c="3"/>60,190</text:p>
          </table:table-cell>
          <table:table-cell table:style-name="ce24" office:value-type="float" office:value="65182" calcext:value-type="float">
            <text:p><text:s text:c="3"/>65,1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723" calcext:value-type="float">
            <text:p><text:s text:c="3"/>45,723</text:p>
          </table:table-cell>
          <table:table-cell table:style-name="ce18" office:value-type="float" office:value="115626" calcext:value-type="float">
            <text:p><text:s text:c="3"/>115,626</text:p>
          </table:table-cell>
          <table:table-cell table:style-name="ce18" office:value-type="float" office:value="54890" calcext:value-type="float">
            <text:p><text:s text:c="3"/>54,890</text:p>
          </table:table-cell>
          <table:table-cell table:style-name="ce24" office:value-type="float" office:value="60736" calcext:value-type="float">
            <text:p><text:s text:c="3"/>60,7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508" calcext:value-type="float">
            <text:p><text:s text:c="3"/>59,508</text:p>
          </table:table-cell>
          <table:table-cell table:style-name="ce18" office:value-type="float" office:value="147751" calcext:value-type="float">
            <text:p><text:s text:c="3"/>147,751</text:p>
          </table:table-cell>
          <table:table-cell table:style-name="ce18" office:value-type="float" office:value="70669" calcext:value-type="float">
            <text:p><text:s text:c="3"/>70,669</text:p>
          </table:table-cell>
          <table:table-cell table:style-name="ce24" office:value-type="float" office:value="77082" calcext:value-type="float">
            <text:p><text:s text:c="3"/>77,0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6349" calcext:value-type="float">
            <text:p><text:s text:c="3"/>86,349</text:p>
          </table:table-cell>
          <table:table-cell table:style-name="ce18" office:value-type="float" office:value="227851" calcext:value-type="float">
            <text:p><text:s text:c="3"/>227,851</text:p>
          </table:table-cell>
          <table:table-cell table:style-name="ce18" office:value-type="float" office:value="109328" calcext:value-type="float">
            <text:p><text:s text:c="3"/>109,328</text:p>
          </table:table-cell>
          <table:table-cell table:style-name="ce24" office:value-type="float" office:value="118523" calcext:value-type="float">
            <text:p><text:s text:c="3"/>118,5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2541" calcext:value-type="float">
            <text:p><text:s text:c="3"/>62,541</text:p>
          </table:table-cell>
          <table:table-cell table:style-name="ce18" office:value-type="float" office:value="169376" calcext:value-type="float">
            <text:p><text:s text:c="3"/>169,376</text:p>
          </table:table-cell>
          <table:table-cell table:style-name="ce18" office:value-type="float" office:value="80936" calcext:value-type="float">
            <text:p><text:s text:c="3"/>80,936</text:p>
          </table:table-cell>
          <table:table-cell table:style-name="ce24" office:value-type="float" office:value="88440" calcext:value-type="float">
            <text:p><text:s text:c="3"/>88,4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1023" calcext:value-type="float">
            <text:p><text:s text:c="3"/>101,023</text:p>
          </table:table-cell>
          <table:table-cell table:style-name="ce18" office:value-type="float" office:value="276438" calcext:value-type="float">
            <text:p><text:s text:c="3"/>276,438</text:p>
          </table:table-cell>
          <table:table-cell table:style-name="ce18" office:value-type="float" office:value="132525" calcext:value-type="float">
            <text:p><text:s text:c="3"/>132,525</text:p>
          </table:table-cell>
          <table:table-cell table:style-name="ce24" office:value-type="float" office:value="143913" calcext:value-type="float">
            <text:p><text:s text:c="3"/>143,9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3973" calcext:value-type="float">
            <text:p><text:s text:c="3"/>53,973</text:p>
          </table:table-cell>
          <table:table-cell table:style-name="ce18" office:value-type="float" office:value="167022" calcext:value-type="float">
            <text:p><text:s text:c="3"/>167,022</text:p>
          </table:table-cell>
          <table:table-cell table:style-name="ce18" office:value-type="float" office:value="82461" calcext:value-type="float">
            <text:p><text:s text:c="3"/>82,461</text:p>
          </table:table-cell>
          <table:table-cell table:style-name="ce24" office:value-type="float" office:value="84561" calcext:value-type="float">
            <text:p><text:s text:c="3"/>84,5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24" calcext:value-type="float">
            <text:p><text:s text:c="3"/>17,424</text:p>
          </table:table-cell>
          <table:table-cell table:style-name="ce18" office:value-type="float" office:value="50502" calcext:value-type="float">
            <text:p><text:s text:c="3"/>50,502</text:p>
          </table:table-cell>
          <table:table-cell table:style-name="ce18" office:value-type="float" office:value="25910" calcext:value-type="float">
            <text:p><text:s text:c="3"/>25,910</text:p>
          </table:table-cell>
          <table:table-cell table:style-name="ce24" office:value-type="float" office:value="24592" calcext:value-type="float">
            <text:p><text:s text:c="3"/>24,5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181" calcext:value-type="float">
            <text:p><text:s text:c="3"/>23,181</text:p>
          </table:table-cell>
          <table:table-cell table:style-name="ce18" office:value-type="float" office:value="77776" calcext:value-type="float">
            <text:p><text:s text:c="3"/>77,776</text:p>
          </table:table-cell>
          <table:table-cell table:style-name="ce18" office:value-type="float" office:value="39104" calcext:value-type="float">
            <text:p><text:s text:c="3"/>39,104</text:p>
          </table:table-cell>
          <table:table-cell table:style-name="ce24" office:value-type="float" office:value="38672" calcext:value-type="float">
            <text:p><text:s text:c="3"/>38,6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433" calcext:value-type="float">
            <text:p><text:s text:c="3"/>27,433</text:p>
          </table:table-cell>
          <table:table-cell table:style-name="ce18" office:value-type="float" office:value="86544" calcext:value-type="float">
            <text:p><text:s text:c="3"/>86,544</text:p>
          </table:table-cell>
          <table:table-cell table:style-name="ce18" office:value-type="float" office:value="44415" calcext:value-type="float">
            <text:p><text:s text:c="3"/>44,415</text:p>
          </table:table-cell>
          <table:table-cell table:style-name="ce24" office:value-type="float" office:value="42129" calcext:value-type="float">
            <text:p><text:s text:c="3"/>42,1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29785" calcext:value-type="float">
            <text:p><text:s text:c="3"/>29,785</text:p>
          </table:table-cell>
          <table:table-cell table:style-name="ce18" office:value-type="float" office:value="93139" calcext:value-type="float">
            <text:p><text:s text:c="3"/>93,139</text:p>
          </table:table-cell>
          <table:table-cell table:style-name="ce18" office:value-type="float" office:value="46991" calcext:value-type="float">
            <text:p><text:s text:c="3"/>46,991</text:p>
          </table:table-cell>
          <table:table-cell table:style-name="ce24" office:value-type="float" office:value="46148" calcext:value-type="float">
            <text:p><text:s text:c="3"/>46,1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882" calcext:value-type="float">
            <text:p><text:s text:c="3"/>17,882</text:p>
          </table:table-cell>
          <table:table-cell table:style-name="ce18" office:value-type="float" office:value="58119" calcext:value-type="float">
            <text:p><text:s text:c="3"/>58,119</text:p>
          </table:table-cell>
          <table:table-cell table:style-name="ce18" office:value-type="float" office:value="29102" calcext:value-type="float">
            <text:p><text:s text:c="3"/>29,102</text:p>
          </table:table-cell>
          <table:table-cell table:style-name="ce24" office:value-type="float" office:value="29017" calcext:value-type="float">
            <text:p><text:s text:c="3"/>29,0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333" calcext:value-type="float">
            <text:p><text:s text:c="3"/>16,333</text:p>
          </table:table-cell>
          <table:table-cell table:style-name="ce18" office:value-type="float" office:value="54565" calcext:value-type="float">
            <text:p><text:s text:c="3"/>54,565</text:p>
          </table:table-cell>
          <table:table-cell table:style-name="ce18" office:value-type="float" office:value="27686" calcext:value-type="float">
            <text:p><text:s text:c="3"/>27,686</text:p>
          </table:table-cell>
          <table:table-cell table:style-name="ce24" office:value-type="float" office:value="26879" calcext:value-type="float">
            <text:p><text:s text:c="3"/>26,8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531" calcext:value-type="float">
            <text:p><text:s text:c="3"/>19,531</text:p>
          </table:table-cell>
          <table:table-cell table:style-name="ce18" office:value-type="float" office:value="65629" calcext:value-type="float">
            <text:p><text:s text:c="3"/>65,629</text:p>
          </table:table-cell>
          <table:table-cell table:style-name="ce18" office:value-type="float" office:value="33448" calcext:value-type="float">
            <text:p><text:s text:c="3"/>33,448</text:p>
          </table:table-cell>
          <table:table-cell table:style-name="ce24" office:value-type="float" office:value="32181" calcext:value-type="float">
            <text:p><text:s text:c="3"/>32,1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483" calcext:value-type="float">
            <text:p><text:s text:c="3"/>36,483</text:p>
          </table:table-cell>
          <table:table-cell table:style-name="ce18" office:value-type="float" office:value="108447" calcext:value-type="float">
            <text:p><text:s text:c="3"/>108,447</text:p>
          </table:table-cell>
          <table:table-cell table:style-name="ce18" office:value-type="float" office:value="53569" calcext:value-type="float">
            <text:p><text:s text:c="3"/>53,569</text:p>
          </table:table-cell>
          <table:table-cell table:style-name="ce24" office:value-type="float" office:value="54878" calcext:value-type="float">
            <text:p><text:s text:c="3"/>54,8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827" calcext:value-type="float">
            <text:p><text:s text:c="3"/>29,827</text:p>
          </table:table-cell>
          <table:table-cell table:style-name="ce18" office:value-type="float" office:value="95526" calcext:value-type="float">
            <text:p><text:s text:c="3"/>95,526</text:p>
          </table:table-cell>
          <table:table-cell table:style-name="ce18" office:value-type="float" office:value="47642" calcext:value-type="float">
            <text:p><text:s text:c="3"/>47,642</text:p>
          </table:table-cell>
          <table:table-cell table:style-name="ce24" office:value-type="float" office:value="47884" calcext:value-type="float">
            <text:p><text:s text:c="3"/>47,8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572" calcext:value-type="float">
            <text:p><text:s text:c="3"/>7,572</text:p>
          </table:table-cell>
          <table:table-cell table:style-name="ce18" office:value-type="float" office:value="24644" calcext:value-type="float">
            <text:p><text:s text:c="3"/>24,644</text:p>
          </table:table-cell>
          <table:table-cell table:style-name="ce18" office:value-type="float" office:value="12791" calcext:value-type="float">
            <text:p><text:s text:c="3"/>12,791</text:p>
          </table:table-cell>
          <table:table-cell table:style-name="ce24" office:value-type="float" office:value="11853" calcext:value-type="float">
            <text:p><text:s text:c="3"/>11,8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897" calcext:value-type="float">
            <text:p><text:s text:c="3"/>4,897</text:p>
          </table:table-cell>
          <table:table-cell table:style-name="ce18" office:value-type="float" office:value="15016" calcext:value-type="float">
            <text:p><text:s text:c="3"/>15,016</text:p>
          </table:table-cell>
          <table:table-cell table:style-name="ce18" office:value-type="float" office:value="7763" calcext:value-type="float">
            <text:p><text:s text:c="3"/>7,763</text:p>
          </table:table-cell>
          <table:table-cell table:style-name="ce24" office:value-type="float" office:value="7253" calcext:value-type="float">
            <text:p><text:s text:c="3"/>7,2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778" calcext:value-type="float">
            <text:p><text:s text:c="3"/>9,778</text:p>
          </table:table-cell>
          <table:table-cell table:style-name="ce18" office:value-type="float" office:value="32143" calcext:value-type="float">
            <text:p><text:s text:c="3"/>32,143</text:p>
          </table:table-cell>
          <table:table-cell table:style-name="ce18" office:value-type="float" office:value="16455" calcext:value-type="float">
            <text:p><text:s text:c="3"/>16,455</text:p>
          </table:table-cell>
          <table:table-cell table:style-name="ce24" office:value-type="float" office:value="15688" calcext:value-type="float">
            <text:p><text:s text:c="3"/>15,6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513" calcext:value-type="float">
            <text:p><text:s text:c="3"/>5,513</text:p>
          </table:table-cell>
          <table:table-cell table:style-name="ce18" office:value-type="float" office:value="19265" calcext:value-type="float">
            <text:p><text:s text:c="3"/>19,265</text:p>
          </table:table-cell>
          <table:table-cell table:style-name="ce18" office:value-type="float" office:value="10166" calcext:value-type="float">
            <text:p><text:s text:c="3"/>10,166</text:p>
          </table:table-cell>
          <table:table-cell table:style-name="ce24" office:value-type="float" office:value="9099" calcext:value-type="float">
            <text:p><text:s text:c="3"/>9,0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4830" calcext:value-type="float">
            <text:p><text:s text:c="3"/>24,830</text:p>
          </table:table-cell>
          <table:table-cell table:style-name="ce18" office:value-type="float" office:value="74907" calcext:value-type="float">
            <text:p><text:s text:c="3"/>74,907</text:p>
          </table:table-cell>
          <table:table-cell table:style-name="ce18" office:value-type="float" office:value="37550" calcext:value-type="float">
            <text:p><text:s text:c="3"/>37,550</text:p>
          </table:table-cell>
          <table:table-cell table:style-name="ce24" office:value-type="float" office:value="37357" calcext:value-type="float">
            <text:p><text:s text:c="3"/>37,3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765" calcext:value-type="float">
            <text:p><text:s text:c="3"/>17,765</text:p>
          </table:table-cell>
          <table:table-cell table:style-name="ce18" office:value-type="float" office:value="57359" calcext:value-type="float">
            <text:p><text:s text:c="3"/>57,359</text:p>
          </table:table-cell>
          <table:table-cell table:style-name="ce18" office:value-type="float" office:value="29285" calcext:value-type="float">
            <text:p><text:s text:c="3"/>29,285</text:p>
          </table:table-cell>
          <table:table-cell table:style-name="ce24" office:value-type="float" office:value="28074" calcext:value-type="float">
            <text:p><text:s text:c="3"/>28,0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233" calcext:value-type="float">
            <text:p><text:s text:c="3"/>23,233</text:p>
          </table:table-cell>
          <table:table-cell table:style-name="ce18" office:value-type="float" office:value="77934" calcext:value-type="float">
            <text:p><text:s text:c="3"/>77,934</text:p>
          </table:table-cell>
          <table:table-cell table:style-name="ce18" office:value-type="float" office:value="39203" calcext:value-type="float">
            <text:p><text:s text:c="3"/>39,203</text:p>
          </table:table-cell>
          <table:table-cell table:style-name="ce24" office:value-type="float" office:value="38731" calcext:value-type="float">
            <text:p><text:s text:c="3"/>38,7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362" calcext:value-type="float">
            <text:p><text:s text:c="3"/>20,362</text:p>
          </table:table-cell>
          <table:table-cell table:style-name="ce18" office:value-type="float" office:value="65550" calcext:value-type="float">
            <text:p><text:s text:c="3"/>65,550</text:p>
          </table:table-cell>
          <table:table-cell table:style-name="ce18" office:value-type="float" office:value="33191" calcext:value-type="float">
            <text:p><text:s text:c="3"/>33,191</text:p>
          </table:table-cell>
          <table:table-cell table:style-name="ce24" office:value-type="float" office:value="32359" calcext:value-type="float">
            <text:p><text:s text:c="3"/>32,3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4473" calcext:value-type="float">
            <text:p><text:s text:c="3"/>64,473</text:p>
          </table:table-cell>
          <table:table-cell table:style-name="ce18" office:value-type="float" office:value="190157" calcext:value-type="float">
            <text:p><text:s text:c="3"/>190,157</text:p>
          </table:table-cell>
          <table:table-cell table:style-name="ce18" office:value-type="float" office:value="94262" calcext:value-type="float">
            <text:p><text:s text:c="3"/>94,262</text:p>
          </table:table-cell>
          <table:table-cell table:style-name="ce24" office:value-type="float" office:value="95895" calcext:value-type="float">
            <text:p><text:s text:c="3"/>95,8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69867" calcext:value-type="float">
            <text:p><text:s text:c="3"/>69,867</text:p>
          </table:table-cell>
          <table:table-cell table:style-name="ce18" office:value-type="float" office:value="211685" calcext:value-type="float">
            <text:p><text:s text:c="3"/>211,685</text:p>
          </table:table-cell>
          <table:table-cell table:style-name="ce18" office:value-type="float" office:value="103937" calcext:value-type="float">
            <text:p><text:s text:c="3"/>103,937</text:p>
          </table:table-cell>
          <table:table-cell table:style-name="ce24" office:value-type="float" office:value="107748" calcext:value-type="float">
            <text:p><text:s text:c="3"/>107,7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616" calcext:value-type="float">
            <text:p><text:s text:c="3"/>4,616</text:p>
          </table:table-cell>
          <table:table-cell table:style-name="ce19" office:value-type="float" office:value="11083" calcext:value-type="float">
            <text:p><text:s text:c="3"/>11,083</text:p>
          </table:table-cell>
          <table:table-cell table:style-name="ce19" office:value-type="float" office:value="5953" calcext:value-type="float">
            <text:p><text:s text:c="3"/>5,953</text:p>
          </table:table-cell>
          <table:table-cell table:style-name="ce25" office:value-type="float" office:value="5130" calcext:value-type="float">
            <text:p><text:s text:c="3"/>5,130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5436" calcext:value-type="float">
            <text:p><text:s text:c="3"/>685,436</text:p>
          </table:table-cell>
          <table:table-cell table:style-name="ce17" office:value-type="float" office:value="1884935" calcext:value-type="float">
            <text:p><text:s text:c="3"/>1,884,935</text:p>
          </table:table-cell>
          <table:table-cell table:style-name="ce17" office:value-type="float" office:value="941100" calcext:value-type="float">
            <text:p><text:s text:c="3"/>941,100</text:p>
          </table:table-cell>
          <table:table-cell table:style-name="ce23" office:value-type="float" office:value="943835" calcext:value-type="float">
            <text:p><text:s text:c="3"/>943,8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11" calcext:value-type="float">
            <text:p><text:s text:c="3"/>29,011</text:p>
          </table:table-cell>
          <table:table-cell table:style-name="ce18" office:value-type="float" office:value="77916" calcext:value-type="float">
            <text:p><text:s text:c="3"/>77,916</text:p>
          </table:table-cell>
          <table:table-cell table:style-name="ce18" office:value-type="float" office:value="38555" calcext:value-type="float">
            <text:p><text:s text:c="3"/>38,555</text:p>
          </table:table-cell>
          <table:table-cell table:style-name="ce24" office:value-type="float" office:value="39361" calcext:value-type="float">
            <text:p><text:s text:c="3"/>39,3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25" calcext:value-type="float">
            <text:p><text:s text:c="3"/>10,025</text:p>
          </table:table-cell>
          <table:table-cell table:style-name="ce18" office:value-type="float" office:value="25516" calcext:value-type="float">
            <text:p><text:s text:c="3"/>25,516</text:p>
          </table:table-cell>
          <table:table-cell table:style-name="ce18" office:value-type="float" office:value="13314" calcext:value-type="float">
            <text:p><text:s text:c="3"/>13,314</text:p>
          </table:table-cell>
          <table:table-cell table:style-name="ce24" office:value-type="float" office:value="12202" calcext:value-type="float">
            <text:p><text:s text:c="3"/>12,2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801" calcext:value-type="float">
            <text:p><text:s text:c="3"/>10,801</text:p>
          </table:table-cell>
          <table:table-cell table:style-name="ce18" office:value-type="float" office:value="28324" calcext:value-type="float">
            <text:p><text:s text:c="3"/>28,324</text:p>
          </table:table-cell>
          <table:table-cell table:style-name="ce18" office:value-type="float" office:value="14799" calcext:value-type="float">
            <text:p><text:s text:c="3"/>14,799</text:p>
          </table:table-cell>
          <table:table-cell table:style-name="ce24" office:value-type="float" office:value="13525" calcext:value-type="float">
            <text:p><text:s text:c="3"/>13,5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23" calcext:value-type="float">
            <text:p><text:s text:c="3"/>7,923</text:p>
          </table:table-cell>
          <table:table-cell table:style-name="ce18" office:value-type="float" office:value="21273" calcext:value-type="float">
            <text:p><text:s text:c="3"/>21,273</text:p>
          </table:table-cell>
          <table:table-cell table:style-name="ce18" office:value-type="float" office:value="11103" calcext:value-type="float">
            <text:p><text:s text:c="3"/>11,103</text:p>
          </table:table-cell>
          <table:table-cell table:style-name="ce24" office:value-type="float" office:value="10170" calcext:value-type="float">
            <text:p><text:s text:c="3"/>10,1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44" calcext:value-type="float">
            <text:p><text:s text:c="3"/>8,844</text:p>
          </table:table-cell>
          <table:table-cell table:style-name="ce18" office:value-type="float" office:value="23571" calcext:value-type="float">
            <text:p><text:s text:c="3"/>23,571</text:p>
          </table:table-cell>
          <table:table-cell table:style-name="ce18" office:value-type="float" office:value="12250" calcext:value-type="float">
            <text:p><text:s text:c="3"/>12,250</text:p>
          </table:table-cell>
          <table:table-cell table:style-name="ce24" office:value-type="float" office:value="11321" calcext:value-type="float">
            <text:p><text:s text:c="3"/>11,3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50" calcext:value-type="float">
            <text:p><text:s text:c="3"/>8,350</text:p>
          </table:table-cell>
          <table:table-cell table:style-name="ce18" office:value-type="float" office:value="20953" calcext:value-type="float">
            <text:p><text:s text:c="3"/>20,953</text:p>
          </table:table-cell>
          <table:table-cell table:style-name="ce18" office:value-type="float" office:value="11127" calcext:value-type="float">
            <text:p><text:s text:c="3"/>11,127</text:p>
          </table:table-cell>
          <table:table-cell table:style-name="ce24" office:value-type="float" office:value="9826" calcext:value-type="float">
            <text:p><text:s text:c="3"/>9,8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820" calcext:value-type="float">
            <text:p><text:s text:c="3"/>15,820</text:p>
          </table:table-cell>
          <table:table-cell table:style-name="ce18" office:value-type="float" office:value="44468" calcext:value-type="float">
            <text:p><text:s text:c="3"/>44,468</text:p>
          </table:table-cell>
          <table:table-cell table:style-name="ce18" office:value-type="float" office:value="22594" calcext:value-type="float">
            <text:p><text:s text:c="3"/>22,594</text:p>
          </table:table-cell>
          <table:table-cell table:style-name="ce24" office:value-type="float" office:value="21874" calcext:value-type="float">
            <text:p><text:s text:c="3"/>21,8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50" calcext:value-type="float">
            <text:p><text:s text:c="3"/>9,050</text:p>
          </table:table-cell>
          <table:table-cell table:style-name="ce18" office:value-type="float" office:value="24063" calcext:value-type="float">
            <text:p><text:s text:c="3"/>24,063</text:p>
          </table:table-cell>
          <table:table-cell table:style-name="ce18" office:value-type="float" office:value="12411" calcext:value-type="float">
            <text:p><text:s text:c="3"/>12,411</text:p>
          </table:table-cell>
          <table:table-cell table:style-name="ce24" office:value-type="float" office:value="11652" calcext:value-type="float">
            <text:p><text:s text:c="3"/>11,6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801" calcext:value-type="float">
            <text:p><text:s text:c="3"/>7,801</text:p>
          </table:table-cell>
          <table:table-cell table:style-name="ce18" office:value-type="float" office:value="22284" calcext:value-type="float">
            <text:p><text:s text:c="3"/>22,284</text:p>
          </table:table-cell>
          <table:table-cell table:style-name="ce18" office:value-type="float" office:value="11525" calcext:value-type="float">
            <text:p><text:s text:c="3"/>11,525</text:p>
          </table:table-cell>
          <table:table-cell table:style-name="ce24" office:value-type="float" office:value="10759" calcext:value-type="float">
            <text:p><text:s text:c="3"/>10,7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18" calcext:value-type="float">
            <text:p><text:s text:c="3"/>7,918</text:p>
          </table:table-cell>
          <table:table-cell table:style-name="ce18" office:value-type="float" office:value="21312" calcext:value-type="float">
            <text:p><text:s text:c="3"/>21,312</text:p>
          </table:table-cell>
          <table:table-cell table:style-name="ce18" office:value-type="float" office:value="10869" calcext:value-type="float">
            <text:p><text:s text:c="3"/>10,869</text:p>
          </table:table-cell>
          <table:table-cell table:style-name="ce24" office:value-type="float" office:value="10443" calcext:value-type="float">
            <text:p><text:s text:c="3"/>10,4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60" calcext:value-type="float">
            <text:p><text:s text:c="3"/>3,860</text:p>
          </table:table-cell>
          <table:table-cell table:style-name="ce18" office:value-type="float" office:value="9712" calcext:value-type="float">
            <text:p><text:s text:c="3"/>9,712</text:p>
          </table:table-cell>
          <table:table-cell table:style-name="ce18" office:value-type="float" office:value="5242" calcext:value-type="float">
            <text:p><text:s text:c="3"/>5,242</text:p>
          </table:table-cell>
          <table:table-cell table:style-name="ce24" office:value-type="float" office:value="4470" calcext:value-type="float">
            <text:p><text:s text:c="3"/>4,4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726" calcext:value-type="float">
            <text:p><text:s text:c="3"/>20,726</text:p>
          </table:table-cell>
          <table:table-cell table:style-name="ce18" office:value-type="float" office:value="59312" calcext:value-type="float">
            <text:p><text:s text:c="3"/>59,312</text:p>
          </table:table-cell>
          <table:table-cell table:style-name="ce18" office:value-type="float" office:value="29422" calcext:value-type="float">
            <text:p><text:s text:c="3"/>29,422</text:p>
          </table:table-cell>
          <table:table-cell table:style-name="ce24" office:value-type="float" office:value="29890" calcext:value-type="float">
            <text:p><text:s text:c="3"/>29,8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10" calcext:value-type="float">
            <text:p><text:s text:c="3"/>9,610</text:p>
          </table:table-cell>
          <table:table-cell table:style-name="ce18" office:value-type="float" office:value="25872" calcext:value-type="float">
            <text:p><text:s text:c="3"/>25,872</text:p>
          </table:table-cell>
          <table:table-cell table:style-name="ce18" office:value-type="float" office:value="13216" calcext:value-type="float">
            <text:p><text:s text:c="3"/>13,216</text:p>
          </table:table-cell>
          <table:table-cell table:style-name="ce24" office:value-type="float" office:value="12656" calcext:value-type="float">
            <text:p><text:s text:c="3"/>12,6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42" calcext:value-type="float">
            <text:p><text:s text:c="3"/>8,242</text:p>
          </table:table-cell>
          <table:table-cell table:style-name="ce18" office:value-type="float" office:value="24735" calcext:value-type="float">
            <text:p><text:s text:c="3"/>24,735</text:p>
          </table:table-cell>
          <table:table-cell table:style-name="ce18" office:value-type="float" office:value="12489" calcext:value-type="float">
            <text:p><text:s text:c="3"/>12,489</text:p>
          </table:table-cell>
          <table:table-cell table:style-name="ce24" office:value-type="float" office:value="12246" calcext:value-type="float">
            <text:p><text:s text:c="3"/>12,2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33" calcext:value-type="float">
            <text:p><text:s text:c="3"/>8,033</text:p>
          </table:table-cell>
          <table:table-cell table:style-name="ce18" office:value-type="float" office:value="22935" calcext:value-type="float">
            <text:p><text:s text:c="3"/>22,935</text:p>
          </table:table-cell>
          <table:table-cell table:style-name="ce18" office:value-type="float" office:value="11878" calcext:value-type="float">
            <text:p><text:s text:c="3"/>11,878</text:p>
          </table:table-cell>
          <table:table-cell table:style-name="ce24" office:value-type="float" office:value="11057" calcext:value-type="float">
            <text:p><text:s text:c="3"/>11,0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87" calcext:value-type="float">
            <text:p><text:s text:c="3"/>7,287</text:p>
          </table:table-cell>
          <table:table-cell table:style-name="ce18" office:value-type="float" office:value="19728" calcext:value-type="float">
            <text:p><text:s text:c="3"/>19,728</text:p>
          </table:table-cell>
          <table:table-cell table:style-name="ce18" office:value-type="float" office:value="10068" calcext:value-type="float">
            <text:p><text:s text:c="3"/>10,068</text:p>
          </table:table-cell>
          <table:table-cell table:style-name="ce24" office:value-type="float" office:value="9660" calcext:value-type="float">
            <text:p><text:s text:c="3"/>9,6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35" calcext:value-type="float">
            <text:p><text:s text:c="3"/>4,235</text:p>
          </table:table-cell>
          <table:table-cell table:style-name="ce18" office:value-type="float" office:value="11149" calcext:value-type="float">
            <text:p><text:s text:c="3"/>11,149</text:p>
          </table:table-cell>
          <table:table-cell table:style-name="ce18" office:value-type="float" office:value="5625" calcext:value-type="float">
            <text:p><text:s text:c="3"/>5,625</text:p>
          </table:table-cell>
          <table:table-cell table:style-name="ce24" office:value-type="float" office:value="5524" calcext:value-type="float">
            <text:p><text:s text:c="3"/>5,5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48" calcext:value-type="float">
            <text:p><text:s text:c="3"/>14,448</text:p>
          </table:table-cell>
          <table:table-cell table:style-name="ce18" office:value-type="float" office:value="43614" calcext:value-type="float">
            <text:p><text:s text:c="3"/>43,614</text:p>
          </table:table-cell>
          <table:table-cell table:style-name="ce18" office:value-type="float" office:value="22218" calcext:value-type="float">
            <text:p><text:s text:c="3"/>22,218</text:p>
          </table:table-cell>
          <table:table-cell table:style-name="ce24" office:value-type="float" office:value="21396" calcext:value-type="float">
            <text:p><text:s text:c="3"/>21,3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820" calcext:value-type="float">
            <text:p><text:s text:c="3"/>17,820</text:p>
          </table:table-cell>
          <table:table-cell table:style-name="ce18" office:value-type="float" office:value="48617" calcext:value-type="float">
            <text:p><text:s text:c="3"/>48,617</text:p>
          </table:table-cell>
          <table:table-cell table:style-name="ce18" office:value-type="float" office:value="24442" calcext:value-type="float">
            <text:p><text:s text:c="3"/>24,442</text:p>
          </table:table-cell>
          <table:table-cell table:style-name="ce24" office:value-type="float" office:value="24175" calcext:value-type="float">
            <text:p><text:s text:c="3"/>24,1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451" calcext:value-type="float">
            <text:p><text:s text:c="3"/>12,451</text:p>
          </table:table-cell>
          <table:table-cell table:style-name="ce18" office:value-type="float" office:value="36764" calcext:value-type="float">
            <text:p><text:s text:c="3"/>36,764</text:p>
          </table:table-cell>
          <table:table-cell table:style-name="ce18" office:value-type="float" office:value="18409" calcext:value-type="float">
            <text:p><text:s text:c="3"/>18,409</text:p>
          </table:table-cell>
          <table:table-cell table:style-name="ce24" office:value-type="float" office:value="18355" calcext:value-type="float">
            <text:p><text:s text:c="3"/>18,3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139" calcext:value-type="float">
            <text:p><text:s text:c="3"/>10,139</text:p>
          </table:table-cell>
          <table:table-cell table:style-name="ce18" office:value-type="float" office:value="30532" calcext:value-type="float">
            <text:p><text:s text:c="3"/>30,532</text:p>
          </table:table-cell>
          <table:table-cell table:style-name="ce18" office:value-type="float" office:value="15713" calcext:value-type="float">
            <text:p><text:s text:c="3"/>15,713</text:p>
          </table:table-cell>
          <table:table-cell table:style-name="ce24" office:value-type="float" office:value="14819" calcext:value-type="float">
            <text:p><text:s text:c="3"/>14,8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15" calcext:value-type="float">
            <text:p><text:s text:c="3"/>2,715</text:p>
          </table:table-cell>
          <table:table-cell table:style-name="ce18" office:value-type="float" office:value="7320" calcext:value-type="float">
            <text:p><text:s text:c="3"/>7,320</text:p>
          </table:table-cell>
          <table:table-cell table:style-name="ce18" office:value-type="float" office:value="3814" calcext:value-type="float">
            <text:p><text:s text:c="3"/>3,814</text:p>
          </table:table-cell>
          <table:table-cell table:style-name="ce24" office:value-type="float" office:value="3506" calcext:value-type="float">
            <text:p><text:s text:c="3"/>3,5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56" calcext:value-type="float">
            <text:p><text:s text:c="3"/>5,156</text:p>
          </table:table-cell>
          <table:table-cell table:style-name="ce18" office:value-type="float" office:value="14110" calcext:value-type="float">
            <text:p><text:s text:c="3"/>14,110</text:p>
          </table:table-cell>
          <table:table-cell table:style-name="ce18" office:value-type="float" office:value="7298" calcext:value-type="float">
            <text:p><text:s text:c="3"/>7,298</text:p>
          </table:table-cell>
          <table:table-cell table:style-name="ce24" office:value-type="float" office:value="6812" calcext:value-type="float">
            <text:p><text:s text:c="3"/>6,8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09" calcext:value-type="float">
            <text:p><text:s text:c="3"/>3,509</text:p>
          </table:table-cell>
          <table:table-cell table:style-name="ce18" office:value-type="float" office:value="9652" calcext:value-type="float">
            <text:p><text:s text:c="3"/>9,652</text:p>
          </table:table-cell>
          <table:table-cell table:style-name="ce18" office:value-type="float" office:value="5098" calcext:value-type="float">
            <text:p><text:s text:c="3"/>5,098</text:p>
          </table:table-cell>
          <table:table-cell table:style-name="ce24" office:value-type="float" office:value="4554" calcext:value-type="float">
            <text:p><text:s text:c="3"/>4,5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66" calcext:value-type="float">
            <text:p><text:s text:c="3"/>2,866</text:p>
          </table:table-cell>
          <table:table-cell table:style-name="ce18" office:value-type="float" office:value="8765" calcext:value-type="float">
            <text:p><text:s text:c="3"/>8,765</text:p>
          </table:table-cell>
          <table:table-cell table:style-name="ce18" office:value-type="float" office:value="4726" calcext:value-type="float">
            <text:p><text:s text:c="3"/>4,726</text:p>
          </table:table-cell>
          <table:table-cell table:style-name="ce24" office:value-type="float" office:value="4039" calcext:value-type="float">
            <text:p><text:s text:c="3"/>4,0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69" calcext:value-type="float">
            <text:p><text:s text:c="3"/>1,969</text:p>
          </table:table-cell>
          <table:table-cell table:style-name="ce18" office:value-type="float" office:value="4840" calcext:value-type="float">
            <text:p><text:s text:c="3"/>4,840</text:p>
          </table:table-cell>
          <table:table-cell table:style-name="ce18" office:value-type="float" office:value="2712" calcext:value-type="float">
            <text:p><text:s text:c="3"/>2,712</text:p>
          </table:table-cell>
          <table:table-cell table:style-name="ce24" office:value-type="float" office:value="2128" calcext:value-type="float">
            <text:p><text:s text:c="3"/>2,1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706" calcext:value-type="float">
            <text:p><text:s text:c="3"/>27,706</text:p>
          </table:table-cell>
          <table:table-cell table:style-name="ce18" office:value-type="float" office:value="75539" calcext:value-type="float">
            <text:p><text:s text:c="3"/>75,539</text:p>
          </table:table-cell>
          <table:table-cell table:style-name="ce18" office:value-type="float" office:value="38202" calcext:value-type="float">
            <text:p><text:s text:c="3"/>38,202</text:p>
          </table:table-cell>
          <table:table-cell table:style-name="ce24" office:value-type="float" office:value="37337" calcext:value-type="float">
            <text:p><text:s text:c="3"/>37,3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819" calcext:value-type="float">
            <text:p><text:s text:c="3"/>22,819</text:p>
          </table:table-cell>
          <table:table-cell table:style-name="ce18" office:value-type="float" office:value="68476" calcext:value-type="float">
            <text:p><text:s text:c="3"/>68,476</text:p>
          </table:table-cell>
          <table:table-cell table:style-name="ce18" office:value-type="float" office:value="34729" calcext:value-type="float">
            <text:p><text:s text:c="3"/>34,729</text:p>
          </table:table-cell>
          <table:table-cell table:style-name="ce24" office:value-type="float" office:value="33747" calcext:value-type="float">
            <text:p><text:s text:c="3"/>33,7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158" calcext:value-type="float">
            <text:p><text:s text:c="3"/>11,158</text:p>
          </table:table-cell>
          <table:table-cell table:style-name="ce18" office:value-type="float" office:value="34403" calcext:value-type="float">
            <text:p><text:s text:c="3"/>34,403</text:p>
          </table:table-cell>
          <table:table-cell table:style-name="ce18" office:value-type="float" office:value="17741" calcext:value-type="float">
            <text:p><text:s text:c="3"/>17,741</text:p>
          </table:table-cell>
          <table:table-cell table:style-name="ce24" office:value-type="float" office:value="16662" calcext:value-type="float">
            <text:p><text:s text:c="3"/>16,6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6" calcext:value-type="float">
            <text:p><text:s text:c="3"/>1,536</text:p>
          </table:table-cell>
          <table:table-cell table:style-name="ce18" office:value-type="float" office:value="4010" calcext:value-type="float">
            <text:p><text:s text:c="3"/>4,010</text:p>
          </table:table-cell>
          <table:table-cell table:style-name="ce18" office:value-type="float" office:value="2156" calcext:value-type="float">
            <text:p><text:s text:c="3"/>2,156</text:p>
          </table:table-cell>
          <table:table-cell table:style-name="ce24" office:value-type="float" office:value="1854" calcext:value-type="float">
            <text:p><text:s text:c="3"/>1,8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4531" calcext:value-type="float">
            <text:p><text:s text:c="3"/>84,531</text:p>
          </table:table-cell>
          <table:table-cell table:style-name="ce18" office:value-type="float" office:value="234231" calcext:value-type="float">
            <text:p><text:s text:c="3"/>234,231</text:p>
          </table:table-cell>
          <table:table-cell table:style-name="ce18" office:value-type="float" office:value="115414" calcext:value-type="float">
            <text:p><text:s text:c="3"/>115,414</text:p>
          </table:table-cell>
          <table:table-cell table:style-name="ce24" office:value-type="float" office:value="118817" calcext:value-type="float">
            <text:p><text:s text:c="3"/>118,8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1922" calcext:value-type="float">
            <text:p><text:s text:c="3"/>71,922</text:p>
          </table:table-cell>
          <table:table-cell table:style-name="ce18" office:value-type="float" office:value="186575" calcext:value-type="float">
            <text:p><text:s text:c="3"/>186,575</text:p>
          </table:table-cell>
          <table:table-cell table:style-name="ce18" office:value-type="float" office:value="89389" calcext:value-type="float">
            <text:p><text:s text:c="3"/>89,389</text:p>
          </table:table-cell>
          <table:table-cell table:style-name="ce24" office:value-type="float" office:value="97186" calcext:value-type="float">
            <text:p><text:s text:c="3"/>97,1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5825" calcext:value-type="float">
            <text:p><text:s text:c="3"/>45,825</text:p>
          </table:table-cell>
          <table:table-cell table:style-name="ce18" office:value-type="float" office:value="125055" calcext:value-type="float">
            <text:p><text:s text:c="3"/>125,055</text:p>
          </table:table-cell>
          <table:table-cell table:style-name="ce18" office:value-type="float" office:value="61905" calcext:value-type="float">
            <text:p><text:s text:c="3"/>61,905</text:p>
          </table:table-cell>
          <table:table-cell table:style-name="ce24" office:value-type="float" office:value="63150" calcext:value-type="float">
            <text:p><text:s text:c="3"/>63,1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1005" calcext:value-type="float">
            <text:p><text:s text:c="3"/>51,005</text:p>
          </table:table-cell>
          <table:table-cell table:style-name="ce18" office:value-type="float" office:value="132403" calcext:value-type="float">
            <text:p><text:s text:c="3"/>132,403</text:p>
          </table:table-cell>
          <table:table-cell table:style-name="ce18" office:value-type="float" office:value="64319" calcext:value-type="float">
            <text:p><text:s text:c="3"/>64,319</text:p>
          </table:table-cell>
          <table:table-cell table:style-name="ce24" office:value-type="float" office:value="68084" calcext:value-type="float">
            <text:p><text:s text:c="3"/>68,0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3201" calcext:value-type="float">
            <text:p><text:s text:c="3"/>63,201</text:p>
          </table:table-cell>
          <table:table-cell table:style-name="ce18" office:value-type="float" office:value="192535" calcext:value-type="float">
            <text:p><text:s text:c="3"/>192,535</text:p>
          </table:table-cell>
          <table:table-cell table:style-name="ce18" office:value-type="float" office:value="97064" calcext:value-type="float">
            <text:p><text:s text:c="3"/>97,064</text:p>
          </table:table-cell>
          <table:table-cell table:style-name="ce24" office:value-type="float" office:value="95471" calcext:value-type="float">
            <text:p><text:s text:c="3"/>95,4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764" calcext:value-type="float">
            <text:p><text:s text:c="3"/>25,764</text:p>
          </table:table-cell>
          <table:table-cell table:style-name="ce18" office:value-type="float" office:value="66671" calcext:value-type="float">
            <text:p><text:s text:c="3"/>66,671</text:p>
          </table:table-cell>
          <table:table-cell table:style-name="ce18" office:value-type="float" office:value="31693" calcext:value-type="float">
            <text:p><text:s text:c="3"/>31,693</text:p>
          </table:table-cell>
          <table:table-cell table:style-name="ce24" office:value-type="float" office:value="34978" calcext:value-type="float">
            <text:p><text:s text:c="3"/>34,9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360" calcext:value-type="float">
            <text:p><text:s text:c="3"/>31,360</text:p>
          </table:table-cell>
          <table:table-cell table:style-name="ce19" office:value-type="float" office:value="77700" calcext:value-type="float">
            <text:p><text:s text:c="3"/>77,700</text:p>
          </table:table-cell>
          <table:table-cell table:style-name="ce19" office:value-type="float" office:value="37571" calcext:value-type="float">
            <text:p><text:s text:c="3"/>37,571</text:p>
          </table:table-cell>
          <table:table-cell table:style-name="ce25" office:value-type="float" office:value="40129" calcext:value-type="float">
            <text:p><text:s text:c="3"/>40,129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4674" calcext:value-type="float">
            <text:p><text:s text:c="3"/>1,094,674</text:p>
          </table:table-cell>
          <table:table-cell table:style-name="ce17" office:value-type="float" office:value="2774323" calcext:value-type="float">
            <text:p><text:s text:c="3"/>2,774,323</text:p>
          </table:table-cell>
          <table:table-cell table:style-name="ce17" office:value-type="float" office:value="1373428" calcext:value-type="float">
            <text:p><text:s text:c="3"/>1,373,428</text:p>
          </table:table-cell>
          <table:table-cell table:style-name="ce23" office:value-type="float" office:value="1400895" calcext:value-type="float">
            <text:p><text:s text:c="3"/>1,400,8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80" calcext:value-type="float">
            <text:p><text:s text:c="3"/>10,780</text:p>
          </table:table-cell>
          <table:table-cell table:style-name="ce18" office:value-type="float" office:value="24212" calcext:value-type="float">
            <text:p><text:s text:c="3"/>24,212</text:p>
          </table:table-cell>
          <table:table-cell table:style-name="ce18" office:value-type="float" office:value="11997" calcext:value-type="float">
            <text:p><text:s text:c="3"/>11,997</text:p>
          </table:table-cell>
          <table:table-cell table:style-name="ce24" office:value-type="float" office:value="12215" calcext:value-type="float">
            <text:p><text:s text:c="3"/>12,2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384" calcext:value-type="float">
            <text:p><text:s text:c="3"/>58,384</text:p>
          </table:table-cell>
          <table:table-cell table:style-name="ce18" office:value-type="float" office:value="139619" calcext:value-type="float">
            <text:p><text:s text:c="3"/>139,619</text:p>
          </table:table-cell>
          <table:table-cell table:style-name="ce18" office:value-type="float" office:value="67291" calcext:value-type="float">
            <text:p><text:s text:c="3"/>67,291</text:p>
          </table:table-cell>
          <table:table-cell table:style-name="ce24" office:value-type="float" office:value="72328" calcext:value-type="float">
            <text:p><text:s text:c="3"/>72,3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8991" calcext:value-type="float">
            <text:p><text:s text:c="3"/>78,991</text:p>
          </table:table-cell>
          <table:table-cell table:style-name="ce18" office:value-type="float" office:value="196839" calcext:value-type="float">
            <text:p><text:s text:c="3"/>196,839</text:p>
          </table:table-cell>
          <table:table-cell table:style-name="ce18" office:value-type="float" office:value="94627" calcext:value-type="float">
            <text:p><text:s text:c="3"/>94,627</text:p>
          </table:table-cell>
          <table:table-cell table:style-name="ce24" office:value-type="float" office:value="102212" calcext:value-type="float">
            <text:p><text:s text:c="3"/>102,2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1009" calcext:value-type="float">
            <text:p><text:s text:c="3"/>71,009</text:p>
          </table:table-cell>
          <table:table-cell table:style-name="ce18" office:value-type="float" office:value="184410" calcext:value-type="float">
            <text:p><text:s text:c="3"/>184,410</text:p>
          </table:table-cell>
          <table:table-cell table:style-name="ce18" office:value-type="float" office:value="90455" calcext:value-type="float">
            <text:p><text:s text:c="3"/>90,455</text:p>
          </table:table-cell>
          <table:table-cell table:style-name="ce24" office:value-type="float" office:value="93955" calcext:value-type="float">
            <text:p><text:s text:c="3"/>93,9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6878" calcext:value-type="float">
            <text:p><text:s text:c="3"/>136,878</text:p>
          </table:table-cell>
          <table:table-cell table:style-name="ce18" office:value-type="float" office:value="342176" calcext:value-type="float">
            <text:p><text:s text:c="3"/>342,176</text:p>
          </table:table-cell>
          <table:table-cell table:style-name="ce18" office:value-type="float" office:value="165513" calcext:value-type="float">
            <text:p><text:s text:c="3"/>165,513</text:p>
          </table:table-cell>
          <table:table-cell table:style-name="ce24" office:value-type="float" office:value="176663" calcext:value-type="float">
            <text:p><text:s text:c="3"/>176,6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874" calcext:value-type="float">
            <text:p><text:s text:c="3"/>22,874</text:p>
          </table:table-cell>
          <table:table-cell table:style-name="ce18" office:value-type="float" office:value="51020" calcext:value-type="float">
            <text:p><text:s text:c="3"/>51,020</text:p>
          </table:table-cell>
          <table:table-cell table:style-name="ce18" office:value-type="float" office:value="24519" calcext:value-type="float">
            <text:p><text:s text:c="3"/>24,519</text:p>
          </table:table-cell>
          <table:table-cell table:style-name="ce24" office:value-type="float" office:value="26501" calcext:value-type="float">
            <text:p><text:s text:c="3"/>26,5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13" calcext:value-type="float">
            <text:p><text:s text:c="3"/>12,613</text:p>
          </table:table-cell>
          <table:table-cell table:style-name="ce18" office:value-type="float" office:value="26888" calcext:value-type="float">
            <text:p><text:s text:c="3"/>26,888</text:p>
          </table:table-cell>
          <table:table-cell table:style-name="ce18" office:value-type="float" office:value="12811" calcext:value-type="float">
            <text:p><text:s text:c="3"/>12,811</text:p>
          </table:table-cell>
          <table:table-cell table:style-name="ce24" office:value-type="float" office:value="14077" calcext:value-type="float">
            <text:p><text:s text:c="3"/>14,0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156" calcext:value-type="float">
            <text:p><text:s text:c="3"/>72,156</text:p>
          </table:table-cell>
          <table:table-cell table:style-name="ce18" office:value-type="float" office:value="170457" calcext:value-type="float">
            <text:p><text:s text:c="3"/>170,457</text:p>
          </table:table-cell>
          <table:table-cell table:style-name="ce18" office:value-type="float" office:value="81982" calcext:value-type="float">
            <text:p><text:s text:c="3"/>81,982</text:p>
          </table:table-cell>
          <table:table-cell table:style-name="ce24" office:value-type="float" office:value="88475" calcext:value-type="float">
            <text:p><text:s text:c="3"/>88,4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750" calcext:value-type="float">
            <text:p><text:s text:c="3"/>78,750</text:p>
          </table:table-cell>
          <table:table-cell table:style-name="ce18" office:value-type="float" office:value="189115" calcext:value-type="float">
            <text:p><text:s text:c="3"/>189,115</text:p>
          </table:table-cell>
          <table:table-cell table:style-name="ce18" office:value-type="float" office:value="92896" calcext:value-type="float">
            <text:p><text:s text:c="3"/>92,896</text:p>
          </table:table-cell>
          <table:table-cell table:style-name="ce24" office:value-type="float" office:value="96219" calcext:value-type="float">
            <text:p><text:s text:c="3"/>96,2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108" calcext:value-type="float">
            <text:p><text:s text:c="3"/>11,108</text:p>
          </table:table-cell>
          <table:table-cell table:style-name="ce18" office:value-type="float" office:value="28665" calcext:value-type="float">
            <text:p><text:s text:c="3"/>28,665</text:p>
          </table:table-cell>
          <table:table-cell table:style-name="ce18" office:value-type="float" office:value="14776" calcext:value-type="float">
            <text:p><text:s text:c="3"/>14,776</text:p>
          </table:table-cell>
          <table:table-cell table:style-name="ce24" office:value-type="float" office:value="13889" calcext:value-type="float">
            <text:p><text:s text:c="3"/>13,8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265" calcext:value-type="float">
            <text:p><text:s text:c="3"/>68,265</text:p>
          </table:table-cell>
          <table:table-cell table:style-name="ce18" office:value-type="float" office:value="157508" calcext:value-type="float">
            <text:p><text:s text:c="3"/>157,508</text:p>
          </table:table-cell>
          <table:table-cell table:style-name="ce18" office:value-type="float" office:value="78221" calcext:value-type="float">
            <text:p><text:s text:c="3"/>78,221</text:p>
          </table:table-cell>
          <table:table-cell table:style-name="ce24" office:value-type="float" office:value="79287" calcext:value-type="float">
            <text:p><text:s text:c="3"/>79,2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1158" calcext:value-type="float">
            <text:p><text:s text:c="3"/>141,158</text:p>
          </table:table-cell>
          <table:table-cell table:style-name="ce18" office:value-type="float" office:value="359071" calcext:value-type="float">
            <text:p><text:s text:c="3"/>359,071</text:p>
          </table:table-cell>
          <table:table-cell table:style-name="ce18" office:value-type="float" office:value="176001" calcext:value-type="float">
            <text:p><text:s text:c="3"/>176,001</text:p>
          </table:table-cell>
          <table:table-cell table:style-name="ce24" office:value-type="float" office:value="183070" calcext:value-type="float">
            <text:p><text:s text:c="3"/>183,0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6008" calcext:value-type="float">
            <text:p><text:s text:c="3"/>26,008</text:p>
          </table:table-cell>
          <table:table-cell table:style-name="ce18" office:value-type="float" office:value="69995" calcext:value-type="float">
            <text:p><text:s text:c="3"/>69,995</text:p>
          </table:table-cell>
          <table:table-cell table:style-name="ce18" office:value-type="float" office:value="35339" calcext:value-type="float">
            <text:p><text:s text:c="3"/>35,339</text:p>
          </table:table-cell>
          <table:table-cell table:style-name="ce24" office:value-type="float" office:value="34656" calcext:value-type="float">
            <text:p><text:s text:c="3"/>34,6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347" calcext:value-type="float">
            <text:p><text:s text:c="3"/>42,347</text:p>
          </table:table-cell>
          <table:table-cell table:style-name="ce18" office:value-type="float" office:value="112395" calcext:value-type="float">
            <text:p><text:s text:c="3"/>112,395</text:p>
          </table:table-cell>
          <table:table-cell table:style-name="ce18" office:value-type="float" office:value="57450" calcext:value-type="float">
            <text:p><text:s text:c="3"/>57,450</text:p>
          </table:table-cell>
          <table:table-cell table:style-name="ce24" office:value-type="float" office:value="54945" calcext:value-type="float">
            <text:p><text:s text:c="3"/>54,9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37" calcext:value-type="float">
            <text:p><text:s text:c="3"/>13,637</text:p>
          </table:table-cell>
          <table:table-cell table:style-name="ce18" office:value-type="float" office:value="42650" calcext:value-type="float">
            <text:p><text:s text:c="3"/>42,650</text:p>
          </table:table-cell>
          <table:table-cell table:style-name="ce18" office:value-type="float" office:value="21842" calcext:value-type="float">
            <text:p><text:s text:c="3"/>21,842</text:p>
          </table:table-cell>
          <table:table-cell table:style-name="ce24" office:value-type="float" office:value="20808" calcext:value-type="float">
            <text:p><text:s text:c="3"/>20,8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112" calcext:value-type="float">
            <text:p><text:s text:c="3"/>13,112</text:p>
          </table:table-cell>
          <table:table-cell table:style-name="ce18" office:value-type="float" office:value="34644" calcext:value-type="float">
            <text:p><text:s text:c="3"/>34,644</text:p>
          </table:table-cell>
          <table:table-cell table:style-name="ce18" office:value-type="float" office:value="17567" calcext:value-type="float">
            <text:p><text:s text:c="3"/>17,567</text:p>
          </table:table-cell>
          <table:table-cell table:style-name="ce24" office:value-type="float" office:value="17077" calcext:value-type="float">
            <text:p><text:s text:c="3"/>17,0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3531" calcext:value-type="float">
            <text:p><text:s text:c="3"/>33,531</text:p>
          </table:table-cell>
          <table:table-cell table:style-name="ce18" office:value-type="float" office:value="86582" calcext:value-type="float">
            <text:p><text:s text:c="3"/>86,582</text:p>
          </table:table-cell>
          <table:table-cell table:style-name="ce18" office:value-type="float" office:value="43950" calcext:value-type="float">
            <text:p><text:s text:c="3"/>43,950</text:p>
          </table:table-cell>
          <table:table-cell table:style-name="ce24" office:value-type="float" office:value="42632" calcext:value-type="float">
            <text:p><text:s text:c="3"/>42,6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385" calcext:value-type="float">
            <text:p><text:s text:c="3"/>18,385</text:p>
          </table:table-cell>
          <table:table-cell table:style-name="ce18" office:value-type="float" office:value="44262" calcext:value-type="float">
            <text:p><text:s text:c="3"/>44,262</text:p>
          </table:table-cell>
          <table:table-cell table:style-name="ce18" office:value-type="float" office:value="22389" calcext:value-type="float">
            <text:p><text:s text:c="3"/>22,389</text:p>
          </table:table-cell>
          <table:table-cell table:style-name="ce24" office:value-type="float" office:value="21873" calcext:value-type="float">
            <text:p><text:s text:c="3"/>21,8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4943" calcext:value-type="float">
            <text:p><text:s text:c="3"/>34,943</text:p>
          </table:table-cell>
          <table:table-cell table:style-name="ce18" office:value-type="float" office:value="97168" calcext:value-type="float">
            <text:p><text:s text:c="3"/>97,168</text:p>
          </table:table-cell>
          <table:table-cell table:style-name="ce18" office:value-type="float" office:value="48178" calcext:value-type="float">
            <text:p><text:s text:c="3"/>48,178</text:p>
          </table:table-cell>
          <table:table-cell table:style-name="ce24" office:value-type="float" office:value="48990" calcext:value-type="float">
            <text:p><text:s text:c="3"/>48,9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693" calcext:value-type="float">
            <text:p><text:s text:c="3"/>13,693</text:p>
          </table:table-cell>
          <table:table-cell table:style-name="ce18" office:value-type="float" office:value="37619" calcext:value-type="float">
            <text:p><text:s text:c="3"/>37,619</text:p>
          </table:table-cell>
          <table:table-cell table:style-name="ce18" office:value-type="float" office:value="19083" calcext:value-type="float">
            <text:p><text:s text:c="3"/>19,083</text:p>
          </table:table-cell>
          <table:table-cell table:style-name="ce24" office:value-type="float" office:value="18536" calcext:value-type="float">
            <text:p><text:s text:c="3"/>18,5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77" calcext:value-type="float">
            <text:p><text:s text:c="3"/>10,577</text:p>
          </table:table-cell>
          <table:table-cell table:style-name="ce18" office:value-type="float" office:value="29823" calcext:value-type="float">
            <text:p><text:s text:c="3"/>29,823</text:p>
          </table:table-cell>
          <table:table-cell table:style-name="ce18" office:value-type="float" office:value="15704" calcext:value-type="float">
            <text:p><text:s text:c="3"/>15,704</text:p>
          </table:table-cell>
          <table:table-cell table:style-name="ce24" office:value-type="float" office:value="14119" calcext:value-type="float">
            <text:p><text:s text:c="3"/>14,1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57" calcext:value-type="float">
            <text:p><text:s text:c="3"/>3,257</text:p>
          </table:table-cell>
          <table:table-cell table:style-name="ce18" office:value-type="float" office:value="7205" calcext:value-type="float">
            <text:p><text:s text:c="3"/>7,205</text:p>
          </table:table-cell>
          <table:table-cell table:style-name="ce18" office:value-type="float" office:value="3975" calcext:value-type="float">
            <text:p><text:s text:c="3"/>3,975</text:p>
          </table:table-cell>
          <table:table-cell table:style-name="ce24" office:value-type="float" office:value="3230" calcext:value-type="float">
            <text:p><text:s text:c="3"/>3,2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12" calcext:value-type="float">
            <text:p><text:s text:c="3"/>9,412</text:p>
          </table:table-cell>
          <table:table-cell table:style-name="ce18" office:value-type="float" office:value="28746" calcext:value-type="float">
            <text:p><text:s text:c="3"/>28,746</text:p>
          </table:table-cell>
          <table:table-cell table:style-name="ce18" office:value-type="float" office:value="14512" calcext:value-type="float">
            <text:p><text:s text:c="3"/>14,512</text:p>
          </table:table-cell>
          <table:table-cell table:style-name="ce24" office:value-type="float" office:value="14234" calcext:value-type="float">
            <text:p><text:s text:c="3"/>14,2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082" calcext:value-type="float">
            <text:p><text:s text:c="3"/>17,082</text:p>
          </table:table-cell>
          <table:table-cell table:style-name="ce18" office:value-type="float" office:value="52603" calcext:value-type="float">
            <text:p><text:s text:c="3"/>52,603</text:p>
          </table:table-cell>
          <table:table-cell table:style-name="ce18" office:value-type="float" office:value="26838" calcext:value-type="float">
            <text:p><text:s text:c="3"/>26,838</text:p>
          </table:table-cell>
          <table:table-cell table:style-name="ce24" office:value-type="float" office:value="25765" calcext:value-type="float">
            <text:p><text:s text:c="3"/>25,7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935" calcext:value-type="float">
            <text:p><text:s text:c="3"/>10,935</text:p>
          </table:table-cell>
          <table:table-cell table:style-name="ce18" office:value-type="float" office:value="29861" calcext:value-type="float">
            <text:p><text:s text:c="3"/>29,861</text:p>
          </table:table-cell>
          <table:table-cell table:style-name="ce18" office:value-type="float" office:value="15242" calcext:value-type="float">
            <text:p><text:s text:c="3"/>15,242</text:p>
          </table:table-cell>
          <table:table-cell table:style-name="ce24" office:value-type="float" office:value="14619" calcext:value-type="float">
            <text:p><text:s text:c="3"/>14,6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24" calcext:value-type="float">
            <text:p><text:s text:c="3"/>10,524</text:p>
          </table:table-cell>
          <table:table-cell table:style-name="ce18" office:value-type="float" office:value="30081" calcext:value-type="float">
            <text:p><text:s text:c="3"/>30,081</text:p>
          </table:table-cell>
          <table:table-cell table:style-name="ce18" office:value-type="float" office:value="15479" calcext:value-type="float">
            <text:p><text:s text:c="3"/>15,479</text:p>
          </table:table-cell>
          <table:table-cell table:style-name="ce24" office:value-type="float" office:value="14602" calcext:value-type="float">
            <text:p><text:s text:c="3"/>14,6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40" calcext:value-type="float">
            <text:p><text:s text:c="3"/>5,740</text:p>
          </table:table-cell>
          <table:table-cell table:style-name="ce18" office:value-type="float" office:value="13910" calcext:value-type="float">
            <text:p><text:s text:c="3"/>13,910</text:p>
          </table:table-cell>
          <table:table-cell table:style-name="ce18" office:value-type="float" office:value="6999" calcext:value-type="float">
            <text:p><text:s text:c="3"/>6,999</text:p>
          </table:table-cell>
          <table:table-cell table:style-name="ce24" office:value-type="float" office:value="6911" calcext:value-type="float">
            <text:p><text:s text:c="3"/>6,9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83" calcext:value-type="float">
            <text:p><text:s text:c="3"/>6,783</text:p>
          </table:table-cell>
          <table:table-cell table:style-name="ce18" office:value-type="float" office:value="19315" calcext:value-type="float">
            <text:p><text:s text:c="3"/>19,315</text:p>
          </table:table-cell>
          <table:table-cell table:style-name="ce18" office:value-type="float" office:value="9910" calcext:value-type="float">
            <text:p><text:s text:c="3"/>9,910</text:p>
          </table:table-cell>
          <table:table-cell table:style-name="ce24" office:value-type="float" office:value="9405" calcext:value-type="float">
            <text:p><text:s text:c="3"/>9,4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35" calcext:value-type="float">
            <text:p><text:s text:c="3"/>12,635</text:p>
          </table:table-cell>
          <table:table-cell table:style-name="ce18" office:value-type="float" office:value="35919" calcext:value-type="float">
            <text:p><text:s text:c="3"/>35,919</text:p>
          </table:table-cell>
          <table:table-cell table:style-name="ce18" office:value-type="float" office:value="18497" calcext:value-type="float">
            <text:p><text:s text:c="3"/>18,497</text:p>
          </table:table-cell>
          <table:table-cell table:style-name="ce24" office:value-type="float" office:value="17422" calcext:value-type="float">
            <text:p><text:s text:c="3"/>17,4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38" calcext:value-type="float">
            <text:p><text:s text:c="3"/>13,738</text:p>
          </table:table-cell>
          <table:table-cell table:style-name="ce18" office:value-type="float" office:value="36816" calcext:value-type="float">
            <text:p><text:s text:c="3"/>36,816</text:p>
          </table:table-cell>
          <table:table-cell table:style-name="ce18" office:value-type="float" office:value="19034" calcext:value-type="float">
            <text:p><text:s text:c="3"/>19,034</text:p>
          </table:table-cell>
          <table:table-cell table:style-name="ce24" office:value-type="float" office:value="17782" calcext:value-type="float">
            <text:p><text:s text:c="3"/>17,7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773" calcext:value-type="float">
            <text:p><text:s text:c="3"/>14,773</text:p>
          </table:table-cell>
          <table:table-cell table:style-name="ce18" office:value-type="float" office:value="39811" calcext:value-type="float">
            <text:p><text:s text:c="3"/>39,811</text:p>
          </table:table-cell>
          <table:table-cell table:style-name="ce18" office:value-type="float" office:value="20876" calcext:value-type="float">
            <text:p><text:s text:c="3"/>20,876</text:p>
          </table:table-cell>
          <table:table-cell table:style-name="ce24" office:value-type="float" office:value="18935" calcext:value-type="float">
            <text:p><text:s text:c="3"/>18,9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51" calcext:value-type="float">
            <text:p><text:s text:c="3"/>5,551</text:p>
          </table:table-cell>
          <table:table-cell table:style-name="ce18" office:value-type="float" office:value="12971" calcext:value-type="float">
            <text:p><text:s text:c="3"/>12,971</text:p>
          </table:table-cell>
          <table:table-cell table:style-name="ce18" office:value-type="float" office:value="6992" calcext:value-type="float">
            <text:p><text:s text:c="3"/>6,992</text:p>
          </table:table-cell>
          <table:table-cell table:style-name="ce24" office:value-type="float" office:value="5979" calcext:value-type="float">
            <text:p><text:s text:c="3"/>5,9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08" calcext:value-type="float">
            <text:p><text:s text:c="3"/>2,308</text:p>
          </table:table-cell>
          <table:table-cell table:style-name="ce18" office:value-type="float" office:value="6073" calcext:value-type="float">
            <text:p><text:s text:c="3"/>6,073</text:p>
          </table:table-cell>
          <table:table-cell table:style-name="ce18" office:value-type="float" office:value="3229" calcext:value-type="float">
            <text:p><text:s text:c="3"/>3,229</text:p>
          </table:table-cell>
          <table:table-cell table:style-name="ce24" office:value-type="float" office:value="2844" calcext:value-type="float">
            <text:p><text:s text:c="3"/>2,844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07" calcext:value-type="float">
            <text:p><text:s text:c="3"/>4,807</text:p>
          </table:table-cell>
          <table:table-cell table:style-name="ce18" office:value-type="float" office:value="11918" calcext:value-type="float">
            <text:p><text:s text:c="3"/>11,918</text:p>
          </table:table-cell>
          <table:table-cell table:style-name="ce18" office:value-type="float" office:value="6512" calcext:value-type="float">
            <text:p><text:s text:c="3"/>6,512</text:p>
          </table:table-cell>
          <table:table-cell table:style-name="ce24" office:value-type="float" office:value="5406" calcext:value-type="float">
            <text:p><text:s text:c="3"/>5,406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29" calcext:value-type="float">
            <text:p><text:s text:c="3"/>5,129</text:p>
          </table:table-cell>
          <table:table-cell table:style-name="ce18" office:value-type="float" office:value="14526" calcext:value-type="float">
            <text:p><text:s text:c="3"/>14,526</text:p>
          </table:table-cell>
          <table:table-cell table:style-name="ce18" office:value-type="float" office:value="7855" calcext:value-type="float">
            <text:p><text:s text:c="3"/>7,855</text:p>
          </table:table-cell>
          <table:table-cell table:style-name="ce24" office:value-type="float" office:value="6671" calcext:value-type="float">
            <text:p><text:s text:c="3"/>6,671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598" calcext:value-type="float">
            <text:p><text:s text:c="3"/>598</text:p>
          </table:table-cell>
          <table:table-cell table:style-name="ce18" office:value-type="float" office:value="1987" calcext:value-type="float">
            <text:p><text:s text:c="3"/>1,987</text:p>
          </table:table-cell>
          <table:table-cell table:style-name="ce18" office:value-type="float" office:value="998" calcext:value-type="float">
            <text:p><text:s text:c="3"/>998</text:p>
          </table:table-cell>
          <table:table-cell table:style-name="ce24" office:value-type="float" office:value="989" calcext:value-type="float">
            <text:p><text:s text:c="3"/>989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59" calcext:value-type="float">
            <text:p><text:s text:c="3"/>1,359</text:p>
          </table:table-cell>
          <table:table-cell table:style-name="ce18" office:value-type="float" office:value="4326" calcext:value-type="float">
            <text:p><text:s text:c="3"/>4,326</text:p>
          </table:table-cell>
          <table:table-cell table:style-name="ce18" office:value-type="float" office:value="2275" calcext:value-type="float">
            <text:p><text:s text:c="3"/>2,275</text:p>
          </table:table-cell>
          <table:table-cell table:style-name="ce24" office:value-type="float" office:value="2051" calcext:value-type="float">
            <text:p><text:s text:c="3"/>2,051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4" calcext:value-type="float">
            <text:p><text:s text:c="3"/>844</text:p>
          </table:table-cell>
          <table:table-cell table:style-name="ce19" office:value-type="float" office:value="3137" calcext:value-type="float">
            <text:p><text:s text:c="3"/>3,137</text:p>
          </table:table-cell>
          <table:table-cell table:style-name="ce19" office:value-type="float" office:value="1614" calcext:value-type="float">
            <text:p><text:s text:c="3"/>1,614</text:p>
          </table:table-cell>
          <table:table-cell table:style-name="ce25" office:value-type="float" office:value="1523" calcext:value-type="float">
            <text:p><text:s text:c="3"/>1,52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8880" calcext:value-type="float">
            <text:p><text:s text:c="3"/>168,880</text:p>
          </table:table-cell>
          <table:table-cell table:style-name="ce17" office:value-type="float" office:value="456047" calcext:value-type="float">
            <text:p><text:s text:c="3"/>456,047</text:p>
          </table:table-cell>
          <table:table-cell table:style-name="ce17" office:value-type="float" office:value="230597" calcext:value-type="float">
            <text:p><text:s text:c="3"/>230,597</text:p>
          </table:table-cell>
          <table:table-cell table:style-name="ce23" office:value-type="float" office:value="225450" calcext:value-type="float">
            <text:p><text:s text:c="3"/>225,4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435" calcext:value-type="float">
            <text:p><text:s text:c="3"/>36,435</text:p>
          </table:table-cell>
          <table:table-cell table:style-name="ce18" office:value-type="float" office:value="95928" calcext:value-type="float">
            <text:p><text:s text:c="3"/>95,928</text:p>
          </table:table-cell>
          <table:table-cell table:style-name="ce18" office:value-type="float" office:value="46764" calcext:value-type="float">
            <text:p><text:s text:c="3"/>46,764</text:p>
          </table:table-cell>
          <table:table-cell table:style-name="ce24" office:value-type="float" office:value="49164" calcext:value-type="float">
            <text:p><text:s text:c="3"/>49,1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448" calcext:value-type="float">
            <text:p><text:s text:c="3"/>26,448</text:p>
          </table:table-cell>
          <table:table-cell table:style-name="ce18" office:value-type="float" office:value="72477" calcext:value-type="float">
            <text:p><text:s text:c="3"/>72,477</text:p>
          </table:table-cell>
          <table:table-cell table:style-name="ce18" office:value-type="float" office:value="34327" calcext:value-type="float">
            <text:p><text:s text:c="3"/>34,327</text:p>
          </table:table-cell>
          <table:table-cell table:style-name="ce24" office:value-type="float" office:value="38150" calcext:value-type="float">
            <text:p><text:s text:c="3"/>38,1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212" calcext:value-type="float">
            <text:p><text:s text:c="3"/>14,212</text:p>
          </table:table-cell>
          <table:table-cell table:style-name="ce18" office:value-type="float" office:value="39967" calcext:value-type="float">
            <text:p><text:s text:c="3"/>39,967</text:p>
          </table:table-cell>
          <table:table-cell table:style-name="ce18" office:value-type="float" office:value="20347" calcext:value-type="float">
            <text:p><text:s text:c="3"/>20,347</text:p>
          </table:table-cell>
          <table:table-cell table:style-name="ce24" office:value-type="float" office:value="19620" calcext:value-type="float">
            <text:p><text:s text:c="3"/>19,6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43" calcext:value-type="float">
            <text:p><text:s text:c="3"/>10,243</text:p>
          </table:table-cell>
          <table:table-cell table:style-name="ce18" office:value-type="float" office:value="29239" calcext:value-type="float">
            <text:p><text:s text:c="3"/>29,239</text:p>
          </table:table-cell>
          <table:table-cell table:style-name="ce18" office:value-type="float" office:value="15071" calcext:value-type="float">
            <text:p><text:s text:c="3"/>15,071</text:p>
          </table:table-cell>
          <table:table-cell table:style-name="ce24" office:value-type="float" office:value="14168" calcext:value-type="float">
            <text:p><text:s text:c="3"/>14,1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086" calcext:value-type="float">
            <text:p><text:s text:c="3"/>14,086</text:p>
          </table:table-cell>
          <table:table-cell table:style-name="ce18" office:value-type="float" office:value="35636" calcext:value-type="float">
            <text:p><text:s text:c="3"/>35,636</text:p>
          </table:table-cell>
          <table:table-cell table:style-name="ce18" office:value-type="float" office:value="18524" calcext:value-type="float">
            <text:p><text:s text:c="3"/>18,524</text:p>
          </table:table-cell>
          <table:table-cell table:style-name="ce24" office:value-type="float" office:value="17112" calcext:value-type="float">
            <text:p><text:s text:c="3"/>17,1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876" calcext:value-type="float">
            <text:p><text:s text:c="3"/>8,876</text:p>
          </table:table-cell>
          <table:table-cell table:style-name="ce18" office:value-type="float" office:value="24268" calcext:value-type="float">
            <text:p><text:s text:c="3"/>24,268</text:p>
          </table:table-cell>
          <table:table-cell table:style-name="ce18" office:value-type="float" office:value="12840" calcext:value-type="float">
            <text:p><text:s text:c="3"/>12,840</text:p>
          </table:table-cell>
          <table:table-cell table:style-name="ce24" office:value-type="float" office:value="11428" calcext:value-type="float">
            <text:p><text:s text:c="3"/>11,4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15" calcext:value-type="float">
            <text:p><text:s text:c="3"/>11,715</text:p>
          </table:table-cell>
          <table:table-cell table:style-name="ce18" office:value-type="float" office:value="32351" calcext:value-type="float">
            <text:p><text:s text:c="3"/>32,351</text:p>
          </table:table-cell>
          <table:table-cell table:style-name="ce18" office:value-type="float" office:value="17148" calcext:value-type="float">
            <text:p><text:s text:c="3"/>17,148</text:p>
          </table:table-cell>
          <table:table-cell table:style-name="ce24" office:value-type="float" office:value="15203" calcext:value-type="float">
            <text:p><text:s text:c="3"/>15,2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333" calcext:value-type="float">
            <text:p><text:s text:c="3"/>19,333</text:p>
          </table:table-cell>
          <table:table-cell table:style-name="ce18" office:value-type="float" office:value="52956" calcext:value-type="float">
            <text:p><text:s text:c="3"/>52,956</text:p>
          </table:table-cell>
          <table:table-cell table:style-name="ce18" office:value-type="float" office:value="27157" calcext:value-type="float">
            <text:p><text:s text:c="3"/>27,157</text:p>
          </table:table-cell>
          <table:table-cell table:style-name="ce24" office:value-type="float" office:value="25799" calcext:value-type="float">
            <text:p><text:s text:c="3"/>25,7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5026" calcext:value-type="float">
            <text:p><text:s text:c="3"/>15,026</text:p>
          </table:table-cell>
          <table:table-cell table:style-name="ce18" office:value-type="float" office:value="39577" calcext:value-type="float">
            <text:p><text:s text:c="3"/>39,577</text:p>
          </table:table-cell>
          <table:table-cell table:style-name="ce18" office:value-type="float" office:value="20440" calcext:value-type="float">
            <text:p><text:s text:c="3"/>20,440</text:p>
          </table:table-cell>
          <table:table-cell table:style-name="ce24" office:value-type="float" office:value="19137" calcext:value-type="float">
            <text:p><text:s text:c="3"/>19,1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624" calcext:value-type="float">
            <text:p><text:s text:c="3"/>8,624</text:p>
          </table:table-cell>
          <table:table-cell table:style-name="ce18" office:value-type="float" office:value="21436" calcext:value-type="float">
            <text:p><text:s text:c="3"/>21,436</text:p>
          </table:table-cell>
          <table:table-cell table:style-name="ce18" office:value-type="float" office:value="11530" calcext:value-type="float">
            <text:p><text:s text:c="3"/>11,530</text:p>
          </table:table-cell>
          <table:table-cell table:style-name="ce24" office:value-type="float" office:value="9906" calcext:value-type="float">
            <text:p><text:s text:c="3"/>9,9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11" calcext:value-type="float">
            <text:p><text:s text:c="3"/>1,911</text:p>
          </table:table-cell>
          <table:table-cell table:style-name="ce18" office:value-type="float" office:value="6207" calcext:value-type="float">
            <text:p><text:s text:c="3"/>6,207</text:p>
          </table:table-cell>
          <table:table-cell table:style-name="ce18" office:value-type="float" office:value="3325" calcext:value-type="float">
            <text:p><text:s text:c="3"/>3,325</text:p>
          </table:table-cell>
          <table:table-cell table:style-name="ce24" office:value-type="float" office:value="2882" calcext:value-type="float">
            <text:p><text:s text:c="3"/>2,8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71" calcext:value-type="float">
            <text:p><text:s text:c="3"/>1,971</text:p>
          </table:table-cell>
          <table:table-cell table:style-name="ce19" office:value-type="float" office:value="6005" calcext:value-type="float">
            <text:p><text:s text:c="3"/>6,005</text:p>
          </table:table-cell>
          <table:table-cell table:style-name="ce19" office:value-type="float" office:value="3124" calcext:value-type="float">
            <text:p><text:s text:c="3"/>3,124</text:p>
          </table:table-cell>
          <table:table-cell table:style-name="ce25" office:value-type="float" office:value="2881" calcext:value-type="float">
            <text:p><text:s text:c="3"/>2,881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2598" calcext:value-type="float">
            <text:p><text:s text:c="3"/>192,598</text:p>
          </table:table-cell>
          <table:table-cell table:style-name="ce17" office:value-type="float" office:value="553978" calcext:value-type="float">
            <text:p><text:s text:c="3"/>553,978</text:p>
          </table:table-cell>
          <table:table-cell table:style-name="ce17" office:value-type="float" office:value="282991" calcext:value-type="float">
            <text:p><text:s text:c="3"/>282,991</text:p>
          </table:table-cell>
          <table:table-cell table:style-name="ce23" office:value-type="float" office:value="270987" calcext:value-type="float">
            <text:p><text:s text:c="3"/>270,9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6705" calcext:value-type="float">
            <text:p><text:s text:c="3"/>66,705</text:p>
          </table:table-cell>
          <table:table-cell table:style-name="ce18" office:value-type="float" office:value="184014" calcext:value-type="float">
            <text:p><text:s text:c="3"/>184,014</text:p>
          </table:table-cell>
          <table:table-cell table:style-name="ce18" office:value-type="float" office:value="91586" calcext:value-type="float">
            <text:p><text:s text:c="3"/>91,586</text:p>
          </table:table-cell>
          <table:table-cell table:style-name="ce24" office:value-type="float" office:value="92428" calcext:value-type="float">
            <text:p><text:s text:c="3"/>92,4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399" calcext:value-type="float">
            <text:p><text:s text:c="3"/>9,399</text:p>
          </table:table-cell>
          <table:table-cell table:style-name="ce18" office:value-type="float" office:value="28816" calcext:value-type="float">
            <text:p><text:s text:c="3"/>28,816</text:p>
          </table:table-cell>
          <table:table-cell table:style-name="ce18" office:value-type="float" office:value="15412" calcext:value-type="float">
            <text:p><text:s text:c="3"/>15,412</text:p>
          </table:table-cell>
          <table:table-cell table:style-name="ce24" office:value-type="float" office:value="13404" calcext:value-type="float">
            <text:p><text:s text:c="3"/>13,4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22" calcext:value-type="float">
            <text:p><text:s text:c="3"/>10,722</text:p>
          </table:table-cell>
          <table:table-cell table:style-name="ce18" office:value-type="float" office:value="33231" calcext:value-type="float">
            <text:p><text:s text:c="3"/>33,231</text:p>
          </table:table-cell>
          <table:table-cell table:style-name="ce18" office:value-type="float" office:value="17746" calcext:value-type="float">
            <text:p><text:s text:c="3"/>17,746</text:p>
          </table:table-cell>
          <table:table-cell table:style-name="ce24" office:value-type="float" office:value="15485" calcext:value-type="float">
            <text:p><text:s text:c="3"/>15,4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3978" calcext:value-type="float">
            <text:p><text:s text:c="3"/>33,978</text:p>
          </table:table-cell>
          <table:table-cell table:style-name="ce18" office:value-type="float" office:value="96477" calcext:value-type="float">
            <text:p><text:s text:c="3"/>96,477</text:p>
          </table:table-cell>
          <table:table-cell table:style-name="ce18" office:value-type="float" office:value="48457" calcext:value-type="float">
            <text:p><text:s text:c="3"/>48,457</text:p>
          </table:table-cell>
          <table:table-cell table:style-name="ce24" office:value-type="float" office:value="48020" calcext:value-type="float">
            <text:p><text:s text:c="3"/>48,0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768" calcext:value-type="float">
            <text:p><text:s text:c="3"/>26,768</text:p>
          </table:table-cell>
          <table:table-cell table:style-name="ce18" office:value-type="float" office:value="77596" calcext:value-type="float">
            <text:p><text:s text:c="3"/>77,596</text:p>
          </table:table-cell>
          <table:table-cell table:style-name="ce18" office:value-type="float" office:value="39292" calcext:value-type="float">
            <text:p><text:s text:c="3"/>39,292</text:p>
          </table:table-cell>
          <table:table-cell table:style-name="ce24" office:value-type="float" office:value="38304" calcext:value-type="float">
            <text:p><text:s text:c="3"/>38,3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41" calcext:value-type="float">
            <text:p><text:s text:c="3"/>4,441</text:p>
          </table:table-cell>
          <table:table-cell table:style-name="ce18" office:value-type="float" office:value="13001" calcext:value-type="float">
            <text:p><text:s text:c="3"/>13,001</text:p>
          </table:table-cell>
          <table:table-cell table:style-name="ce18" office:value-type="float" office:value="7052" calcext:value-type="float">
            <text:p><text:s text:c="3"/>7,052</text:p>
          </table:table-cell>
          <table:table-cell table:style-name="ce24" office:value-type="float" office:value="5949" calcext:value-type="float">
            <text:p><text:s text:c="3"/>5,9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615" calcext:value-type="float">
            <text:p><text:s text:c="3"/>18,615</text:p>
          </table:table-cell>
          <table:table-cell table:style-name="ce18" office:value-type="float" office:value="56782" calcext:value-type="float">
            <text:p><text:s text:c="3"/>56,782</text:p>
          </table:table-cell>
          <table:table-cell table:style-name="ce18" office:value-type="float" office:value="29136" calcext:value-type="float">
            <text:p><text:s text:c="3"/>29,136</text:p>
          </table:table-cell>
          <table:table-cell table:style-name="ce24" office:value-type="float" office:value="27646" calcext:value-type="float">
            <text:p><text:s text:c="3"/>27,6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39" calcext:value-type="float">
            <text:p><text:s text:c="3"/>6,539</text:p>
          </table:table-cell>
          <table:table-cell table:style-name="ce18" office:value-type="float" office:value="20088" calcext:value-type="float">
            <text:p><text:s text:c="3"/>20,088</text:p>
          </table:table-cell>
          <table:table-cell table:style-name="ce18" office:value-type="float" office:value="10636" calcext:value-type="float">
            <text:p><text:s text:c="3"/>10,636</text:p>
          </table:table-cell>
          <table:table-cell table:style-name="ce24" office:value-type="float" office:value="9452" calcext:value-type="float">
            <text:p><text:s text:c="3"/>9,4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586" calcext:value-type="float">
            <text:p><text:s text:c="3"/>5,586</text:p>
          </table:table-cell>
          <table:table-cell table:style-name="ce18" office:value-type="float" office:value="14650" calcext:value-type="float">
            <text:p><text:s text:c="3"/>14,650</text:p>
          </table:table-cell>
          <table:table-cell table:style-name="ce18" office:value-type="float" office:value="7908" calcext:value-type="float">
            <text:p><text:s text:c="3"/>7,908</text:p>
          </table:table-cell>
          <table:table-cell table:style-name="ce24" office:value-type="float" office:value="6742" calcext:value-type="float">
            <text:p><text:s text:c="3"/>6,7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14" calcext:value-type="float">
            <text:p><text:s text:c="3"/>3,114</text:p>
          </table:table-cell>
          <table:table-cell table:style-name="ce18" office:value-type="float" office:value="9362" calcext:value-type="float">
            <text:p><text:s text:c="3"/>9,362</text:p>
          </table:table-cell>
          <table:table-cell table:style-name="ce18" office:value-type="float" office:value="5094" calcext:value-type="float">
            <text:p><text:s text:c="3"/>5,094</text:p>
          </table:table-cell>
          <table:table-cell table:style-name="ce24" office:value-type="float" office:value="4268" calcext:value-type="float">
            <text:p><text:s text:c="3"/>4,2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79" calcext:value-type="float">
            <text:p><text:s text:c="3"/>2,079</text:p>
          </table:table-cell>
          <table:table-cell table:style-name="ce18" office:value-type="float" office:value="5581" calcext:value-type="float">
            <text:p><text:s text:c="3"/>5,581</text:p>
          </table:table-cell>
          <table:table-cell table:style-name="ce18" office:value-type="float" office:value="3058" calcext:value-type="float">
            <text:p><text:s text:c="3"/>3,058</text:p>
          </table:table-cell>
          <table:table-cell table:style-name="ce24" office:value-type="float" office:value="2523" calcext:value-type="float">
            <text:p><text:s text:c="3"/>2,5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86" calcext:value-type="float">
            <text:p><text:s text:c="3"/>2,886</text:p>
          </table:table-cell>
          <table:table-cell table:style-name="ce18" office:value-type="float" office:value="9607" calcext:value-type="float">
            <text:p><text:s text:c="3"/>9,607</text:p>
          </table:table-cell>
          <table:table-cell table:style-name="ce18" office:value-type="float" office:value="5055" calcext:value-type="float">
            <text:p><text:s text:c="3"/>5,055</text:p>
          </table:table-cell>
          <table:table-cell table:style-name="ce24" office:value-type="float" office:value="4552" calcext:value-type="float">
            <text:p><text:s text:c="3"/>4,5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66" calcext:value-type="float">
            <text:p><text:s text:c="3"/>1,766</text:p>
          </table:table-cell>
          <table:table-cell table:style-name="ce19" office:value-type="float" office:value="4773" calcext:value-type="float">
            <text:p><text:s text:c="3"/>4,773</text:p>
          </table:table-cell>
          <table:table-cell table:style-name="ce19" office:value-type="float" office:value="2559" calcext:value-type="float">
            <text:p><text:s text:c="3"/>2,559</text:p>
          </table:table-cell>
          <table:table-cell table:style-name="ce25" office:value-type="float" office:value="2214" calcext:value-type="float">
            <text:p><text:s text:c="3"/>2,214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8408" calcext:value-type="float">
            <text:p><text:s text:c="3"/>188,408</text:p>
          </table:table-cell>
          <table:table-cell table:style-name="ce17" office:value-type="float" office:value="551337" calcext:value-type="float">
            <text:p><text:s text:c="3"/>551,337</text:p>
          </table:table-cell>
          <table:table-cell table:style-name="ce17" office:value-type="float" office:value="284593" calcext:value-type="float">
            <text:p><text:s text:c="3"/>284,593</text:p>
          </table:table-cell>
          <table:table-cell table:style-name="ce23" office:value-type="float" office:value="266744" calcext:value-type="float">
            <text:p><text:s text:c="3"/>266,7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391" calcext:value-type="float">
            <text:p><text:s text:c="3"/>31,391</text:p>
          </table:table-cell>
          <table:table-cell table:style-name="ce18" office:value-type="float" office:value="88569" calcext:value-type="float">
            <text:p><text:s text:c="3"/>88,569</text:p>
          </table:table-cell>
          <table:table-cell table:style-name="ce18" office:value-type="float" office:value="44256" calcext:value-type="float">
            <text:p><text:s text:c="3"/>44,256</text:p>
          </table:table-cell>
          <table:table-cell table:style-name="ce24" office:value-type="float" office:value="44313" calcext:value-type="float">
            <text:p><text:s text:c="3"/>44,3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4946" calcext:value-type="float">
            <text:p><text:s text:c="3"/>34,946</text:p>
          </table:table-cell>
          <table:table-cell table:style-name="ce18" office:value-type="float" office:value="102949" calcext:value-type="float">
            <text:p><text:s text:c="3"/>102,949</text:p>
          </table:table-cell>
          <table:table-cell table:style-name="ce18" office:value-type="float" office:value="51998" calcext:value-type="float">
            <text:p><text:s text:c="3"/>51,998</text:p>
          </table:table-cell>
          <table:table-cell table:style-name="ce24" office:value-type="float" office:value="50951" calcext:value-type="float">
            <text:p><text:s text:c="3"/>50,9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690" calcext:value-type="float">
            <text:p><text:s text:c="3"/>14,690</text:p>
          </table:table-cell>
          <table:table-cell table:style-name="ce18" office:value-type="float" office:value="45640" calcext:value-type="float">
            <text:p><text:s text:c="3"/>45,640</text:p>
          </table:table-cell>
          <table:table-cell table:style-name="ce18" office:value-type="float" office:value="23782" calcext:value-type="float">
            <text:p><text:s text:c="3"/>23,782</text:p>
          </table:table-cell>
          <table:table-cell table:style-name="ce24" office:value-type="float" office:value="21858" calcext:value-type="float">
            <text:p><text:s text:c="3"/>21,8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587" calcext:value-type="float">
            <text:p><text:s text:c="3"/>11,587</text:p>
          </table:table-cell>
          <table:table-cell table:style-name="ce18" office:value-type="float" office:value="34369" calcext:value-type="float">
            <text:p><text:s text:c="3"/>34,369</text:p>
          </table:table-cell>
          <table:table-cell table:style-name="ce18" office:value-type="float" office:value="18170" calcext:value-type="float">
            <text:p><text:s text:c="3"/>18,170</text:p>
          </table:table-cell>
          <table:table-cell table:style-name="ce24" office:value-type="float" office:value="16199" calcext:value-type="float">
            <text:p><text:s text:c="3"/>16,1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517" calcext:value-type="float">
            <text:p><text:s text:c="3"/>29,517</text:p>
          </table:table-cell>
          <table:table-cell table:style-name="ce18" office:value-type="float" office:value="85750" calcext:value-type="float">
            <text:p><text:s text:c="3"/>85,750</text:p>
          </table:table-cell>
          <table:table-cell table:style-name="ce18" office:value-type="float" office:value="43286" calcext:value-type="float">
            <text:p><text:s text:c="3"/>43,286</text:p>
          </table:table-cell>
          <table:table-cell table:style-name="ce24" office:value-type="float" office:value="42464" calcext:value-type="float">
            <text:p><text:s text:c="3"/>42,4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43" calcext:value-type="float">
            <text:p><text:s text:c="3"/>11,943</text:p>
          </table:table-cell>
          <table:table-cell table:style-name="ce18" office:value-type="float" office:value="36508" calcext:value-type="float">
            <text:p><text:s text:c="3"/>36,508</text:p>
          </table:table-cell>
          <table:table-cell table:style-name="ce18" office:value-type="float" office:value="19322" calcext:value-type="float">
            <text:p><text:s text:c="3"/>19,322</text:p>
          </table:table-cell>
          <table:table-cell table:style-name="ce24" office:value-type="float" office:value="17186" calcext:value-type="float">
            <text:p><text:s text:c="3"/>17,1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19" calcext:value-type="float">
            <text:p><text:s text:c="3"/>6,019</text:p>
          </table:table-cell>
          <table:table-cell table:style-name="ce18" office:value-type="float" office:value="16896" calcext:value-type="float">
            <text:p><text:s text:c="3"/>16,896</text:p>
          </table:table-cell>
          <table:table-cell table:style-name="ce18" office:value-type="float" office:value="8859" calcext:value-type="float">
            <text:p><text:s text:c="3"/>8,859</text:p>
          </table:table-cell>
          <table:table-cell table:style-name="ce24" office:value-type="float" office:value="8037" calcext:value-type="float">
            <text:p><text:s text:c="3"/>8,0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406" calcext:value-type="float">
            <text:p><text:s text:c="3"/>5,406</text:p>
          </table:table-cell>
          <table:table-cell table:style-name="ce18" office:value-type="float" office:value="14627" calcext:value-type="float">
            <text:p><text:s text:c="3"/>14,627</text:p>
          </table:table-cell>
          <table:table-cell table:style-name="ce18" office:value-type="float" office:value="7754" calcext:value-type="float">
            <text:p><text:s text:c="3"/>7,754</text:p>
          </table:table-cell>
          <table:table-cell table:style-name="ce24" office:value-type="float" office:value="6873" calcext:value-type="float">
            <text:p><text:s text:c="3"/>6,8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24" calcext:value-type="float">
            <text:p><text:s text:c="3"/>10,724</text:p>
          </table:table-cell>
          <table:table-cell table:style-name="ce18" office:value-type="float" office:value="33525" calcext:value-type="float">
            <text:p><text:s text:c="3"/>33,525</text:p>
          </table:table-cell>
          <table:table-cell table:style-name="ce18" office:value-type="float" office:value="17504" calcext:value-type="float">
            <text:p><text:s text:c="3"/>17,504</text:p>
          </table:table-cell>
          <table:table-cell table:style-name="ce24" office:value-type="float" office:value="16021" calcext:value-type="float">
            <text:p><text:s text:c="3"/>16,0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54" calcext:value-type="float">
            <text:p><text:s text:c="3"/>6,154</text:p>
          </table:table-cell>
          <table:table-cell table:style-name="ce18" office:value-type="float" office:value="18044" calcext:value-type="float">
            <text:p><text:s text:c="3"/>18,044</text:p>
          </table:table-cell>
          <table:table-cell table:style-name="ce18" office:value-type="float" office:value="9605" calcext:value-type="float">
            <text:p><text:s text:c="3"/>9,605</text:p>
          </table:table-cell>
          <table:table-cell table:style-name="ce24" office:value-type="float" office:value="8439" calcext:value-type="float">
            <text:p><text:s text:c="3"/>8,4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39" calcext:value-type="float">
            <text:p><text:s text:c="3"/>3,939</text:p>
          </table:table-cell>
          <table:table-cell table:style-name="ce18" office:value-type="float" office:value="10138" calcext:value-type="float">
            <text:p><text:s text:c="3"/>10,138</text:p>
          </table:table-cell>
          <table:table-cell table:style-name="ce18" office:value-type="float" office:value="5563" calcext:value-type="float">
            <text:p><text:s text:c="3"/>5,563</text:p>
          </table:table-cell>
          <table:table-cell table:style-name="ce24" office:value-type="float" office:value="4575" calcext:value-type="float">
            <text:p><text:s text:c="3"/>4,5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52" calcext:value-type="float">
            <text:p><text:s text:c="3"/>3,652</text:p>
          </table:table-cell>
          <table:table-cell table:style-name="ce18" office:value-type="float" office:value="10814" calcext:value-type="float">
            <text:p><text:s text:c="3"/>10,814</text:p>
          </table:table-cell>
          <table:table-cell table:style-name="ce18" office:value-type="float" office:value="5741" calcext:value-type="float">
            <text:p><text:s text:c="3"/>5,741</text:p>
          </table:table-cell>
          <table:table-cell table:style-name="ce24" office:value-type="float" office:value="5073" calcext:value-type="float">
            <text:p><text:s text:c="3"/>5,0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66" calcext:value-type="float">
            <text:p><text:s text:c="3"/>5,566</text:p>
          </table:table-cell>
          <table:table-cell table:style-name="ce18" office:value-type="float" office:value="16387" calcext:value-type="float">
            <text:p><text:s text:c="3"/>16,387</text:p>
          </table:table-cell>
          <table:table-cell table:style-name="ce18" office:value-type="float" office:value="8647" calcext:value-type="float">
            <text:p><text:s text:c="3"/>8,647</text:p>
          </table:table-cell>
          <table:table-cell table:style-name="ce24" office:value-type="float" office:value="7740" calcext:value-type="float">
            <text:p><text:s text:c="3"/>7,7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42" calcext:value-type="float">
            <text:p><text:s text:c="3"/>2,642</text:p>
          </table:table-cell>
          <table:table-cell table:style-name="ce18" office:value-type="float" office:value="7117" calcext:value-type="float">
            <text:p><text:s text:c="3"/>7,117</text:p>
          </table:table-cell>
          <table:table-cell table:style-name="ce18" office:value-type="float" office:value="3975" calcext:value-type="float">
            <text:p><text:s text:c="3"/>3,975</text:p>
          </table:table-cell>
          <table:table-cell table:style-name="ce24" office:value-type="float" office:value="3142" calcext:value-type="float">
            <text:p><text:s text:c="3"/>3,1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31" calcext:value-type="float">
            <text:p><text:s text:c="3"/>4,131</text:p>
          </table:table-cell>
          <table:table-cell table:style-name="ce18" office:value-type="float" office:value="12842" calcext:value-type="float">
            <text:p><text:s text:c="3"/>12,842</text:p>
          </table:table-cell>
          <table:table-cell table:style-name="ce18" office:value-type="float" office:value="6771" calcext:value-type="float">
            <text:p><text:s text:c="3"/>6,771</text:p>
          </table:table-cell>
          <table:table-cell table:style-name="ce24" office:value-type="float" office:value="6071" calcext:value-type="float">
            <text:p><text:s text:c="3"/>6,0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401" calcext:value-type="float">
            <text:p><text:s text:c="3"/>2,401</text:p>
          </table:table-cell>
          <table:table-cell table:style-name="ce18" office:value-type="float" office:value="6711" calcext:value-type="float">
            <text:p><text:s text:c="3"/>6,711</text:p>
          </table:table-cell>
          <table:table-cell table:style-name="ce18" office:value-type="float" office:value="3674" calcext:value-type="float">
            <text:p><text:s text:c="3"/>3,674</text:p>
          </table:table-cell>
          <table:table-cell table:style-name="ce24" office:value-type="float" office:value="3037" calcext:value-type="float">
            <text:p><text:s text:c="3"/>3,0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14" calcext:value-type="float">
            <text:p><text:s text:c="3"/>1,714</text:p>
          </table:table-cell>
          <table:table-cell table:style-name="ce18" office:value-type="float" office:value="4403" calcext:value-type="float">
            <text:p><text:s text:c="3"/>4,403</text:p>
          </table:table-cell>
          <table:table-cell table:style-name="ce18" office:value-type="float" office:value="2462" calcext:value-type="float">
            <text:p><text:s text:c="3"/>2,462</text:p>
          </table:table-cell>
          <table:table-cell table:style-name="ce24" office:value-type="float" office:value="1941" calcext:value-type="float">
            <text:p><text:s text:c="3"/>1,9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86" calcext:value-type="float">
            <text:p><text:s text:c="3"/>1,986</text:p>
          </table:table-cell>
          <table:table-cell table:style-name="ce19" office:value-type="float" office:value="6048" calcext:value-type="float">
            <text:p><text:s text:c="3"/>6,048</text:p>
          </table:table-cell>
          <table:table-cell table:style-name="ce19" office:value-type="float" office:value="3224" calcext:value-type="float">
            <text:p><text:s text:c="3"/>3,224</text:p>
          </table:table-cell>
          <table:table-cell table:style-name="ce25" office:value-type="float" office:value="2824" calcext:value-type="float">
            <text:p><text:s text:c="3"/>2,824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7910" calcext:value-type="float">
            <text:p><text:s text:c="3"/>387,910</text:p>
          </table:table-cell>
          <table:table-cell table:style-name="ce17" office:value-type="float" office:value="1279460" calcext:value-type="float">
            <text:p><text:s text:c="3"/>1,279,460</text:p>
          </table:table-cell>
          <table:table-cell table:style-name="ce17" office:value-type="float" office:value="651916" calcext:value-type="float">
            <text:p><text:s text:c="3"/>651,916</text:p>
          </table:table-cell>
          <table:table-cell table:style-name="ce23" office:value-type="float" office:value="627544" calcext:value-type="float">
            <text:p><text:s text:c="3"/>627,5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528" calcext:value-type="float">
            <text:p><text:s text:c="3"/>76,528</text:p>
          </table:table-cell>
          <table:table-cell table:style-name="ce18" office:value-type="float" office:value="232965" calcext:value-type="float">
            <text:p><text:s text:c="3"/>232,965</text:p>
          </table:table-cell>
          <table:table-cell table:style-name="ce18" office:value-type="float" office:value="115071" calcext:value-type="float">
            <text:p><text:s text:c="3"/>115,071</text:p>
          </table:table-cell>
          <table:table-cell table:style-name="ce24" office:value-type="float" office:value="117894" calcext:value-type="float">
            <text:p><text:s text:c="3"/>117,8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466" calcext:value-type="float">
            <text:p><text:s text:c="3"/>39,466</text:p>
          </table:table-cell>
          <table:table-cell table:style-name="ce18" office:value-type="float" office:value="124603" calcext:value-type="float">
            <text:p><text:s text:c="3"/>124,603</text:p>
          </table:table-cell>
          <table:table-cell table:style-name="ce18" office:value-type="float" office:value="61939" calcext:value-type="float">
            <text:p><text:s text:c="3"/>61,939</text:p>
          </table:table-cell>
          <table:table-cell table:style-name="ce24" office:value-type="float" office:value="62664" calcext:value-type="float">
            <text:p><text:s text:c="3"/>62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570" calcext:value-type="float">
            <text:p><text:s text:c="3"/>24,570</text:p>
          </table:table-cell>
          <table:table-cell table:style-name="ce18" office:value-type="float" office:value="86732" calcext:value-type="float">
            <text:p><text:s text:c="3"/>86,732</text:p>
          </table:table-cell>
          <table:table-cell table:style-name="ce18" office:value-type="float" office:value="44062" calcext:value-type="float">
            <text:p><text:s text:c="3"/>44,062</text:p>
          </table:table-cell>
          <table:table-cell table:style-name="ce24" office:value-type="float" office:value="42670" calcext:value-type="float">
            <text:p><text:s text:c="3"/>42,6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797" calcext:value-type="float">
            <text:p><text:s text:c="3"/>26,797</text:p>
          </table:table-cell>
          <table:table-cell table:style-name="ce18" office:value-type="float" office:value="90792" calcext:value-type="float">
            <text:p><text:s text:c="3"/>90,792</text:p>
          </table:table-cell>
          <table:table-cell table:style-name="ce18" office:value-type="float" office:value="46167" calcext:value-type="float">
            <text:p><text:s text:c="3"/>46,167</text:p>
          </table:table-cell>
          <table:table-cell table:style-name="ce24" office:value-type="float" office:value="44625" calcext:value-type="float">
            <text:p><text:s text:c="3"/>44,6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12" calcext:value-type="float">
            <text:p><text:s text:c="3"/>10,712</text:p>
          </table:table-cell>
          <table:table-cell table:style-name="ce18" office:value-type="float" office:value="33281" calcext:value-type="float">
            <text:p><text:s text:c="3"/>33,281</text:p>
          </table:table-cell>
          <table:table-cell table:style-name="ce18" office:value-type="float" office:value="16766" calcext:value-type="float">
            <text:p><text:s text:c="3"/>16,766</text:p>
          </table:table-cell>
          <table:table-cell table:style-name="ce24" office:value-type="float" office:value="16515" calcext:value-type="float">
            <text:p><text:s text:c="3"/>16,5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401" calcext:value-type="float">
            <text:p><text:s text:c="3"/>16,401</text:p>
          </table:table-cell>
          <table:table-cell table:style-name="ce18" office:value-type="float" office:value="55532" calcext:value-type="float">
            <text:p><text:s text:c="3"/>55,532</text:p>
          </table:table-cell>
          <table:table-cell table:style-name="ce18" office:value-type="float" office:value="28145" calcext:value-type="float">
            <text:p><text:s text:c="3"/>28,145</text:p>
          </table:table-cell>
          <table:table-cell table:style-name="ce24" office:value-type="float" office:value="27387" calcext:value-type="float">
            <text:p><text:s text:c="3"/>27,3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67" calcext:value-type="float">
            <text:p><text:s text:c="3"/>13,167</text:p>
          </table:table-cell>
          <table:table-cell table:style-name="ce18" office:value-type="float" office:value="41743" calcext:value-type="float">
            <text:p><text:s text:c="3"/>41,743</text:p>
          </table:table-cell>
          <table:table-cell table:style-name="ce18" office:value-type="float" office:value="21521" calcext:value-type="float">
            <text:p><text:s text:c="3"/>21,521</text:p>
          </table:table-cell>
          <table:table-cell table:style-name="ce24" office:value-type="float" office:value="20222" calcext:value-type="float">
            <text:p><text:s text:c="3"/>20,2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059" calcext:value-type="float">
            <text:p><text:s text:c="3"/>15,059</text:p>
          </table:table-cell>
          <table:table-cell table:style-name="ce18" office:value-type="float" office:value="50816" calcext:value-type="float">
            <text:p><text:s text:c="3"/>50,816</text:p>
          </table:table-cell>
          <table:table-cell table:style-name="ce18" office:value-type="float" office:value="26120" calcext:value-type="float">
            <text:p><text:s text:c="3"/>26,120</text:p>
          </table:table-cell>
          <table:table-cell table:style-name="ce24" office:value-type="float" office:value="24696" calcext:value-type="float">
            <text:p><text:s text:c="3"/>24,6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20" calcext:value-type="float">
            <text:p><text:s text:c="3"/>4,420</text:p>
          </table:table-cell>
          <table:table-cell table:style-name="ce18" office:value-type="float" office:value="16923" calcext:value-type="float">
            <text:p><text:s text:c="3"/>16,923</text:p>
          </table:table-cell>
          <table:table-cell table:style-name="ce18" office:value-type="float" office:value="8670" calcext:value-type="float">
            <text:p><text:s text:c="3"/>8,670</text:p>
          </table:table-cell>
          <table:table-cell table:style-name="ce24" office:value-type="float" office:value="8253" calcext:value-type="float">
            <text:p><text:s text:c="3"/>8,2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10038" calcext:value-type="float">
            <text:p><text:s text:c="3"/>10,038</text:p>
          </table:table-cell>
          <table:table-cell table:style-name="ce18" office:value-type="float" office:value="36981" calcext:value-type="float">
            <text:p><text:s text:c="3"/>36,981</text:p>
          </table:table-cell>
          <table:table-cell table:style-name="ce18" office:value-type="float" office:value="18863" calcext:value-type="float">
            <text:p><text:s text:c="3"/>18,863</text:p>
          </table:table-cell>
          <table:table-cell table:style-name="ce24" office:value-type="float" office:value="18118" calcext:value-type="float">
            <text:p><text:s text:c="3"/>18,1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881" calcext:value-type="float">
            <text:p><text:s text:c="3"/>12,881</text:p>
          </table:table-cell>
          <table:table-cell table:style-name="ce18" office:value-type="float" office:value="47201" calcext:value-type="float">
            <text:p><text:s text:c="3"/>47,201</text:p>
          </table:table-cell>
          <table:table-cell table:style-name="ce18" office:value-type="float" office:value="24613" calcext:value-type="float">
            <text:p><text:s text:c="3"/>24,613</text:p>
          </table:table-cell>
          <table:table-cell table:style-name="ce24" office:value-type="float" office:value="22588" calcext:value-type="float">
            <text:p><text:s text:c="3"/>22,5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799" calcext:value-type="float">
            <text:p><text:s text:c="3"/>10,799</text:p>
          </table:table-cell>
          <table:table-cell table:style-name="ce18" office:value-type="float" office:value="39268" calcext:value-type="float">
            <text:p><text:s text:c="3"/>39,268</text:p>
          </table:table-cell>
          <table:table-cell table:style-name="ce18" office:value-type="float" office:value="20266" calcext:value-type="float">
            <text:p><text:s text:c="3"/>20,266</text:p>
          </table:table-cell>
          <table:table-cell table:style-name="ce24" office:value-type="float" office:value="19002" calcext:value-type="float">
            <text:p><text:s text:c="3"/>19,0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120" calcext:value-type="float">
            <text:p><text:s text:c="3"/>14,120</text:p>
          </table:table-cell>
          <table:table-cell table:style-name="ce18" office:value-type="float" office:value="45861" calcext:value-type="float">
            <text:p><text:s text:c="3"/>45,861</text:p>
          </table:table-cell>
          <table:table-cell table:style-name="ce18" office:value-type="float" office:value="23526" calcext:value-type="float">
            <text:p><text:s text:c="3"/>23,526</text:p>
          </table:table-cell>
          <table:table-cell table:style-name="ce24" office:value-type="float" office:value="22335" calcext:value-type="float">
            <text:p><text:s text:c="3"/>22,3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43" calcext:value-type="float">
            <text:p><text:s text:c="3"/>6,843</text:p>
          </table:table-cell>
          <table:table-cell table:style-name="ce18" office:value-type="float" office:value="23637" calcext:value-type="float">
            <text:p><text:s text:c="3"/>23,637</text:p>
          </table:table-cell>
          <table:table-cell table:style-name="ce18" office:value-type="float" office:value="12419" calcext:value-type="float">
            <text:p><text:s text:c="3"/>12,419</text:p>
          </table:table-cell>
          <table:table-cell table:style-name="ce24" office:value-type="float" office:value="11218" calcext:value-type="float">
            <text:p><text:s text:c="3"/>11,2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64" calcext:value-type="float">
            <text:p><text:s text:c="3"/>11,164</text:p>
          </table:table-cell>
          <table:table-cell table:style-name="ce18" office:value-type="float" office:value="36825" calcext:value-type="float">
            <text:p><text:s text:c="3"/>36,825</text:p>
          </table:table-cell>
          <table:table-cell table:style-name="ce18" office:value-type="float" office:value="19033" calcext:value-type="float">
            <text:p><text:s text:c="3"/>19,033</text:p>
          </table:table-cell>
          <table:table-cell table:style-name="ce24" office:value-type="float" office:value="17792" calcext:value-type="float">
            <text:p><text:s text:c="3"/>17,7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103" calcext:value-type="float">
            <text:p><text:s text:c="3"/>9,103</text:p>
          </table:table-cell>
          <table:table-cell table:style-name="ce18" office:value-type="float" office:value="32530" calcext:value-type="float">
            <text:p><text:s text:c="3"/>32,530</text:p>
          </table:table-cell>
          <table:table-cell table:style-name="ce18" office:value-type="float" office:value="17104" calcext:value-type="float">
            <text:p><text:s text:c="3"/>17,104</text:p>
          </table:table-cell>
          <table:table-cell table:style-name="ce24" office:value-type="float" office:value="15426" calcext:value-type="float">
            <text:p><text:s text:c="3"/>15,4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620" calcext:value-type="float">
            <text:p><text:s text:c="3"/>10,620</text:p>
          </table:table-cell>
          <table:table-cell table:style-name="ce18" office:value-type="float" office:value="34712" calcext:value-type="float">
            <text:p><text:s text:c="3"/>34,712</text:p>
          </table:table-cell>
          <table:table-cell table:style-name="ce18" office:value-type="float" office:value="17879" calcext:value-type="float">
            <text:p><text:s text:c="3"/>17,879</text:p>
          </table:table-cell>
          <table:table-cell table:style-name="ce24" office:value-type="float" office:value="16833" calcext:value-type="float">
            <text:p><text:s text:c="3"/>16,8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40" calcext:value-type="float">
            <text:p><text:s text:c="3"/>10,940</text:p>
          </table:table-cell>
          <table:table-cell table:style-name="ce18" office:value-type="float" office:value="37176" calcext:value-type="float">
            <text:p><text:s text:c="3"/>37,176</text:p>
          </table:table-cell>
          <table:table-cell table:style-name="ce18" office:value-type="float" office:value="19230" calcext:value-type="float">
            <text:p><text:s text:c="3"/>19,230</text:p>
          </table:table-cell>
          <table:table-cell table:style-name="ce24" office:value-type="float" office:value="17946" calcext:value-type="float">
            <text:p><text:s text:c="3"/>17,9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41" calcext:value-type="float">
            <text:p><text:s text:c="3"/>12,941</text:p>
          </table:table-cell>
          <table:table-cell table:style-name="ce18" office:value-type="float" office:value="43012" calcext:value-type="float">
            <text:p><text:s text:c="3"/>43,012</text:p>
          </table:table-cell>
          <table:table-cell table:style-name="ce18" office:value-type="float" office:value="22112" calcext:value-type="float">
            <text:p><text:s text:c="3"/>22,112</text:p>
          </table:table-cell>
          <table:table-cell table:style-name="ce24" office:value-type="float" office:value="20900" calcext:value-type="float">
            <text:p><text:s text:c="3"/>20,9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94" calcext:value-type="float">
            <text:p><text:s text:c="3"/>5,294</text:p>
          </table:table-cell>
          <table:table-cell table:style-name="ce18" office:value-type="float" office:value="15236" calcext:value-type="float">
            <text:p><text:s text:c="3"/>15,236</text:p>
          </table:table-cell>
          <table:table-cell table:style-name="ce18" office:value-type="float" office:value="7973" calcext:value-type="float">
            <text:p><text:s text:c="3"/>7,973</text:p>
          </table:table-cell>
          <table:table-cell table:style-name="ce24" office:value-type="float" office:value="7263" calcext:value-type="float">
            <text:p><text:s text:c="3"/>7,2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7998" calcext:value-type="float">
            <text:p><text:s text:c="3"/>7,998</text:p>
          </table:table-cell>
          <table:table-cell table:style-name="ce18" office:value-type="float" office:value="27459" calcext:value-type="float">
            <text:p><text:s text:c="3"/>27,459</text:p>
          </table:table-cell>
          <table:table-cell table:style-name="ce18" office:value-type="float" office:value="14139" calcext:value-type="float">
            <text:p><text:s text:c="3"/>14,139</text:p>
          </table:table-cell>
          <table:table-cell table:style-name="ce24" office:value-type="float" office:value="13320" calcext:value-type="float">
            <text:p><text:s text:c="3"/>13,3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081" calcext:value-type="float">
            <text:p><text:s text:c="3"/>9,081</text:p>
          </table:table-cell>
          <table:table-cell table:style-name="ce18" office:value-type="float" office:value="30615" calcext:value-type="float">
            <text:p><text:s text:c="3"/>30,615</text:p>
          </table:table-cell>
          <table:table-cell table:style-name="ce18" office:value-type="float" office:value="15833" calcext:value-type="float">
            <text:p><text:s text:c="3"/>15,833</text:p>
          </table:table-cell>
          <table:table-cell table:style-name="ce24" office:value-type="float" office:value="14782" calcext:value-type="float">
            <text:p><text:s text:c="3"/>14,7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30" calcext:value-type="float">
            <text:p><text:s text:c="3"/>10,130</text:p>
          </table:table-cell>
          <table:table-cell table:style-name="ce18" office:value-type="float" office:value="33605" calcext:value-type="float">
            <text:p><text:s text:c="3"/>33,605</text:p>
          </table:table-cell>
          <table:table-cell table:style-name="ce18" office:value-type="float" office:value="17754" calcext:value-type="float">
            <text:p><text:s text:c="3"/>17,754</text:p>
          </table:table-cell>
          <table:table-cell table:style-name="ce24" office:value-type="float" office:value="15851" calcext:value-type="float">
            <text:p><text:s text:c="3"/>15,8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45" calcext:value-type="float">
            <text:p><text:s text:c="3"/>5,245</text:p>
          </table:table-cell>
          <table:table-cell table:style-name="ce18" office:value-type="float" office:value="16861" calcext:value-type="float">
            <text:p><text:s text:c="3"/>16,861</text:p>
          </table:table-cell>
          <table:table-cell table:style-name="ce18" office:value-type="float" office:value="9098" calcext:value-type="float">
            <text:p><text:s text:c="3"/>9,098</text:p>
          </table:table-cell>
          <table:table-cell table:style-name="ce24" office:value-type="float" office:value="7763" calcext:value-type="float">
            <text:p><text:s text:c="3"/>7,7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16" calcext:value-type="float">
            <text:p><text:s text:c="3"/>4,616</text:p>
          </table:table-cell>
          <table:table-cell table:style-name="ce18" office:value-type="float" office:value="15223" calcext:value-type="float">
            <text:p><text:s text:c="3"/>15,223</text:p>
          </table:table-cell>
          <table:table-cell table:style-name="ce18" office:value-type="float" office:value="8002" calcext:value-type="float">
            <text:p><text:s text:c="3"/>8,002</text:p>
          </table:table-cell>
          <table:table-cell table:style-name="ce24" office:value-type="float" office:value="7221" calcext:value-type="float">
            <text:p><text:s text:c="3"/>7,2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8977" calcext:value-type="float">
            <text:p><text:s text:c="3"/>8,977</text:p>
          </table:table-cell>
          <table:table-cell table:style-name="ce19" office:value-type="float" office:value="29871" calcext:value-type="float">
            <text:p><text:s text:c="3"/>29,871</text:p>
          </table:table-cell>
          <table:table-cell table:style-name="ce19" office:value-type="float" office:value="15611" calcext:value-type="float">
            <text:p><text:s text:c="3"/>15,611</text:p>
          </table:table-cell>
          <table:table-cell table:style-name="ce25" office:value-type="float" office:value="14260" calcext:value-type="float">
            <text:p><text:s text:c="3"/>14,260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138" calcext:value-type="float">
            <text:p><text:s text:c="3"/>178,138</text:p>
          </table:table-cell>
          <table:table-cell table:style-name="ce17" office:value-type="float" office:value="499531" calcext:value-type="float">
            <text:p><text:s text:c="3"/>499,531</text:p>
          </table:table-cell>
          <table:table-cell table:style-name="ce17" office:value-type="float" office:value="255848" calcext:value-type="float">
            <text:p><text:s text:c="3"/>255,848</text:p>
          </table:table-cell>
          <table:table-cell table:style-name="ce23" office:value-type="float" office:value="243683" calcext:value-type="float">
            <text:p><text:s text:c="3"/>243,6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811" calcext:value-type="float">
            <text:p><text:s text:c="3"/>34,811</text:p>
          </table:table-cell>
          <table:table-cell table:style-name="ce18" office:value-type="float" office:value="99850" calcext:value-type="float">
            <text:p><text:s text:c="3"/>99,850</text:p>
          </table:table-cell>
          <table:table-cell table:style-name="ce18" office:value-type="float" office:value="49951" calcext:value-type="float">
            <text:p><text:s text:c="3"/>49,951</text:p>
          </table:table-cell>
          <table:table-cell table:style-name="ce24" office:value-type="float" office:value="49899" calcext:value-type="float">
            <text:p><text:s text:c="3"/>49,8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8980" calcext:value-type="float">
            <text:p><text:s text:c="3"/>28,980</text:p>
          </table:table-cell>
          <table:table-cell table:style-name="ce18" office:value-type="float" office:value="80737" calcext:value-type="float">
            <text:p><text:s text:c="3"/>80,737</text:p>
          </table:table-cell>
          <table:table-cell table:style-name="ce18" office:value-type="float" office:value="40220" calcext:value-type="float">
            <text:p><text:s text:c="3"/>40,220</text:p>
          </table:table-cell>
          <table:table-cell table:style-name="ce24" office:value-type="float" office:value="40517" calcext:value-type="float">
            <text:p><text:s text:c="3"/>40,5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259" calcext:value-type="float">
            <text:p><text:s text:c="3"/>33,259</text:p>
          </table:table-cell>
          <table:table-cell table:style-name="ce18" office:value-type="float" office:value="97580" calcext:value-type="float">
            <text:p><text:s text:c="3"/>97,580</text:p>
          </table:table-cell>
          <table:table-cell table:style-name="ce18" office:value-type="float" office:value="49354" calcext:value-type="float">
            <text:p><text:s text:c="3"/>49,354</text:p>
          </table:table-cell>
          <table:table-cell table:style-name="ce24" office:value-type="float" office:value="48226" calcext:value-type="float">
            <text:p><text:s text:c="3"/>48,2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36" calcext:value-type="float">
            <text:p><text:s text:c="3"/>20,136</text:p>
          </table:table-cell>
          <table:table-cell table:style-name="ce18" office:value-type="float" office:value="54901" calcext:value-type="float">
            <text:p><text:s text:c="3"/>54,901</text:p>
          </table:table-cell>
          <table:table-cell table:style-name="ce18" office:value-type="float" office:value="28130" calcext:value-type="float">
            <text:p><text:s text:c="3"/>28,130</text:p>
          </table:table-cell>
          <table:table-cell table:style-name="ce24" office:value-type="float" office:value="26771" calcext:value-type="float">
            <text:p><text:s text:c="3"/>26,7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12" calcext:value-type="float">
            <text:p><text:s text:c="3"/>4,312</text:p>
          </table:table-cell>
          <table:table-cell table:style-name="ce18" office:value-type="float" office:value="10913" calcext:value-type="float">
            <text:p><text:s text:c="3"/>10,913</text:p>
          </table:table-cell>
          <table:table-cell table:style-name="ce18" office:value-type="float" office:value="5679" calcext:value-type="float">
            <text:p><text:s text:c="3"/>5,679</text:p>
          </table:table-cell>
          <table:table-cell table:style-name="ce24" office:value-type="float" office:value="5234" calcext:value-type="float">
            <text:p><text:s text:c="3"/>5,2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29" calcext:value-type="float">
            <text:p><text:s text:c="3"/>12,629</text:p>
          </table:table-cell>
          <table:table-cell table:style-name="ce18" office:value-type="float" office:value="38547" calcext:value-type="float">
            <text:p><text:s text:c="3"/>38,547</text:p>
          </table:table-cell>
          <table:table-cell table:style-name="ce18" office:value-type="float" office:value="20314" calcext:value-type="float">
            <text:p><text:s text:c="3"/>20,314</text:p>
          </table:table-cell>
          <table:table-cell table:style-name="ce24" office:value-type="float" office:value="18233" calcext:value-type="float">
            <text:p><text:s text:c="3"/>18,2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8027" calcext:value-type="float">
            <text:p><text:s text:c="3"/>8,027</text:p>
          </table:table-cell>
          <table:table-cell table:style-name="ce18" office:value-type="float" office:value="17778" calcext:value-type="float">
            <text:p><text:s text:c="3"/>17,778</text:p>
          </table:table-cell>
          <table:table-cell table:style-name="ce18" office:value-type="float" office:value="9486" calcext:value-type="float">
            <text:p><text:s text:c="3"/>9,486</text:p>
          </table:table-cell>
          <table:table-cell table:style-name="ce24" office:value-type="float" office:value="8292" calcext:value-type="float">
            <text:p><text:s text:c="3"/>8,2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38" calcext:value-type="float">
            <text:p><text:s text:c="3"/>5,638</text:p>
          </table:table-cell>
          <table:table-cell table:style-name="ce18" office:value-type="float" office:value="14810" calcext:value-type="float">
            <text:p><text:s text:c="3"/>14,810</text:p>
          </table:table-cell>
          <table:table-cell table:style-name="ce18" office:value-type="float" office:value="8043" calcext:value-type="float">
            <text:p><text:s text:c="3"/>8,043</text:p>
          </table:table-cell>
          <table:table-cell table:style-name="ce24" office:value-type="float" office:value="6767" calcext:value-type="float">
            <text:p><text:s text:c="3"/>6,7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55" calcext:value-type="float">
            <text:p><text:s text:c="3"/>5,755</text:p>
          </table:table-cell>
          <table:table-cell table:style-name="ce18" office:value-type="float" office:value="15885" calcext:value-type="float">
            <text:p><text:s text:c="3"/>15,885</text:p>
          </table:table-cell>
          <table:table-cell table:style-name="ce18" office:value-type="float" office:value="8387" calcext:value-type="float">
            <text:p><text:s text:c="3"/>8,387</text:p>
          </table:table-cell>
          <table:table-cell table:style-name="ce24" office:value-type="float" office:value="7498" calcext:value-type="float">
            <text:p><text:s text:c="3"/>7,4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290" calcext:value-type="float">
            <text:p><text:s text:c="3"/>7,290</text:p>
          </table:table-cell>
          <table:table-cell table:style-name="ce18" office:value-type="float" office:value="18741" calcext:value-type="float">
            <text:p><text:s text:c="3"/>18,741</text:p>
          </table:table-cell>
          <table:table-cell table:style-name="ce18" office:value-type="float" office:value="10107" calcext:value-type="float">
            <text:p><text:s text:c="3"/>10,107</text:p>
          </table:table-cell>
          <table:table-cell table:style-name="ce24" office:value-type="float" office:value="8634" calcext:value-type="float">
            <text:p><text:s text:c="3"/>8,6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28" calcext:value-type="float">
            <text:p><text:s text:c="3"/>7,128</text:p>
          </table:table-cell>
          <table:table-cell table:style-name="ce18" office:value-type="float" office:value="17680" calcext:value-type="float">
            <text:p><text:s text:c="3"/>17,680</text:p>
          </table:table-cell>
          <table:table-cell table:style-name="ce18" office:value-type="float" office:value="9278" calcext:value-type="float">
            <text:p><text:s text:c="3"/>9,278</text:p>
          </table:table-cell>
          <table:table-cell table:style-name="ce24" office:value-type="float" office:value="8402" calcext:value-type="float">
            <text:p><text:s text:c="3"/>8,4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82" calcext:value-type="float">
            <text:p><text:s text:c="3"/>5,282</text:p>
          </table:table-cell>
          <table:table-cell table:style-name="ce18" office:value-type="float" office:value="16252" calcext:value-type="float">
            <text:p><text:s text:c="3"/>16,252</text:p>
          </table:table-cell>
          <table:table-cell table:style-name="ce18" office:value-type="float" office:value="8718" calcext:value-type="float">
            <text:p><text:s text:c="3"/>8,718</text:p>
          </table:table-cell>
          <table:table-cell table:style-name="ce24" office:value-type="float" office:value="7534" calcext:value-type="float">
            <text:p><text:s text:c="3"/>7,5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891" calcext:value-type="float">
            <text:p><text:s text:c="3"/>4,891</text:p>
          </table:table-cell>
          <table:table-cell table:style-name="ce19" office:value-type="float" office:value="15857" calcext:value-type="float">
            <text:p><text:s text:c="3"/>15,857</text:p>
          </table:table-cell>
          <table:table-cell table:style-name="ce19" office:value-type="float" office:value="8181" calcext:value-type="float">
            <text:p><text:s text:c="3"/>8,181</text:p>
          </table:table-cell>
          <table:table-cell table:style-name="ce25" office:value-type="float" office:value="7676" calcext:value-type="float">
            <text:p><text:s text:c="3"/>7,676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0553" calcext:value-type="float">
            <text:p><text:s text:c="3"/>240,553</text:p>
          </table:table-cell>
          <table:table-cell table:style-name="ce17" office:value-type="float" office:value="688781" calcext:value-type="float">
            <text:p><text:s text:c="3"/>688,781</text:p>
          </table:table-cell>
          <table:table-cell table:style-name="ce17" office:value-type="float" office:value="357178" calcext:value-type="float">
            <text:p><text:s text:c="3"/>357,178</text:p>
          </table:table-cell>
          <table:table-cell table:style-name="ce23" office:value-type="float" office:value="331603" calcext:value-type="float">
            <text:p><text:s text:c="3"/>331,6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385" calcext:value-type="float">
            <text:p><text:s text:c="3"/>38,385</text:p>
          </table:table-cell>
          <table:table-cell table:style-name="ce18" office:value-type="float" office:value="108590" calcext:value-type="float">
            <text:p><text:s text:c="3"/>108,590</text:p>
          </table:table-cell>
          <table:table-cell table:style-name="ce18" office:value-type="float" office:value="53942" calcext:value-type="float">
            <text:p><text:s text:c="3"/>53,942</text:p>
          </table:table-cell>
          <table:table-cell table:style-name="ce24" office:value-type="float" office:value="54648" calcext:value-type="float">
            <text:p><text:s text:c="3"/>54,6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877" calcext:value-type="float">
            <text:p><text:s text:c="3"/>15,877</text:p>
          </table:table-cell>
          <table:table-cell table:style-name="ce18" office:value-type="float" office:value="44796" calcext:value-type="float">
            <text:p><text:s text:c="3"/>44,796</text:p>
          </table:table-cell>
          <table:table-cell table:style-name="ce18" office:value-type="float" office:value="22743" calcext:value-type="float">
            <text:p><text:s text:c="3"/>22,743</text:p>
          </table:table-cell>
          <table:table-cell table:style-name="ce24" office:value-type="float" office:value="22053" calcext:value-type="float">
            <text:p><text:s text:c="3"/>22,0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069" calcext:value-type="float">
            <text:p><text:s text:c="3"/>25,069</text:p>
          </table:table-cell>
          <table:table-cell table:style-name="ce18" office:value-type="float" office:value="70858" calcext:value-type="float">
            <text:p><text:s text:c="3"/>70,858</text:p>
          </table:table-cell>
          <table:table-cell table:style-name="ce18" office:value-type="float" office:value="35872" calcext:value-type="float">
            <text:p><text:s text:c="3"/>35,872</text:p>
          </table:table-cell>
          <table:table-cell table:style-name="ce24" office:value-type="float" office:value="34986" calcext:value-type="float">
            <text:p><text:s text:c="3"/>34,9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728" calcext:value-type="float">
            <text:p><text:s text:c="3"/>14,728</text:p>
          </table:table-cell>
          <table:table-cell table:style-name="ce18" office:value-type="float" office:value="46129" calcext:value-type="float">
            <text:p><text:s text:c="3"/>46,129</text:p>
          </table:table-cell>
          <table:table-cell table:style-name="ce18" office:value-type="float" office:value="23333" calcext:value-type="float">
            <text:p><text:s text:c="3"/>23,333</text:p>
          </table:table-cell>
          <table:table-cell table:style-name="ce24" office:value-type="float" office:value="22796" calcext:value-type="float">
            <text:p><text:s text:c="3"/>22,7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394" calcext:value-type="float">
            <text:p><text:s text:c="3"/>9,394</text:p>
          </table:table-cell>
          <table:table-cell table:style-name="ce18" office:value-type="float" office:value="28837" calcext:value-type="float">
            <text:p><text:s text:c="3"/>28,837</text:p>
          </table:table-cell>
          <table:table-cell table:style-name="ce18" office:value-type="float" office:value="15048" calcext:value-type="float">
            <text:p><text:s text:c="3"/>15,048</text:p>
          </table:table-cell>
          <table:table-cell table:style-name="ce24" office:value-type="float" office:value="13789" calcext:value-type="float">
            <text:p><text:s text:c="3"/>13,7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6000" calcext:value-type="float">
            <text:p><text:s text:c="3"/>16,000</text:p>
          </table:table-cell>
          <table:table-cell table:style-name="ce18" office:value-type="float" office:value="40130" calcext:value-type="float">
            <text:p><text:s text:c="3"/>40,130</text:p>
          </table:table-cell>
          <table:table-cell table:style-name="ce18" office:value-type="float" office:value="20714" calcext:value-type="float">
            <text:p><text:s text:c="3"/>20,714</text:p>
          </table:table-cell>
          <table:table-cell table:style-name="ce24" office:value-type="float" office:value="19416" calcext:value-type="float">
            <text:p><text:s text:c="3"/>19,4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1011" calcext:value-type="float">
            <text:p><text:s text:c="3"/>11,011</text:p>
          </table:table-cell>
          <table:table-cell table:style-name="ce18" office:value-type="float" office:value="31589" calcext:value-type="float">
            <text:p><text:s text:c="3"/>31,589</text:p>
          </table:table-cell>
          <table:table-cell table:style-name="ce18" office:value-type="float" office:value="16645" calcext:value-type="float">
            <text:p><text:s text:c="3"/>16,645</text:p>
          </table:table-cell>
          <table:table-cell table:style-name="ce24" office:value-type="float" office:value="14944" calcext:value-type="float">
            <text:p><text:s text:c="3"/>14,9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52" calcext:value-type="float">
            <text:p><text:s text:c="3"/>6,652</text:p>
          </table:table-cell>
          <table:table-cell table:style-name="ce18" office:value-type="float" office:value="19140" calcext:value-type="float">
            <text:p><text:s text:c="3"/>19,140</text:p>
          </table:table-cell>
          <table:table-cell table:style-name="ce18" office:value-type="float" office:value="10271" calcext:value-type="float">
            <text:p><text:s text:c="3"/>10,271</text:p>
          </table:table-cell>
          <table:table-cell table:style-name="ce24" office:value-type="float" office:value="8869" calcext:value-type="float">
            <text:p><text:s text:c="3"/>8,8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66" calcext:value-type="float">
            <text:p><text:s text:c="3"/>9,366</text:p>
          </table:table-cell>
          <table:table-cell table:style-name="ce18" office:value-type="float" office:value="28806" calcext:value-type="float">
            <text:p><text:s text:c="3"/>28,806</text:p>
          </table:table-cell>
          <table:table-cell table:style-name="ce18" office:value-type="float" office:value="15100" calcext:value-type="float">
            <text:p><text:s text:c="3"/>15,100</text:p>
          </table:table-cell>
          <table:table-cell table:style-name="ce24" office:value-type="float" office:value="13706" calcext:value-type="float">
            <text:p><text:s text:c="3"/>13,7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22" calcext:value-type="float">
            <text:p><text:s text:c="3"/>6,022</text:p>
          </table:table-cell>
          <table:table-cell table:style-name="ce18" office:value-type="float" office:value="18259" calcext:value-type="float">
            <text:p><text:s text:c="3"/>18,259</text:p>
          </table:table-cell>
          <table:table-cell table:style-name="ce18" office:value-type="float" office:value="9571" calcext:value-type="float">
            <text:p><text:s text:c="3"/>9,571</text:p>
          </table:table-cell>
          <table:table-cell table:style-name="ce24" office:value-type="float" office:value="8688" calcext:value-type="float">
            <text:p><text:s text:c="3"/>8,6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49" calcext:value-type="float">
            <text:p><text:s text:c="3"/>8,949</text:p>
          </table:table-cell>
          <table:table-cell table:style-name="ce18" office:value-type="float" office:value="27102" calcext:value-type="float">
            <text:p><text:s text:c="3"/>27,102</text:p>
          </table:table-cell>
          <table:table-cell table:style-name="ce18" office:value-type="float" office:value="14494" calcext:value-type="float">
            <text:p><text:s text:c="3"/>14,494</text:p>
          </table:table-cell>
          <table:table-cell table:style-name="ce24" office:value-type="float" office:value="12608" calcext:value-type="float">
            <text:p><text:s text:c="3"/>12,6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05" calcext:value-type="float">
            <text:p><text:s text:c="3"/>8,505</text:p>
          </table:table-cell>
          <table:table-cell table:style-name="ce18" office:value-type="float" office:value="24563" calcext:value-type="float">
            <text:p><text:s text:c="3"/>24,563</text:p>
          </table:table-cell>
          <table:table-cell table:style-name="ce18" office:value-type="float" office:value="12967" calcext:value-type="float">
            <text:p><text:s text:c="3"/>12,967</text:p>
          </table:table-cell>
          <table:table-cell table:style-name="ce24" office:value-type="float" office:value="11596" calcext:value-type="float">
            <text:p><text:s text:c="3"/>11,5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417" calcext:value-type="float">
            <text:p><text:s text:c="3"/>14,417</text:p>
          </table:table-cell>
          <table:table-cell table:style-name="ce18" office:value-type="float" office:value="45638" calcext:value-type="float">
            <text:p><text:s text:c="3"/>45,638</text:p>
          </table:table-cell>
          <table:table-cell table:style-name="ce18" office:value-type="float" office:value="22897" calcext:value-type="float">
            <text:p><text:s text:c="3"/>22,897</text:p>
          </table:table-cell>
          <table:table-cell table:style-name="ce24" office:value-type="float" office:value="22741" calcext:value-type="float">
            <text:p><text:s text:c="3"/>22,7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56" calcext:value-type="float">
            <text:p><text:s text:c="3"/>5,756</text:p>
          </table:table-cell>
          <table:table-cell table:style-name="ce18" office:value-type="float" office:value="14942" calcext:value-type="float">
            <text:p><text:s text:c="3"/>14,942</text:p>
          </table:table-cell>
          <table:table-cell table:style-name="ce18" office:value-type="float" office:value="8269" calcext:value-type="float">
            <text:p><text:s text:c="3"/>8,269</text:p>
          </table:table-cell>
          <table:table-cell table:style-name="ce24" office:value-type="float" office:value="6673" calcext:value-type="float">
            <text:p><text:s text:c="3"/>6,6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28" calcext:value-type="float">
            <text:p><text:s text:c="3"/>4,428</text:p>
          </table:table-cell>
          <table:table-cell table:style-name="ce18" office:value-type="float" office:value="13035" calcext:value-type="float">
            <text:p><text:s text:c="3"/>13,035</text:p>
          </table:table-cell>
          <table:table-cell table:style-name="ce18" office:value-type="float" office:value="7001" calcext:value-type="float">
            <text:p><text:s text:c="3"/>7,001</text:p>
          </table:table-cell>
          <table:table-cell table:style-name="ce24" office:value-type="float" office:value="6034" calcext:value-type="float">
            <text:p><text:s text:c="3"/>6,0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71" calcext:value-type="float">
            <text:p><text:s text:c="3"/>8,671</text:p>
          </table:table-cell>
          <table:table-cell table:style-name="ce18" office:value-type="float" office:value="23952" calcext:value-type="float">
            <text:p><text:s text:c="3"/>23,952</text:p>
          </table:table-cell>
          <table:table-cell table:style-name="ce18" office:value-type="float" office:value="12830" calcext:value-type="float">
            <text:p><text:s text:c="3"/>12,830</text:p>
          </table:table-cell>
          <table:table-cell table:style-name="ce24" office:value-type="float" office:value="11122" calcext:value-type="float">
            <text:p><text:s text:c="3"/>11,1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64" calcext:value-type="float">
            <text:p><text:s text:c="3"/>9,264</text:p>
          </table:table-cell>
          <table:table-cell table:style-name="ce18" office:value-type="float" office:value="25864" calcext:value-type="float">
            <text:p><text:s text:c="3"/>25,864</text:p>
          </table:table-cell>
          <table:table-cell table:style-name="ce18" office:value-type="float" office:value="14142" calcext:value-type="float">
            <text:p><text:s text:c="3"/>14,142</text:p>
          </table:table-cell>
          <table:table-cell table:style-name="ce24" office:value-type="float" office:value="11722" calcext:value-type="float">
            <text:p><text:s text:c="3"/>11,7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46" calcext:value-type="float">
            <text:p><text:s text:c="3"/>8,746</text:p>
          </table:table-cell>
          <table:table-cell table:style-name="ce18" office:value-type="float" office:value="23464" calcext:value-type="float">
            <text:p><text:s text:c="3"/>23,464</text:p>
          </table:table-cell>
          <table:table-cell table:style-name="ce18" office:value-type="float" office:value="12723" calcext:value-type="float">
            <text:p><text:s text:c="3"/>12,723</text:p>
          </table:table-cell>
          <table:table-cell table:style-name="ce24" office:value-type="float" office:value="10741" calcext:value-type="float">
            <text:p><text:s text:c="3"/>10,7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38" calcext:value-type="float">
            <text:p><text:s text:c="3"/>9,438</text:p>
          </table:table-cell>
          <table:table-cell table:style-name="ce18" office:value-type="float" office:value="27524" calcext:value-type="float">
            <text:p><text:s text:c="3"/>27,524</text:p>
          </table:table-cell>
          <table:table-cell table:style-name="ce18" office:value-type="float" office:value="14672" calcext:value-type="float">
            <text:p><text:s text:c="3"/>14,672</text:p>
          </table:table-cell>
          <table:table-cell table:style-name="ce24" office:value-type="float" office:value="12852" calcext:value-type="float">
            <text:p><text:s text:c="3"/>12,8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875" calcext:value-type="float">
            <text:p><text:s text:c="3"/>9,875</text:p>
          </table:table-cell>
          <table:table-cell table:style-name="ce19" office:value-type="float" office:value="25563" calcext:value-type="float">
            <text:p><text:s text:c="3"/>25,563</text:p>
          </table:table-cell>
          <table:table-cell table:style-name="ce19" office:value-type="float" office:value="13944" calcext:value-type="float">
            <text:p><text:s text:c="3"/>13,944</text:p>
          </table:table-cell>
          <table:table-cell table:style-name="ce25" office:value-type="float" office:value="11619" calcext:value-type="float">
            <text:p><text:s text:c="3"/>11,619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2868" calcext:value-type="float">
            <text:p><text:s text:c="3"/>182,868</text:p>
          </table:table-cell>
          <table:table-cell table:style-name="ce17" office:value-type="float" office:value="509360" calcext:value-type="float">
            <text:p><text:s text:c="3"/>509,360</text:p>
          </table:table-cell>
          <table:table-cell table:style-name="ce17" office:value-type="float" office:value="264764" calcext:value-type="float">
            <text:p><text:s text:c="3"/>264,764</text:p>
          </table:table-cell>
          <table:table-cell table:style-name="ce23" office:value-type="float" office:value="244596" calcext:value-type="float">
            <text:p><text:s text:c="3"/>244,5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3103" calcext:value-type="float">
            <text:p><text:s text:c="3"/>13,103</text:p>
          </table:table-cell>
          <table:table-cell table:style-name="ce18" office:value-type="float" office:value="37951" calcext:value-type="float">
            <text:p><text:s text:c="3"/>37,951</text:p>
          </table:table-cell>
          <table:table-cell table:style-name="ce18" office:value-type="float" office:value="19471" calcext:value-type="float">
            <text:p><text:s text:c="3"/>19,471</text:p>
          </table:table-cell>
          <table:table-cell table:style-name="ce24" office:value-type="float" office:value="18480" calcext:value-type="float">
            <text:p><text:s text:c="3"/>18,4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699" calcext:value-type="float">
            <text:p><text:s text:c="3"/>15,699</text:p>
          </table:table-cell>
          <table:table-cell table:style-name="ce18" office:value-type="float" office:value="42255" calcext:value-type="float">
            <text:p><text:s text:c="3"/>42,255</text:p>
          </table:table-cell>
          <table:table-cell table:style-name="ce18" office:value-type="float" office:value="21315" calcext:value-type="float">
            <text:p><text:s text:c="3"/>21,315</text:p>
          </table:table-cell>
          <table:table-cell table:style-name="ce24" office:value-type="float" office:value="20940" calcext:value-type="float">
            <text:p><text:s text:c="3"/>20,9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33" calcext:value-type="float">
            <text:p><text:s text:c="3"/>9,933</text:p>
          </table:table-cell>
          <table:table-cell table:style-name="ce18" office:value-type="float" office:value="27008" calcext:value-type="float">
            <text:p><text:s text:c="3"/>27,008</text:p>
          </table:table-cell>
          <table:table-cell table:style-name="ce18" office:value-type="float" office:value="13784" calcext:value-type="float">
            <text:p><text:s text:c="3"/>13,784</text:p>
          </table:table-cell>
          <table:table-cell table:style-name="ce24" office:value-type="float" office:value="13224" calcext:value-type="float">
            <text:p><text:s text:c="3"/>13,2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381" calcext:value-type="float">
            <text:p><text:s text:c="3"/>11,381</text:p>
          </table:table-cell>
          <table:table-cell table:style-name="ce18" office:value-type="float" office:value="31026" calcext:value-type="float">
            <text:p><text:s text:c="3"/>31,026</text:p>
          </table:table-cell>
          <table:table-cell table:style-name="ce18" office:value-type="float" office:value="15889" calcext:value-type="float">
            <text:p><text:s text:c="3"/>15,889</text:p>
          </table:table-cell>
          <table:table-cell table:style-name="ce24" office:value-type="float" office:value="15137" calcext:value-type="float">
            <text:p><text:s text:c="3"/>15,1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4984" calcext:value-type="float">
            <text:p><text:s text:c="3"/>24,984</text:p>
          </table:table-cell>
          <table:table-cell table:style-name="ce18" office:value-type="float" office:value="71524" calcext:value-type="float">
            <text:p><text:s text:c="3"/>71,524</text:p>
          </table:table-cell>
          <table:table-cell table:style-name="ce18" office:value-type="float" office:value="36626" calcext:value-type="float">
            <text:p><text:s text:c="3"/>36,626</text:p>
          </table:table-cell>
          <table:table-cell table:style-name="ce24" office:value-type="float" office:value="34898" calcext:value-type="float">
            <text:p><text:s text:c="3"/>34,8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23" calcext:value-type="float">
            <text:p><text:s text:c="3"/>5,323</text:p>
          </table:table-cell>
          <table:table-cell table:style-name="ce18" office:value-type="float" office:value="14707" calcext:value-type="float">
            <text:p><text:s text:c="3"/>14,707</text:p>
          </table:table-cell>
          <table:table-cell table:style-name="ce18" office:value-type="float" office:value="7877" calcext:value-type="float">
            <text:p><text:s text:c="3"/>7,877</text:p>
          </table:table-cell>
          <table:table-cell table:style-name="ce24" office:value-type="float" office:value="6830" calcext:value-type="float">
            <text:p><text:s text:c="3"/>6,8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657" calcext:value-type="float">
            <text:p><text:s text:c="3"/>10,657</text:p>
          </table:table-cell>
          <table:table-cell table:style-name="ce18" office:value-type="float" office:value="31858" calcext:value-type="float">
            <text:p><text:s text:c="3"/>31,858</text:p>
          </table:table-cell>
          <table:table-cell table:style-name="ce18" office:value-type="float" office:value="16772" calcext:value-type="float">
            <text:p><text:s text:c="3"/>16,772</text:p>
          </table:table-cell>
          <table:table-cell table:style-name="ce24" office:value-type="float" office:value="15086" calcext:value-type="float">
            <text:p><text:s text:c="3"/>15,0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38" calcext:value-type="float">
            <text:p><text:s text:c="3"/>8,838</text:p>
          </table:table-cell>
          <table:table-cell table:style-name="ce18" office:value-type="float" office:value="23183" calcext:value-type="float">
            <text:p><text:s text:c="3"/>23,183</text:p>
          </table:table-cell>
          <table:table-cell table:style-name="ce18" office:value-type="float" office:value="12301" calcext:value-type="float">
            <text:p><text:s text:c="3"/>12,301</text:p>
          </table:table-cell>
          <table:table-cell table:style-name="ce24" office:value-type="float" office:value="10882" calcext:value-type="float">
            <text:p><text:s text:c="3"/>10,8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207" calcext:value-type="float">
            <text:p><text:s text:c="3"/>9,207</text:p>
          </table:table-cell>
          <table:table-cell table:style-name="ce18" office:value-type="float" office:value="24804" calcext:value-type="float">
            <text:p><text:s text:c="3"/>24,804</text:p>
          </table:table-cell>
          <table:table-cell table:style-name="ce18" office:value-type="float" office:value="13126" calcext:value-type="float">
            <text:p><text:s text:c="3"/>13,126</text:p>
          </table:table-cell>
          <table:table-cell table:style-name="ce24" office:value-type="float" office:value="11678" calcext:value-type="float">
            <text:p><text:s text:c="3"/>11,6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76" calcext:value-type="float">
            <text:p><text:s text:c="3"/>7,376</text:p>
          </table:table-cell>
          <table:table-cell table:style-name="ce18" office:value-type="float" office:value="18383" calcext:value-type="float">
            <text:p><text:s text:c="3"/>18,383</text:p>
          </table:table-cell>
          <table:table-cell table:style-name="ce18" office:value-type="float" office:value="9555" calcext:value-type="float">
            <text:p><text:s text:c="3"/>9,555</text:p>
          </table:table-cell>
          <table:table-cell table:style-name="ce24" office:value-type="float" office:value="8828" calcext:value-type="float">
            <text:p><text:s text:c="3"/>8,8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53" calcext:value-type="float">
            <text:p><text:s text:c="3"/>5,753</text:p>
          </table:table-cell>
          <table:table-cell table:style-name="ce18" office:value-type="float" office:value="15514" calcext:value-type="float">
            <text:p><text:s text:c="3"/>15,514</text:p>
          </table:table-cell>
          <table:table-cell table:style-name="ce18" office:value-type="float" office:value="8306" calcext:value-type="float">
            <text:p><text:s text:c="3"/>8,306</text:p>
          </table:table-cell>
          <table:table-cell table:style-name="ce24" office:value-type="float" office:value="7208" calcext:value-type="float">
            <text:p><text:s text:c="3"/>7,2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106" calcext:value-type="float">
            <text:p><text:s text:c="3"/>18,106</text:p>
          </table:table-cell>
          <table:table-cell table:style-name="ce18" office:value-type="float" office:value="49547" calcext:value-type="float">
            <text:p><text:s text:c="3"/>49,547</text:p>
          </table:table-cell>
          <table:table-cell table:style-name="ce18" office:value-type="float" office:value="25585" calcext:value-type="float">
            <text:p><text:s text:c="3"/>25,585</text:p>
          </table:table-cell>
          <table:table-cell table:style-name="ce24" office:value-type="float" office:value="23962" calcext:value-type="float">
            <text:p><text:s text:c="3"/>23,9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5995" calcext:value-type="float">
            <text:p><text:s text:c="3"/>15,995</text:p>
          </table:table-cell>
          <table:table-cell table:style-name="ce18" office:value-type="float" office:value="44733" calcext:value-type="float">
            <text:p><text:s text:c="3"/>44,733</text:p>
          </table:table-cell>
          <table:table-cell table:style-name="ce18" office:value-type="float" office:value="23276" calcext:value-type="float">
            <text:p><text:s text:c="3"/>23,276</text:p>
          </table:table-cell>
          <table:table-cell table:style-name="ce24" office:value-type="float" office:value="21457" calcext:value-type="float">
            <text:p><text:s text:c="3"/>21,4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682" calcext:value-type="float">
            <text:p><text:s text:c="3"/>11,682</text:p>
          </table:table-cell>
          <table:table-cell table:style-name="ce18" office:value-type="float" office:value="35786" calcext:value-type="float">
            <text:p><text:s text:c="3"/>35,786</text:p>
          </table:table-cell>
          <table:table-cell table:style-name="ce18" office:value-type="float" office:value="19054" calcext:value-type="float">
            <text:p><text:s text:c="3"/>19,054</text:p>
          </table:table-cell>
          <table:table-cell table:style-name="ce24" office:value-type="float" office:value="16732" calcext:value-type="float">
            <text:p><text:s text:c="3"/>16,7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63" calcext:value-type="float">
            <text:p><text:s text:c="3"/>6,763</text:p>
          </table:table-cell>
          <table:table-cell table:style-name="ce18" office:value-type="float" office:value="19404" calcext:value-type="float">
            <text:p><text:s text:c="3"/>19,404</text:p>
          </table:table-cell>
          <table:table-cell table:style-name="ce18" office:value-type="float" office:value="10305" calcext:value-type="float">
            <text:p><text:s text:c="3"/>10,305</text:p>
          </table:table-cell>
          <table:table-cell table:style-name="ce24" office:value-type="float" office:value="9099" calcext:value-type="float">
            <text:p><text:s text:c="3"/>9,0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42" calcext:value-type="float">
            <text:p><text:s text:c="3"/>4,242</text:p>
          </table:table-cell>
          <table:table-cell table:style-name="ce18" office:value-type="float" office:value="11521" calcext:value-type="float">
            <text:p><text:s text:c="3"/>11,521</text:p>
          </table:table-cell>
          <table:table-cell table:style-name="ce18" office:value-type="float" office:value="6224" calcext:value-type="float">
            <text:p><text:s text:c="3"/>6,224</text:p>
          </table:table-cell>
          <table:table-cell table:style-name="ce24" office:value-type="float" office:value="5297" calcext:value-type="float">
            <text:p><text:s text:c="3"/>5,2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19" calcext:value-type="float">
            <text:p><text:s text:c="3"/>1,919</text:p>
          </table:table-cell>
          <table:table-cell table:style-name="ce18" office:value-type="float" office:value="4567" calcext:value-type="float">
            <text:p><text:s text:c="3"/>4,567</text:p>
          </table:table-cell>
          <table:table-cell table:style-name="ce18" office:value-type="float" office:value="2360" calcext:value-type="float">
            <text:p><text:s text:c="3"/>2,360</text:p>
          </table:table-cell>
          <table:table-cell table:style-name="ce24" office:value-type="float" office:value="2207" calcext:value-type="float">
            <text:p><text:s text:c="3"/>2,2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07" calcext:value-type="float">
            <text:p><text:s text:c="3"/>1,907</text:p>
          </table:table-cell>
          <table:table-cell table:style-name="ce19" office:value-type="float" office:value="5589" calcext:value-type="float">
            <text:p><text:s text:c="3"/>5,589</text:p>
          </table:table-cell>
          <table:table-cell table:style-name="ce19" office:value-type="float" office:value="2938" calcext:value-type="float">
            <text:p><text:s text:c="3"/>2,938</text:p>
          </table:table-cell>
          <table:table-cell table:style-name="ce25" office:value-type="float" office:value="2651" calcext:value-type="float">
            <text:p><text:s text:c="3"/>2,651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7206" calcext:value-type="float">
            <text:p><text:s text:c="3"/>287,206</text:p>
          </table:table-cell>
          <table:table-cell table:style-name="ce17" office:value-type="float" office:value="828463" calcext:value-type="float">
            <text:p><text:s text:c="3"/>828,463</text:p>
          </table:table-cell>
          <table:table-cell table:style-name="ce17" office:value-type="float" office:value="423430" calcext:value-type="float">
            <text:p><text:s text:c="3"/>423,430</text:p>
          </table:table-cell>
          <table:table-cell table:style-name="ce23" office:value-type="float" office:value="405033" calcext:value-type="float">
            <text:p><text:s text:c="3"/>405,0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435" calcext:value-type="float">
            <text:p><text:s text:c="3"/>74,435</text:p>
          </table:table-cell>
          <table:table-cell table:style-name="ce18" office:value-type="float" office:value="200235" calcext:value-type="float">
            <text:p><text:s text:c="3"/>200,235</text:p>
          </table:table-cell>
          <table:table-cell table:style-name="ce18" office:value-type="float" office:value="98904" calcext:value-type="float">
            <text:p><text:s text:c="3"/>98,904</text:p>
          </table:table-cell>
          <table:table-cell table:style-name="ce24" office:value-type="float" office:value="101331" calcext:value-type="float">
            <text:p><text:s text:c="3"/>101,3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449" calcext:value-type="float">
            <text:p><text:s text:c="3"/>19,449</text:p>
          </table:table-cell>
          <table:table-cell table:style-name="ce18" office:value-type="float" office:value="54036" calcext:value-type="float">
            <text:p><text:s text:c="3"/>54,036</text:p>
          </table:table-cell>
          <table:table-cell table:style-name="ce18" office:value-type="float" office:value="26990" calcext:value-type="float">
            <text:p><text:s text:c="3"/>26,990</text:p>
          </table:table-cell>
          <table:table-cell table:style-name="ce24" office:value-type="float" office:value="27046" calcext:value-type="float">
            <text:p><text:s text:c="3"/>27,0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748" calcext:value-type="float">
            <text:p><text:s text:c="3"/>16,748</text:p>
          </table:table-cell>
          <table:table-cell table:style-name="ce18" office:value-type="float" office:value="47832" calcext:value-type="float">
            <text:p><text:s text:c="3"/>47,832</text:p>
          </table:table-cell>
          <table:table-cell table:style-name="ce18" office:value-type="float" office:value="24168" calcext:value-type="float">
            <text:p><text:s text:c="3"/>24,168</text:p>
          </table:table-cell>
          <table:table-cell table:style-name="ce24" office:value-type="float" office:value="23664" calcext:value-type="float">
            <text:p><text:s text:c="3"/>23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623" calcext:value-type="float">
            <text:p><text:s text:c="3"/>11,623</text:p>
          </table:table-cell>
          <table:table-cell table:style-name="ce18" office:value-type="float" office:value="30803" calcext:value-type="float">
            <text:p><text:s text:c="3"/>30,803</text:p>
          </table:table-cell>
          <table:table-cell table:style-name="ce18" office:value-type="float" office:value="15799" calcext:value-type="float">
            <text:p><text:s text:c="3"/>15,799</text:p>
          </table:table-cell>
          <table:table-cell table:style-name="ce24" office:value-type="float" office:value="15004" calcext:value-type="float">
            <text:p><text:s text:c="3"/>15,0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5013" calcext:value-type="float">
            <text:p><text:s text:c="3"/>15,013</text:p>
          </table:table-cell>
          <table:table-cell table:style-name="ce18" office:value-type="float" office:value="50753" calcext:value-type="float">
            <text:p><text:s text:c="3"/>50,753</text:p>
          </table:table-cell>
          <table:table-cell table:style-name="ce18" office:value-type="float" office:value="26330" calcext:value-type="float">
            <text:p><text:s text:c="3"/>26,330</text:p>
          </table:table-cell>
          <table:table-cell table:style-name="ce24" office:value-type="float" office:value="24423" calcext:value-type="float">
            <text:p><text:s text:c="3"/>24,4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59" calcext:value-type="float">
            <text:p><text:s text:c="3"/>10,159</text:p>
          </table:table-cell>
          <table:table-cell table:style-name="ce18" office:value-type="float" office:value="29803" calcext:value-type="float">
            <text:p><text:s text:c="3"/>29,803</text:p>
          </table:table-cell>
          <table:table-cell table:style-name="ce18" office:value-type="float" office:value="15549" calcext:value-type="float">
            <text:p><text:s text:c="3"/>15,549</text:p>
          </table:table-cell>
          <table:table-cell table:style-name="ce24" office:value-type="float" office:value="14254" calcext:value-type="float">
            <text:p><text:s text:c="3"/>14,2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28" calcext:value-type="float">
            <text:p><text:s text:c="3"/>3,828</text:p>
          </table:table-cell>
          <table:table-cell table:style-name="ce18" office:value-type="float" office:value="11100" calcext:value-type="float">
            <text:p><text:s text:c="3"/>11,100</text:p>
          </table:table-cell>
          <table:table-cell table:style-name="ce18" office:value-type="float" office:value="5738" calcext:value-type="float">
            <text:p><text:s text:c="3"/>5,738</text:p>
          </table:table-cell>
          <table:table-cell table:style-name="ce24" office:value-type="float" office:value="5362" calcext:value-type="float">
            <text:p><text:s text:c="3"/>5,3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33" calcext:value-type="float">
            <text:p><text:s text:c="3"/>7,033</text:p>
          </table:table-cell>
          <table:table-cell table:style-name="ce18" office:value-type="float" office:value="22107" calcext:value-type="float">
            <text:p><text:s text:c="3"/>22,107</text:p>
          </table:table-cell>
          <table:table-cell table:style-name="ce18" office:value-type="float" office:value="11426" calcext:value-type="float">
            <text:p><text:s text:c="3"/>11,426</text:p>
          </table:table-cell>
          <table:table-cell table:style-name="ce24" office:value-type="float" office:value="10681" calcext:value-type="float">
            <text:p><text:s text:c="3"/>10,6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13" calcext:value-type="float">
            <text:p><text:s text:c="3"/>8,213</text:p>
          </table:table-cell>
          <table:table-cell table:style-name="ce18" office:value-type="float" office:value="26278" calcext:value-type="float">
            <text:p><text:s text:c="3"/>26,278</text:p>
          </table:table-cell>
          <table:table-cell table:style-name="ce18" office:value-type="float" office:value="13372" calcext:value-type="float">
            <text:p><text:s text:c="3"/>13,372</text:p>
          </table:table-cell>
          <table:table-cell table:style-name="ce24" office:value-type="float" office:value="12906" calcext:value-type="float">
            <text:p><text:s text:c="3"/>12,9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65" calcext:value-type="float">
            <text:p><text:s text:c="3"/>7,865</text:p>
          </table:table-cell>
          <table:table-cell table:style-name="ce18" office:value-type="float" office:value="25832" calcext:value-type="float">
            <text:p><text:s text:c="3"/>25,832</text:p>
          </table:table-cell>
          <table:table-cell table:style-name="ce18" office:value-type="float" office:value="13438" calcext:value-type="float">
            <text:p><text:s text:c="3"/>13,438</text:p>
          </table:table-cell>
          <table:table-cell table:style-name="ce24" office:value-type="float" office:value="12394" calcext:value-type="float">
            <text:p><text:s text:c="3"/>12,3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71" calcext:value-type="float">
            <text:p><text:s text:c="3"/>9,271</text:p>
          </table:table-cell>
          <table:table-cell table:style-name="ce18" office:value-type="float" office:value="24515" calcext:value-type="float">
            <text:p><text:s text:c="3"/>24,515</text:p>
          </table:table-cell>
          <table:table-cell table:style-name="ce18" office:value-type="float" office:value="13068" calcext:value-type="float">
            <text:p><text:s text:c="3"/>13,068</text:p>
          </table:table-cell>
          <table:table-cell table:style-name="ce24" office:value-type="float" office:value="11447" calcext:value-type="float">
            <text:p><text:s text:c="3"/>11,4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22" calcext:value-type="float">
            <text:p><text:s text:c="3"/>6,522</text:p>
          </table:table-cell>
          <table:table-cell table:style-name="ce18" office:value-type="float" office:value="20553" calcext:value-type="float">
            <text:p><text:s text:c="3"/>20,553</text:p>
          </table:table-cell>
          <table:table-cell table:style-name="ce18" office:value-type="float" office:value="10726" calcext:value-type="float">
            <text:p><text:s text:c="3"/>10,726</text:p>
          </table:table-cell>
          <table:table-cell table:style-name="ce24" office:value-type="float" office:value="9827" calcext:value-type="float">
            <text:p><text:s text:c="3"/>9,8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70" calcext:value-type="float">
            <text:p><text:s text:c="3"/>18,670</text:p>
          </table:table-cell>
          <table:table-cell table:style-name="ce18" office:value-type="float" office:value="54376" calcext:value-type="float">
            <text:p><text:s text:c="3"/>54,376</text:p>
          </table:table-cell>
          <table:table-cell table:style-name="ce18" office:value-type="float" office:value="28083" calcext:value-type="float">
            <text:p><text:s text:c="3"/>28,083</text:p>
          </table:table-cell>
          <table:table-cell table:style-name="ce24" office:value-type="float" office:value="26293" calcext:value-type="float">
            <text:p><text:s text:c="3"/>26,2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43" calcext:value-type="float">
            <text:p><text:s text:c="3"/>5,643</text:p>
          </table:table-cell>
          <table:table-cell table:style-name="ce18" office:value-type="float" office:value="17134" calcext:value-type="float">
            <text:p><text:s text:c="3"/>17,134</text:p>
          </table:table-cell>
          <table:table-cell table:style-name="ce18" office:value-type="float" office:value="9103" calcext:value-type="float">
            <text:p><text:s text:c="3"/>9,103</text:p>
          </table:table-cell>
          <table:table-cell table:style-name="ce24" office:value-type="float" office:value="8031" calcext:value-type="float">
            <text:p><text:s text:c="3"/>8,0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58" calcext:value-type="float">
            <text:p><text:s text:c="3"/>3,458</text:p>
          </table:table-cell>
          <table:table-cell table:style-name="ce18" office:value-type="float" office:value="10100" calcext:value-type="float">
            <text:p><text:s text:c="3"/>10,100</text:p>
          </table:table-cell>
          <table:table-cell table:style-name="ce18" office:value-type="float" office:value="5359" calcext:value-type="float">
            <text:p><text:s text:c="3"/>5,359</text:p>
          </table:table-cell>
          <table:table-cell table:style-name="ce24" office:value-type="float" office:value="4741" calcext:value-type="float">
            <text:p><text:s text:c="3"/>4,7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37" calcext:value-type="float">
            <text:p><text:s text:c="3"/>8,537</text:p>
          </table:table-cell>
          <table:table-cell table:style-name="ce18" office:value-type="float" office:value="24506" calcext:value-type="float">
            <text:p><text:s text:c="3"/>24,506</text:p>
          </table:table-cell>
          <table:table-cell table:style-name="ce18" office:value-type="float" office:value="12814" calcext:value-type="float">
            <text:p><text:s text:c="3"/>12,814</text:p>
          </table:table-cell>
          <table:table-cell table:style-name="ce24" office:value-type="float" office:value="11692" calcext:value-type="float">
            <text:p><text:s text:c="3"/>11,6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799" calcext:value-type="float">
            <text:p><text:s text:c="3"/>11,799</text:p>
          </table:table-cell>
          <table:table-cell table:style-name="ce18" office:value-type="float" office:value="35113" calcext:value-type="float">
            <text:p><text:s text:c="3"/>35,113</text:p>
          </table:table-cell>
          <table:table-cell table:style-name="ce18" office:value-type="float" office:value="18178" calcext:value-type="float">
            <text:p><text:s text:c="3"/>18,178</text:p>
          </table:table-cell>
          <table:table-cell table:style-name="ce24" office:value-type="float" office:value="16935" calcext:value-type="float">
            <text:p><text:s text:c="3"/>16,9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86" calcext:value-type="float">
            <text:p><text:s text:c="3"/>4,486</text:p>
          </table:table-cell>
          <table:table-cell table:style-name="ce18" office:value-type="float" office:value="15562" calcext:value-type="float">
            <text:p><text:s text:c="3"/>15,562</text:p>
          </table:table-cell>
          <table:table-cell table:style-name="ce18" office:value-type="float" office:value="7895" calcext:value-type="float">
            <text:p><text:s text:c="3"/>7,895</text:p>
          </table:table-cell>
          <table:table-cell table:style-name="ce24" office:value-type="float" office:value="7667" calcext:value-type="float">
            <text:p><text:s text:c="3"/>7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713" calcext:value-type="float">
            <text:p><text:s text:c="3"/>6,713</text:p>
          </table:table-cell>
          <table:table-cell table:style-name="ce18" office:value-type="float" office:value="17930" calcext:value-type="float">
            <text:p><text:s text:c="3"/>17,930</text:p>
          </table:table-cell>
          <table:table-cell table:style-name="ce18" office:value-type="float" office:value="9172" calcext:value-type="float">
            <text:p><text:s text:c="3"/>9,172</text:p>
          </table:table-cell>
          <table:table-cell table:style-name="ce24" office:value-type="float" office:value="8758" calcext:value-type="float">
            <text:p><text:s text:c="3"/>8,7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11" calcext:value-type="float">
            <text:p><text:s text:c="3"/>3,711</text:p>
          </table:table-cell>
          <table:table-cell table:style-name="ce18" office:value-type="float" office:value="10643" calcext:value-type="float">
            <text:p><text:s text:c="3"/>10,643</text:p>
          </table:table-cell>
          <table:table-cell table:style-name="ce18" office:value-type="float" office:value="5442" calcext:value-type="float">
            <text:p><text:s text:c="3"/>5,442</text:p>
          </table:table-cell>
          <table:table-cell table:style-name="ce24" office:value-type="float" office:value="5201" calcext:value-type="float">
            <text:p><text:s text:c="3"/>5,2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58" calcext:value-type="float">
            <text:p><text:s text:c="3"/>6,958</text:p>
          </table:table-cell>
          <table:table-cell table:style-name="ce18" office:value-type="float" office:value="19264" calcext:value-type="float">
            <text:p><text:s text:c="3"/>19,264</text:p>
          </table:table-cell>
          <table:table-cell table:style-name="ce18" office:value-type="float" office:value="10020" calcext:value-type="float">
            <text:p><text:s text:c="3"/>10,020</text:p>
          </table:table-cell>
          <table:table-cell table:style-name="ce24" office:value-type="float" office:value="9244" calcext:value-type="float">
            <text:p><text:s text:c="3"/>9,2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503" calcext:value-type="float">
            <text:p><text:s text:c="3"/>4,503</text:p>
          </table:table-cell>
          <table:table-cell table:style-name="ce18" office:value-type="float" office:value="12347" calcext:value-type="float">
            <text:p><text:s text:c="3"/>12,347</text:p>
          </table:table-cell>
          <table:table-cell table:style-name="ce18" office:value-type="float" office:value="6766" calcext:value-type="float">
            <text:p><text:s text:c="3"/>6,766</text:p>
          </table:table-cell>
          <table:table-cell table:style-name="ce24" office:value-type="float" office:value="5581" calcext:value-type="float">
            <text:p><text:s text:c="3"/>5,5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85" calcext:value-type="float">
            <text:p><text:s text:c="3"/>3,485</text:p>
          </table:table-cell>
          <table:table-cell table:style-name="ce18" office:value-type="float" office:value="8677" calcext:value-type="float">
            <text:p><text:s text:c="3"/>8,677</text:p>
          </table:table-cell>
          <table:table-cell table:style-name="ce18" office:value-type="float" office:value="4654" calcext:value-type="float">
            <text:p><text:s text:c="3"/>4,654</text:p>
          </table:table-cell>
          <table:table-cell table:style-name="ce24" office:value-type="float" office:value="4023" calcext:value-type="float">
            <text:p><text:s text:c="3"/>4,0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51" calcext:value-type="float">
            <text:p><text:s text:c="3"/>3,051</text:p>
          </table:table-cell>
          <table:table-cell table:style-name="ce18" office:value-type="float" office:value="8008" calcext:value-type="float">
            <text:p><text:s text:c="3"/>8,008</text:p>
          </table:table-cell>
          <table:table-cell table:style-name="ce18" office:value-type="float" office:value="4337" calcext:value-type="float">
            <text:p><text:s text:c="3"/>4,337</text:p>
          </table:table-cell>
          <table:table-cell table:style-name="ce24" office:value-type="float" office:value="3671" calcext:value-type="float">
            <text:p><text:s text:c="3"/>3,6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095" calcext:value-type="float">
            <text:p><text:s text:c="3"/>2,095</text:p>
          </table:table-cell>
          <table:table-cell table:style-name="ce18" office:value-type="float" office:value="5517" calcext:value-type="float">
            <text:p><text:s text:c="3"/>5,517</text:p>
          </table:table-cell>
          <table:table-cell table:style-name="ce18" office:value-type="float" office:value="2931" calcext:value-type="float">
            <text:p><text:s text:c="3"/>2,931</text:p>
          </table:table-cell>
          <table:table-cell table:style-name="ce24" office:value-type="float" office:value="2586" calcext:value-type="float">
            <text:p><text:s text:c="3"/>2,5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26" calcext:value-type="float">
            <text:p><text:s text:c="3"/>2,326</text:p>
          </table:table-cell>
          <table:table-cell table:style-name="ce18" office:value-type="float" office:value="7676" calcext:value-type="float">
            <text:p><text:s text:c="3"/>7,676</text:p>
          </table:table-cell>
          <table:table-cell table:style-name="ce18" office:value-type="float" office:value="3852" calcext:value-type="float">
            <text:p><text:s text:c="3"/>3,852</text:p>
          </table:table-cell>
          <table:table-cell table:style-name="ce24" office:value-type="float" office:value="3824" calcext:value-type="float">
            <text:p><text:s text:c="3"/>3,8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62" calcext:value-type="float">
            <text:p><text:s text:c="3"/>1,062</text:p>
          </table:table-cell>
          <table:table-cell table:style-name="ce18" office:value-type="float" office:value="3335" calcext:value-type="float">
            <text:p><text:s text:c="3"/>3,335</text:p>
          </table:table-cell>
          <table:table-cell table:style-name="ce18" office:value-type="float" office:value="1711" calcext:value-type="float">
            <text:p><text:s text:c="3"/>1,711</text:p>
          </table:table-cell>
          <table:table-cell table:style-name="ce24" office:value-type="float" office:value="1624" calcext:value-type="float">
            <text:p><text:s text:c="3"/>1,6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57" calcext:value-type="float">
            <text:p><text:s text:c="3"/>2,057</text:p>
          </table:table-cell>
          <table:table-cell table:style-name="ce18" office:value-type="float" office:value="6776" calcext:value-type="float">
            <text:p><text:s text:c="3"/>6,776</text:p>
          </table:table-cell>
          <table:table-cell table:style-name="ce18" office:value-type="float" office:value="3435" calcext:value-type="float">
            <text:p><text:s text:c="3"/>3,435</text:p>
          </table:table-cell>
          <table:table-cell table:style-name="ce24" office:value-type="float" office:value="3341" calcext:value-type="float">
            <text:p><text:s text:c="3"/>3,3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52" calcext:value-type="float">
            <text:p><text:s text:c="3"/>1,352</text:p>
          </table:table-cell>
          <table:table-cell table:style-name="ce18" office:value-type="float" office:value="5394" calcext:value-type="float">
            <text:p><text:s text:c="3"/>5,394</text:p>
          </table:table-cell>
          <table:table-cell table:style-name="ce18" office:value-type="float" office:value="2832" calcext:value-type="float">
            <text:p><text:s text:c="3"/>2,832</text:p>
          </table:table-cell>
          <table:table-cell table:style-name="ce24" office:value-type="float" office:value="2562" calcext:value-type="float">
            <text:p><text:s text:c="3"/>2,5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34" calcext:value-type="float">
            <text:p><text:s text:c="3"/>2,234</text:p>
          </table:table-cell>
          <table:table-cell table:style-name="ce18" office:value-type="float" office:value="7429" calcext:value-type="float">
            <text:p><text:s text:c="3"/>7,429</text:p>
          </table:table-cell>
          <table:table-cell table:style-name="ce18" office:value-type="float" office:value="3751" calcext:value-type="float">
            <text:p><text:s text:c="3"/>3,751</text:p>
          </table:table-cell>
          <table:table-cell table:style-name="ce24" office:value-type="float" office:value="3678" calcext:value-type="float">
            <text:p><text:s text:c="3"/>3,6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406" calcext:value-type="float">
            <text:p><text:s text:c="3"/>1,406</text:p>
          </table:table-cell>
          <table:table-cell table:style-name="ce18" office:value-type="float" office:value="4893" calcext:value-type="float">
            <text:p><text:s text:c="3"/>4,893</text:p>
          </table:table-cell>
          <table:table-cell table:style-name="ce18" office:value-type="float" office:value="2511" calcext:value-type="float">
            <text:p><text:s text:c="3"/>2,511</text:p>
          </table:table-cell>
          <table:table-cell table:style-name="ce24" office:value-type="float" office:value="2382" calcext:value-type="float">
            <text:p><text:s text:c="3"/>2,3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67" calcext:value-type="float">
            <text:p><text:s text:c="3"/>1,567</text:p>
          </table:table-cell>
          <table:table-cell table:style-name="ce18" office:value-type="float" office:value="4943" calcext:value-type="float">
            <text:p><text:s text:c="3"/>4,943</text:p>
          </table:table-cell>
          <table:table-cell table:style-name="ce18" office:value-type="float" office:value="2532" calcext:value-type="float">
            <text:p><text:s text:c="3"/>2,532</text:p>
          </table:table-cell>
          <table:table-cell table:style-name="ce24" office:value-type="float" office:value="2411" calcext:value-type="float">
            <text:p><text:s text:c="3"/>2,4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34" calcext:value-type="float">
            <text:p><text:s text:c="3"/>1,934</text:p>
          </table:table-cell>
          <table:table-cell table:style-name="ce19" office:value-type="float" office:value="4993" calcext:value-type="float">
            <text:p><text:s text:c="3"/>4,993</text:p>
          </table:table-cell>
          <table:table-cell table:style-name="ce19" office:value-type="float" office:value="2544" calcext:value-type="float">
            <text:p><text:s text:c="3"/>2,544</text:p>
          </table:table-cell>
          <table:table-cell table:style-name="ce25" office:value-type="float" office:value="2449" calcext:value-type="float">
            <text:p><text:s text:c="3"/>2,449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902" calcext:value-type="float">
            <text:p><text:s text:c="3"/>82,902</text:p>
          </table:table-cell>
          <table:table-cell table:style-name="ce17" office:value-type="float" office:value="219744" calcext:value-type="float">
            <text:p><text:s text:c="3"/>219,744</text:p>
          </table:table-cell>
          <table:table-cell table:style-name="ce17" office:value-type="float" office:value="113375" calcext:value-type="float">
            <text:p><text:s text:c="3"/>113,375</text:p>
          </table:table-cell>
          <table:table-cell table:style-name="ce23" office:value-type="float" office:value="106369" calcext:value-type="float">
            <text:p><text:s text:c="3"/>106,3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711" calcext:value-type="float">
            <text:p><text:s text:c="3"/>39,711</text:p>
          </table:table-cell>
          <table:table-cell table:style-name="ce18" office:value-type="float" office:value="105778" calcext:value-type="float">
            <text:p><text:s text:c="3"/>105,778</text:p>
          </table:table-cell>
          <table:table-cell table:style-name="ce18" office:value-type="float" office:value="52933" calcext:value-type="float">
            <text:p><text:s text:c="3"/>52,933</text:p>
          </table:table-cell>
          <table:table-cell table:style-name="ce24" office:value-type="float" office:value="52845" calcext:value-type="float">
            <text:p><text:s text:c="3"/>52,8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85" calcext:value-type="float">
            <text:p><text:s text:c="3"/>5,385</text:p>
          </table:table-cell>
          <table:table-cell table:style-name="ce18" office:value-type="float" office:value="14203" calcext:value-type="float">
            <text:p><text:s text:c="3"/>14,203</text:p>
          </table:table-cell>
          <table:table-cell table:style-name="ce18" office:value-type="float" office:value="7464" calcext:value-type="float">
            <text:p><text:s text:c="3"/>7,464</text:p>
          </table:table-cell>
          <table:table-cell table:style-name="ce24" office:value-type="float" office:value="6739" calcext:value-type="float">
            <text:p><text:s text:c="3"/>6,7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72" calcext:value-type="float">
            <text:p><text:s text:c="3"/>3,172</text:p>
          </table:table-cell>
          <table:table-cell table:style-name="ce18" office:value-type="float" office:value="8747" calcext:value-type="float">
            <text:p><text:s text:c="3"/>8,747</text:p>
          </table:table-cell>
          <table:table-cell table:style-name="ce18" office:value-type="float" office:value="4545" calcext:value-type="float">
            <text:p><text:s text:c="3"/>4,545</text:p>
          </table:table-cell>
          <table:table-cell table:style-name="ce24" office:value-type="float" office:value="4202" calcext:value-type="float">
            <text:p><text:s text:c="3"/>4,2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18" calcext:value-type="float">
            <text:p><text:s text:c="3"/>6,718</text:p>
          </table:table-cell>
          <table:table-cell table:style-name="ce18" office:value-type="float" office:value="17394" calcext:value-type="float">
            <text:p><text:s text:c="3"/>17,394</text:p>
          </table:table-cell>
          <table:table-cell table:style-name="ce18" office:value-type="float" office:value="9163" calcext:value-type="float">
            <text:p><text:s text:c="3"/>9,163</text:p>
          </table:table-cell>
          <table:table-cell table:style-name="ce24" office:value-type="float" office:value="8231" calcext:value-type="float">
            <text:p><text:s text:c="3"/>8,2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96" calcext:value-type="float">
            <text:p><text:s text:c="3"/>2,496</text:p>
          </table:table-cell>
          <table:table-cell table:style-name="ce18" office:value-type="float" office:value="6123" calcext:value-type="float">
            <text:p><text:s text:c="3"/>6,123</text:p>
          </table:table-cell>
          <table:table-cell table:style-name="ce18" office:value-type="float" office:value="3188" calcext:value-type="float">
            <text:p><text:s text:c="3"/>3,188</text:p>
          </table:table-cell>
          <table:table-cell table:style-name="ce24" office:value-type="float" office:value="2935" calcext:value-type="float">
            <text:p><text:s text:c="3"/>2,9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716" calcext:value-type="float">
            <text:p><text:s text:c="3"/>4,716</text:p>
          </table:table-cell>
          <table:table-cell table:style-name="ce18" office:value-type="float" office:value="11210" calcext:value-type="float">
            <text:p><text:s text:c="3"/>11,210</text:p>
          </table:table-cell>
          <table:table-cell table:style-name="ce18" office:value-type="float" office:value="5972" calcext:value-type="float">
            <text:p><text:s text:c="3"/>5,972</text:p>
          </table:table-cell>
          <table:table-cell table:style-name="ce24" office:value-type="float" office:value="5238" calcext:value-type="float">
            <text:p><text:s text:c="3"/>5,2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59" calcext:value-type="float">
            <text:p><text:s text:c="3"/>3,759</text:p>
          </table:table-cell>
          <table:table-cell table:style-name="ce18" office:value-type="float" office:value="8518" calcext:value-type="float">
            <text:p><text:s text:c="3"/>8,518</text:p>
          </table:table-cell>
          <table:table-cell table:style-name="ce18" office:value-type="float" office:value="4720" calcext:value-type="float">
            <text:p><text:s text:c="3"/>4,720</text:p>
          </table:table-cell>
          <table:table-cell table:style-name="ce24" office:value-type="float" office:value="3798" calcext:value-type="float">
            <text:p><text:s text:c="3"/>3,7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21" calcext:value-type="float">
            <text:p><text:s text:c="3"/>2,921</text:p>
          </table:table-cell>
          <table:table-cell table:style-name="ce18" office:value-type="float" office:value="7246" calcext:value-type="float">
            <text:p><text:s text:c="3"/>7,246</text:p>
          </table:table-cell>
          <table:table-cell table:style-name="ce18" office:value-type="float" office:value="4113" calcext:value-type="float">
            <text:p><text:s text:c="3"/>4,113</text:p>
          </table:table-cell>
          <table:table-cell table:style-name="ce24" office:value-type="float" office:value="3133" calcext:value-type="float">
            <text:p><text:s text:c="3"/>3,1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42" calcext:value-type="float">
            <text:p><text:s text:c="3"/>3,042</text:p>
          </table:table-cell>
          <table:table-cell table:style-name="ce18" office:value-type="float" office:value="7915" calcext:value-type="float">
            <text:p><text:s text:c="3"/>7,915</text:p>
          </table:table-cell>
          <table:table-cell table:style-name="ce18" office:value-type="float" office:value="4203" calcext:value-type="float">
            <text:p><text:s text:c="3"/>4,203</text:p>
          </table:table-cell>
          <table:table-cell table:style-name="ce24" office:value-type="float" office:value="3712" calcext:value-type="float">
            <text:p><text:s text:c="3"/>3,7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09" calcext:value-type="float">
            <text:p><text:s text:c="3"/>3,209</text:p>
          </table:table-cell>
          <table:table-cell table:style-name="ce18" office:value-type="float" office:value="8234" calcext:value-type="float">
            <text:p><text:s text:c="3"/>8,234</text:p>
          </table:table-cell>
          <table:table-cell table:style-name="ce18" office:value-type="float" office:value="4295" calcext:value-type="float">
            <text:p><text:s text:c="3"/>4,295</text:p>
          </table:table-cell>
          <table:table-cell table:style-name="ce24" office:value-type="float" office:value="3939" calcext:value-type="float">
            <text:p><text:s text:c="3"/>3,9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55" calcext:value-type="float">
            <text:p><text:s text:c="3"/>1,155</text:p>
          </table:table-cell>
          <table:table-cell table:style-name="ce18" office:value-type="float" office:value="4107" calcext:value-type="float">
            <text:p><text:s text:c="3"/>4,107</text:p>
          </table:table-cell>
          <table:table-cell table:style-name="ce18" office:value-type="float" office:value="2189" calcext:value-type="float">
            <text:p><text:s text:c="3"/>2,189</text:p>
          </table:table-cell>
          <table:table-cell table:style-name="ce24" office:value-type="float" office:value="1918" calcext:value-type="float">
            <text:p><text:s text:c="3"/>1,9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79" calcext:value-type="float">
            <text:p><text:s text:c="3"/>1,079</text:p>
          </table:table-cell>
          <table:table-cell table:style-name="ce18" office:value-type="float" office:value="3649" calcext:value-type="float">
            <text:p><text:s text:c="3"/>3,649</text:p>
          </table:table-cell>
          <table:table-cell table:style-name="ce18" office:value-type="float" office:value="1941" calcext:value-type="float">
            <text:p><text:s text:c="3"/>1,941</text:p>
          </table:table-cell>
          <table:table-cell table:style-name="ce24" office:value-type="float" office:value="1708" calcext:value-type="float">
            <text:p><text:s text:c="3"/>1,7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88" calcext:value-type="float">
            <text:p><text:s text:c="3"/>1,088</text:p>
          </table:table-cell>
          <table:table-cell table:style-name="ce18" office:value-type="float" office:value="4195" calcext:value-type="float">
            <text:p><text:s text:c="3"/>4,195</text:p>
          </table:table-cell>
          <table:table-cell table:style-name="ce18" office:value-type="float" office:value="2231" calcext:value-type="float">
            <text:p><text:s text:c="3"/>2,231</text:p>
          </table:table-cell>
          <table:table-cell table:style-name="ce24" office:value-type="float" office:value="1964" calcext:value-type="float">
            <text:p><text:s text:c="3"/>1,9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56" calcext:value-type="float">
            <text:p><text:s text:c="3"/>1,456</text:p>
          </table:table-cell>
          <table:table-cell table:style-name="ce18" office:value-type="float" office:value="3616" calcext:value-type="float">
            <text:p><text:s text:c="3"/>3,616</text:p>
          </table:table-cell>
          <table:table-cell table:style-name="ce18" office:value-type="float" office:value="1961" calcext:value-type="float">
            <text:p><text:s text:c="3"/>1,961</text:p>
          </table:table-cell>
          <table:table-cell table:style-name="ce24" office:value-type="float" office:value="1655" calcext:value-type="float">
            <text:p><text:s text:c="3"/>1,6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36" calcext:value-type="float">
            <text:p><text:s text:c="3"/>1,136</text:p>
          </table:table-cell>
          <table:table-cell table:style-name="ce18" office:value-type="float" office:value="3723" calcext:value-type="float">
            <text:p><text:s text:c="3"/>3,723</text:p>
          </table:table-cell>
          <table:table-cell table:style-name="ce18" office:value-type="float" office:value="1884" calcext:value-type="float">
            <text:p><text:s text:c="3"/>1,884</text:p>
          </table:table-cell>
          <table:table-cell table:style-name="ce24" office:value-type="float" office:value="1839" calcext:value-type="float">
            <text:p><text:s text:c="3"/>1,8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59" calcext:value-type="float">
            <text:p><text:s text:c="3"/>1,859</text:p>
          </table:table-cell>
          <table:table-cell table:style-name="ce19" office:value-type="float" office:value="5086" calcext:value-type="float">
            <text:p><text:s text:c="3"/>5,086</text:p>
          </table:table-cell>
          <table:table-cell table:style-name="ce19" office:value-type="float" office:value="2573" calcext:value-type="float">
            <text:p><text:s text:c="3"/>2,573</text:p>
          </table:table-cell>
          <table:table-cell table:style-name="ce25" office:value-type="float" office:value="2513" calcext:value-type="float">
            <text:p><text:s text:c="3"/>2,513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5833" calcext:value-type="float">
            <text:p><text:s text:c="3"/>125,833</text:p>
          </table:table-cell>
          <table:table-cell table:style-name="ce17" office:value-type="float" office:value="328721" calcext:value-type="float">
            <text:p><text:s text:c="3"/>328,721</text:p>
          </table:table-cell>
          <table:table-cell table:style-name="ce17" office:value-type="float" office:value="166771" calcext:value-type="float">
            <text:p><text:s text:c="3"/>166,771</text:p>
          </table:table-cell>
          <table:table-cell table:style-name="ce23" office:value-type="float" office:value="161950" calcext:value-type="float">
            <text:p><text:s text:c="3"/>161,9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393" calcext:value-type="float">
            <text:p><text:s text:c="3"/>41,393</text:p>
          </table:table-cell>
          <table:table-cell table:style-name="ce18" office:value-type="float" office:value="103890" calcext:value-type="float">
            <text:p><text:s text:c="3"/>103,890</text:p>
          </table:table-cell>
          <table:table-cell table:style-name="ce18" office:value-type="float" office:value="50098" calcext:value-type="float">
            <text:p><text:s text:c="3"/>50,098</text:p>
          </table:table-cell>
          <table:table-cell table:style-name="ce24" office:value-type="float" office:value="53792" calcext:value-type="float">
            <text:p><text:s text:c="3"/>53,7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04" calcext:value-type="float">
            <text:p><text:s text:c="3"/>4,404</text:p>
          </table:table-cell>
          <table:table-cell table:style-name="ce18" office:value-type="float" office:value="10889" calcext:value-type="float">
            <text:p><text:s text:c="3"/>10,889</text:p>
          </table:table-cell>
          <table:table-cell table:style-name="ce18" office:value-type="float" office:value="5657" calcext:value-type="float">
            <text:p><text:s text:c="3"/>5,657</text:p>
          </table:table-cell>
          <table:table-cell table:style-name="ce24" office:value-type="float" office:value="5232" calcext:value-type="float">
            <text:p><text:s text:c="3"/>5,2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872" calcext:value-type="float">
            <text:p><text:s text:c="3"/>8,872</text:p>
          </table:table-cell>
          <table:table-cell table:style-name="ce18" office:value-type="float" office:value="24209" calcext:value-type="float">
            <text:p><text:s text:c="3"/>24,209</text:p>
          </table:table-cell>
          <table:table-cell table:style-name="ce18" office:value-type="float" office:value="12800" calcext:value-type="float">
            <text:p><text:s text:c="3"/>12,800</text:p>
          </table:table-cell>
          <table:table-cell table:style-name="ce24" office:value-type="float" office:value="11409" calcext:value-type="float">
            <text:p><text:s text:c="3"/>11,4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07" calcext:value-type="float">
            <text:p><text:s text:c="3"/>7,707</text:p>
          </table:table-cell>
          <table:table-cell table:style-name="ce18" office:value-type="float" office:value="20106" calcext:value-type="float">
            <text:p><text:s text:c="3"/>20,106</text:p>
          </table:table-cell>
          <table:table-cell table:style-name="ce18" office:value-type="float" office:value="10323" calcext:value-type="float">
            <text:p><text:s text:c="3"/>10,323</text:p>
          </table:table-cell>
          <table:table-cell table:style-name="ce24" office:value-type="float" office:value="9783" calcext:value-type="float">
            <text:p><text:s text:c="3"/>9,7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054" calcext:value-type="float">
            <text:p><text:s text:c="3"/>32,054</text:p>
          </table:table-cell>
          <table:table-cell table:style-name="ce18" office:value-type="float" office:value="83537" calcext:value-type="float">
            <text:p><text:s text:c="3"/>83,537</text:p>
          </table:table-cell>
          <table:table-cell table:style-name="ce18" office:value-type="float" office:value="42017" calcext:value-type="float">
            <text:p><text:s text:c="3"/>42,017</text:p>
          </table:table-cell>
          <table:table-cell table:style-name="ce24" office:value-type="float" office:value="41520" calcext:value-type="float">
            <text:p><text:s text:c="3"/>41,5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37" calcext:value-type="float">
            <text:p><text:s text:c="3"/>7,237</text:p>
          </table:table-cell>
          <table:table-cell table:style-name="ce18" office:value-type="float" office:value="18041" calcext:value-type="float">
            <text:p><text:s text:c="3"/>18,041</text:p>
          </table:table-cell>
          <table:table-cell table:style-name="ce18" office:value-type="float" office:value="9582" calcext:value-type="float">
            <text:p><text:s text:c="3"/>9,582</text:p>
          </table:table-cell>
          <table:table-cell table:style-name="ce24" office:value-type="float" office:value="8459" calcext:value-type="float">
            <text:p><text:s text:c="3"/>8,4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5008" calcext:value-type="float">
            <text:p><text:s text:c="3"/>5,008</text:p>
          </table:table-cell>
          <table:table-cell table:style-name="ce18" office:value-type="float" office:value="12872" calcext:value-type="float">
            <text:p><text:s text:c="3"/>12,872</text:p>
          </table:table-cell>
          <table:table-cell table:style-name="ce18" office:value-type="float" office:value="6824" calcext:value-type="float">
            <text:p><text:s text:c="3"/>6,824</text:p>
          </table:table-cell>
          <table:table-cell table:style-name="ce24" office:value-type="float" office:value="6048" calcext:value-type="float">
            <text:p><text:s text:c="3"/>6,0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23" calcext:value-type="float">
            <text:p><text:s text:c="3"/>1,723</text:p>
          </table:table-cell>
          <table:table-cell table:style-name="ce18" office:value-type="float" office:value="4648" calcext:value-type="float">
            <text:p><text:s text:c="3"/>4,648</text:p>
          </table:table-cell>
          <table:table-cell table:style-name="ce18" office:value-type="float" office:value="2576" calcext:value-type="float">
            <text:p><text:s text:c="3"/>2,576</text:p>
          </table:table-cell>
          <table:table-cell table:style-name="ce24" office:value-type="float" office:value="2072" calcext:value-type="float">
            <text:p><text:s text:c="3"/>2,0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62" calcext:value-type="float">
            <text:p><text:s text:c="3"/>4,762</text:p>
          </table:table-cell>
          <table:table-cell table:style-name="ce18" office:value-type="float" office:value="11719" calcext:value-type="float">
            <text:p><text:s text:c="3"/>11,719</text:p>
          </table:table-cell>
          <table:table-cell table:style-name="ce18" office:value-type="float" office:value="6329" calcext:value-type="float">
            <text:p><text:s text:c="3"/>6,329</text:p>
          </table:table-cell>
          <table:table-cell table:style-name="ce24" office:value-type="float" office:value="5390" calcext:value-type="float">
            <text:p><text:s text:c="3"/>5,3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38" calcext:value-type="float">
            <text:p><text:s text:c="3"/>4,038</text:p>
          </table:table-cell>
          <table:table-cell table:style-name="ce18" office:value-type="float" office:value="10362" calcext:value-type="float">
            <text:p><text:s text:c="3"/>10,362</text:p>
          </table:table-cell>
          <table:table-cell table:style-name="ce18" office:value-type="float" office:value="5629" calcext:value-type="float">
            <text:p><text:s text:c="3"/>5,629</text:p>
          </table:table-cell>
          <table:table-cell table:style-name="ce24" office:value-type="float" office:value="4733" calcext:value-type="float">
            <text:p><text:s text:c="3"/>4,7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31" calcext:value-type="float">
            <text:p><text:s text:c="3"/>4,831</text:p>
          </table:table-cell>
          <table:table-cell table:style-name="ce18" office:value-type="float" office:value="15904" calcext:value-type="float">
            <text:p><text:s text:c="3"/>15,904</text:p>
          </table:table-cell>
          <table:table-cell table:style-name="ce18" office:value-type="float" office:value="8176" calcext:value-type="float">
            <text:p><text:s text:c="3"/>8,176</text:p>
          </table:table-cell>
          <table:table-cell table:style-name="ce24" office:value-type="float" office:value="7728" calcext:value-type="float">
            <text:p><text:s text:c="3"/>7,7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108" calcext:value-type="float">
            <text:p><text:s text:c="3"/>2,108</text:p>
          </table:table-cell>
          <table:table-cell table:style-name="ce18" office:value-type="float" office:value="6448" calcext:value-type="float">
            <text:p><text:s text:c="3"/>6,448</text:p>
          </table:table-cell>
          <table:table-cell table:style-name="ce18" office:value-type="float" office:value="3403" calcext:value-type="float">
            <text:p><text:s text:c="3"/>3,403</text:p>
          </table:table-cell>
          <table:table-cell table:style-name="ce24" office:value-type="float" office:value="3045" calcext:value-type="float">
            <text:p><text:s text:c="3"/>3,0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6" calcext:value-type="float">
            <text:p><text:s text:c="3"/>1,696</text:p>
          </table:table-cell>
          <table:table-cell table:style-name="ce19" office:value-type="float" office:value="6096" calcext:value-type="float">
            <text:p><text:s text:c="3"/>6,096</text:p>
          </table:table-cell>
          <table:table-cell table:style-name="ce19" office:value-type="float" office:value="3357" calcext:value-type="float">
            <text:p><text:s text:c="3"/>3,357</text:p>
          </table:table-cell>
          <table:table-cell table:style-name="ce25" office:value-type="float" office:value="2739" calcext:value-type="float">
            <text:p><text:s text:c="3"/>2,73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40062" calcext:value-type="float">
            <text:p><text:s text:c="3"/>40,062</text:p>
          </table:table-cell>
          <table:table-cell table:style-name="ce17" office:value-type="float" office:value="104107" calcext:value-type="float">
            <text:p><text:s text:c="3"/>104,107</text:p>
          </table:table-cell>
          <table:table-cell table:style-name="ce17" office:value-type="float" office:value="53648" calcext:value-type="float">
            <text:p><text:s text:c="3"/>53,648</text:p>
          </table:table-cell>
          <table:table-cell table:style-name="ce23" office:value-type="float" office:value="50459" calcext:value-type="float">
            <text:p><text:s text:c="3"/>50,4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600" calcext:value-type="float">
            <text:p><text:s text:c="3"/>24,600</text:p>
          </table:table-cell>
          <table:table-cell table:style-name="ce18" office:value-type="float" office:value="62345" calcext:value-type="float">
            <text:p><text:s text:c="3"/>62,345</text:p>
          </table:table-cell>
          <table:table-cell table:style-name="ce18" office:value-type="float" office:value="31713" calcext:value-type="float">
            <text:p><text:s text:c="3"/>31,713</text:p>
          </table:table-cell>
          <table:table-cell table:style-name="ce24" office:value-type="float" office:value="30632" calcext:value-type="float">
            <text:p><text:s text:c="3"/>30,6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620" calcext:value-type="float">
            <text:p><text:s text:c="3"/>5,620</text:p>
          </table:table-cell>
          <table:table-cell table:style-name="ce18" office:value-type="float" office:value="14471" calcext:value-type="float">
            <text:p><text:s text:c="3"/>14,471</text:p>
          </table:table-cell>
          <table:table-cell table:style-name="ce18" office:value-type="float" office:value="7641" calcext:value-type="float">
            <text:p><text:s text:c="3"/>7,641</text:p>
          </table:table-cell>
          <table:table-cell table:style-name="ce24" office:value-type="float" office:value="6830" calcext:value-type="float">
            <text:p><text:s text:c="3"/>6,8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410" calcext:value-type="float">
            <text:p><text:s text:c="3"/>3,410</text:p>
          </table:table-cell>
          <table:table-cell table:style-name="ce18" office:value-type="float" office:value="9809" calcext:value-type="float">
            <text:p><text:s text:c="3"/>9,809</text:p>
          </table:table-cell>
          <table:table-cell table:style-name="ce18" office:value-type="float" office:value="5139" calcext:value-type="float">
            <text:p><text:s text:c="3"/>5,139</text:p>
          </table:table-cell>
          <table:table-cell table:style-name="ce24" office:value-type="float" office:value="4670" calcext:value-type="float">
            <text:p><text:s text:c="3"/>4,6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29" calcext:value-type="float">
            <text:p><text:s text:c="3"/>3,029</text:p>
          </table:table-cell>
          <table:table-cell table:style-name="ce18" office:value-type="float" office:value="8404" calcext:value-type="float">
            <text:p><text:s text:c="3"/>8,404</text:p>
          </table:table-cell>
          <table:table-cell table:style-name="ce18" office:value-type="float" office:value="4330" calcext:value-type="float">
            <text:p><text:s text:c="3"/>4,330</text:p>
          </table:table-cell>
          <table:table-cell table:style-name="ce24" office:value-type="float" office:value="4074" calcext:value-type="float">
            <text:p><text:s text:c="3"/>4,0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28" calcext:value-type="float">
            <text:p><text:s text:c="3"/>2,028</text:p>
          </table:table-cell>
          <table:table-cell table:style-name="ce18" office:value-type="float" office:value="5225" calcext:value-type="float">
            <text:p><text:s text:c="3"/>5,225</text:p>
          </table:table-cell>
          <table:table-cell table:style-name="ce18" office:value-type="float" office:value="2824" calcext:value-type="float">
            <text:p><text:s text:c="3"/>2,824</text:p>
          </table:table-cell>
          <table:table-cell table:style-name="ce24" office:value-type="float" office:value="2401" calcext:value-type="float">
            <text:p><text:s text:c="3"/>2,4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75" calcext:value-type="float">
            <text:p><text:s text:c="3"/>1,375</text:p>
          </table:table-cell>
          <table:table-cell table:style-name="ce19" office:value-type="float" office:value="3853" calcext:value-type="float">
            <text:p><text:s text:c="3"/>3,853</text:p>
          </table:table-cell>
          <table:table-cell table:style-name="ce19" office:value-type="float" office:value="2001" calcext:value-type="float">
            <text:p><text:s text:c="3"/>2,001</text:p>
          </table:table-cell>
          <table:table-cell table:style-name="ce25" office:value-type="float" office:value="1852" calcext:value-type="float">
            <text:p><text:s text:c="3"/>1,852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3129" calcext:value-type="float">
            <text:p><text:s text:c="3"/>153,129</text:p>
          </table:table-cell>
          <table:table-cell table:style-name="ce17" office:value-type="float" office:value="370944" calcext:value-type="float">
            <text:p><text:s text:c="3"/>370,944</text:p>
          </table:table-cell>
          <table:table-cell table:style-name="ce17" office:value-type="float" office:value="185538" calcext:value-type="float">
            <text:p><text:s text:c="3"/>185,538</text:p>
          </table:table-cell>
          <table:table-cell table:style-name="ce23" office:value-type="float" office:value="185406" calcext:value-type="float">
            <text:p><text:s text:c="3"/>185,4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27" calcext:value-type="float">
            <text:p><text:s text:c="3"/>22,627</text:p>
          </table:table-cell>
          <table:table-cell table:style-name="ce18" office:value-type="float" office:value="51881" calcext:value-type="float">
            <text:p><text:s text:c="3"/>51,881</text:p>
          </table:table-cell>
          <table:table-cell table:style-name="ce18" office:value-type="float" office:value="26485" calcext:value-type="float">
            <text:p><text:s text:c="3"/>26,485</text:p>
          </table:table-cell>
          <table:table-cell table:style-name="ce24" office:value-type="float" office:value="25396" calcext:value-type="float">
            <text:p><text:s text:c="3"/>25,3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511" calcext:value-type="float">
            <text:p><text:s text:c="3"/>21,511</text:p>
          </table:table-cell>
          <table:table-cell table:style-name="ce18" office:value-type="float" office:value="53957" calcext:value-type="float">
            <text:p><text:s text:c="3"/>53,957</text:p>
          </table:table-cell>
          <table:table-cell table:style-name="ce18" office:value-type="float" office:value="27095" calcext:value-type="float">
            <text:p><text:s text:c="3"/>27,095</text:p>
          </table:table-cell>
          <table:table-cell table:style-name="ce24" office:value-type="float" office:value="26862" calcext:value-type="float">
            <text:p><text:s text:c="3"/>26,8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658" calcext:value-type="float">
            <text:p><text:s text:c="3"/>15,658</text:p>
          </table:table-cell>
          <table:table-cell table:style-name="ce18" office:value-type="float" office:value="38645" calcext:value-type="float">
            <text:p><text:s text:c="3"/>38,645</text:p>
          </table:table-cell>
          <table:table-cell table:style-name="ce18" office:value-type="float" office:value="19370" calcext:value-type="float">
            <text:p><text:s text:c="3"/>19,370</text:p>
          </table:table-cell>
          <table:table-cell table:style-name="ce24" office:value-type="float" office:value="19275" calcext:value-type="float">
            <text:p><text:s text:c="3"/>19,2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202" calcext:value-type="float">
            <text:p><text:s text:c="3"/>19,202</text:p>
          </table:table-cell>
          <table:table-cell table:style-name="ce18" office:value-type="float" office:value="44199" calcext:value-type="float">
            <text:p><text:s text:c="3"/>44,199</text:p>
          </table:table-cell>
          <table:table-cell table:style-name="ce18" office:value-type="float" office:value="21859" calcext:value-type="float">
            <text:p><text:s text:c="3"/>21,859</text:p>
          </table:table-cell>
          <table:table-cell table:style-name="ce24" office:value-type="float" office:value="22340" calcext:value-type="float">
            <text:p><text:s text:c="3"/>22,3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54" calcext:value-type="float">
            <text:p><text:s text:c="3"/>19,254</text:p>
          </table:table-cell>
          <table:table-cell table:style-name="ce18" office:value-type="float" office:value="47625" calcext:value-type="float">
            <text:p><text:s text:c="3"/>47,625</text:p>
          </table:table-cell>
          <table:table-cell table:style-name="ce18" office:value-type="float" office:value="24128" calcext:value-type="float">
            <text:p><text:s text:c="3"/>24,128</text:p>
          </table:table-cell>
          <table:table-cell table:style-name="ce24" office:value-type="float" office:value="23497" calcext:value-type="float">
            <text:p><text:s text:c="3"/>23,4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484" calcext:value-type="float">
            <text:p><text:s text:c="3"/>33,484</text:p>
          </table:table-cell>
          <table:table-cell table:style-name="ce18" office:value-type="float" office:value="82430" calcext:value-type="float">
            <text:p><text:s text:c="3"/>82,430</text:p>
          </table:table-cell>
          <table:table-cell table:style-name="ce18" office:value-type="float" office:value="40789" calcext:value-type="float">
            <text:p><text:s text:c="3"/>40,789</text:p>
          </table:table-cell>
          <table:table-cell table:style-name="ce24" office:value-type="float" office:value="41641" calcext:value-type="float">
            <text:p><text:s text:c="3"/>41,6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393" calcext:value-type="float">
            <text:p><text:s text:c="3"/>21,393</text:p>
          </table:table-cell>
          <table:table-cell table:style-name="ce19" office:value-type="float" office:value="52207" calcext:value-type="float">
            <text:p><text:s text:c="3"/>52,207</text:p>
          </table:table-cell>
          <table:table-cell table:style-name="ce19" office:value-type="float" office:value="25812" calcext:value-type="float">
            <text:p><text:s text:c="3"/>25,812</text:p>
          </table:table-cell>
          <table:table-cell table:style-name="ce25" office:value-type="float" office:value="26395" calcext:value-type="float">
            <text:p><text:s text:c="3"/>26,395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4105" calcext:value-type="float">
            <text:p><text:s text:c="3"/>164,105</text:p>
          </table:table-cell>
          <table:table-cell table:style-name="ce17" office:value-type="float" office:value="443038" calcext:value-type="float">
            <text:p><text:s text:c="3"/>443,038</text:p>
          </table:table-cell>
          <table:table-cell table:style-name="ce17" office:value-type="float" office:value="218615" calcext:value-type="float">
            <text:p><text:s text:c="3"/>218,615</text:p>
          </table:table-cell>
          <table:table-cell table:style-name="ce23" office:value-type="float" office:value="224423" calcext:value-type="float">
            <text:p><text:s text:c="3"/>224,4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9898" calcext:value-type="float">
            <text:p><text:s text:c="3"/>79,898</text:p>
          </table:table-cell>
          <table:table-cell table:style-name="ce18" office:value-type="float" office:value="214148" calcext:value-type="float">
            <text:p><text:s text:c="3"/>214,148</text:p>
          </table:table-cell>
          <table:table-cell table:style-name="ce18" office:value-type="float" office:value="105357" calcext:value-type="float">
            <text:p><text:s text:c="3"/>105,357</text:p>
          </table:table-cell>
          <table:table-cell table:style-name="ce24" office:value-type="float" office:value="108791" calcext:value-type="float">
            <text:p><text:s text:c="3"/>108,7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6846" calcext:value-type="float">
            <text:p><text:s text:c="3"/>56,846</text:p>
          </table:table-cell>
          <table:table-cell table:style-name="ce18" office:value-type="float" office:value="150766" calcext:value-type="float">
            <text:p><text:s text:c="3"/>150,766</text:p>
          </table:table-cell>
          <table:table-cell table:style-name="ce18" office:value-type="float" office:value="73597" calcext:value-type="float">
            <text:p><text:s text:c="3"/>73,597</text:p>
          </table:table-cell>
          <table:table-cell table:style-name="ce24" office:value-type="float" office:value="77169" calcext:value-type="float">
            <text:p><text:s text:c="3"/>77,1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361" calcext:value-type="float">
            <text:p><text:s text:c="3"/>27,361</text:p>
          </table:table-cell>
          <table:table-cell table:style-name="ce19" office:value-type="float" office:value="78124" calcext:value-type="float">
            <text:p><text:s text:c="3"/>78,124</text:p>
          </table:table-cell>
          <table:table-cell table:style-name="ce19" office:value-type="float" office:value="39661" calcext:value-type="float">
            <text:p><text:s text:c="3"/>39,661</text:p>
          </table:table-cell>
          <table:table-cell table:style-name="ce25" office:value-type="float" office:value="38463" calcext:value-type="float">
            <text:p><text:s text:c="3"/>38,463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721" calcext:value-type="float">
            <text:p><text:s text:c="3"/>99,721</text:p>
          </table:table-cell>
          <table:table-cell table:style-name="ce17" office:value-type="float" office:value="269091" calcext:value-type="float">
            <text:p><text:s text:c="3"/>269,091</text:p>
          </table:table-cell>
          <table:table-cell table:style-name="ce17" office:value-type="float" office:value="130767" calcext:value-type="float">
            <text:p><text:s text:c="3"/>130,767</text:p>
          </table:table-cell>
          <table:table-cell table:style-name="ce23" office:value-type="float" office:value="138324" calcext:value-type="float">
            <text:p><text:s text:c="3"/>138,3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537" calcext:value-type="float">
            <text:p><text:s text:c="3"/>45,537</text:p>
          </table:table-cell>
          <table:table-cell table:style-name="ce18" office:value-type="float" office:value="121807" calcext:value-type="float">
            <text:p><text:s text:c="3"/>121,807</text:p>
          </table:table-cell>
          <table:table-cell table:style-name="ce18" office:value-type="float" office:value="58619" calcext:value-type="float">
            <text:p><text:s text:c="3"/>58,619</text:p>
          </table:table-cell>
          <table:table-cell table:style-name="ce24" office:value-type="float" office:value="63188" calcext:value-type="float">
            <text:p><text:s text:c="3"/>63,1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184" calcext:value-type="float">
            <text:p><text:s text:c="3"/>54,184</text:p>
          </table:table-cell>
          <table:table-cell table:style-name="ce19" office:value-type="float" office:value="147284" calcext:value-type="float">
            <text:p><text:s text:c="3"/>147,284</text:p>
          </table:table-cell>
          <table:table-cell table:style-name="ce19" office:value-type="float" office:value="72148" calcext:value-type="float">
            <text:p><text:s text:c="3"/>72,148</text:p>
          </table:table-cell>
          <table:table-cell table:style-name="ce25" office:value-type="float" office:value="75136" calcext:value-type="float">
            <text:p><text:s text:c="3"/>75,136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40181" calcext:value-type="float">
            <text:p><text:s text:c="3"/>40,181</text:p>
          </table:table-cell>
          <table:table-cell table:style-name="ce17" office:value-type="float" office:value="137860" calcext:value-type="float">
            <text:p><text:s text:c="3"/>137,860</text:p>
          </table:table-cell>
          <table:table-cell table:style-name="ce17" office:value-type="float" office:value="68896" calcext:value-type="float">
            <text:p><text:s text:c="3"/>68,896</text:p>
          </table:table-cell>
          <table:table-cell table:style-name="ce23" office:value-type="float" office:value="68964" calcext:value-type="float">
            <text:p><text:s text:c="3"/>68,964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922" calcext:value-type="float">
            <text:p><text:s text:c="3"/>12,922</text:p>
          </table:table-cell>
          <table:table-cell table:style-name="ce18" office:value-type="float" office:value="43255" calcext:value-type="float">
            <text:p><text:s text:c="3"/>43,255</text:p>
          </table:table-cell>
          <table:table-cell table:style-name="ce18" office:value-type="float" office:value="21578" calcext:value-type="float">
            <text:p><text:s text:c="3"/>21,578</text:p>
          </table:table-cell>
          <table:table-cell table:style-name="ce24" office:value-type="float" office:value="21677" calcext:value-type="float">
            <text:p><text:s text:c="3"/>21,677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8954" calcext:value-type="float">
            <text:p><text:s text:c="3"/>8,954</text:p>
          </table:table-cell>
          <table:table-cell table:style-name="ce18" office:value-type="float" office:value="29466" calcext:value-type="float">
            <text:p><text:s text:c="3"/>29,466</text:p>
          </table:table-cell>
          <table:table-cell table:style-name="ce18" office:value-type="float" office:value="14786" calcext:value-type="float">
            <text:p><text:s text:c="3"/>14,786</text:p>
          </table:table-cell>
          <table:table-cell table:style-name="ce24" office:value-type="float" office:value="14680" calcext:value-type="float">
            <text:p><text:s text:c="3"/>14,680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27" calcext:value-type="float">
            <text:p><text:s text:c="3"/>6,327</text:p>
          </table:table-cell>
          <table:table-cell table:style-name="ce18" office:value-type="float" office:value="20573" calcext:value-type="float">
            <text:p><text:s text:c="3"/>20,573</text:p>
          </table:table-cell>
          <table:table-cell table:style-name="ce18" office:value-type="float" office:value="10182" calcext:value-type="float">
            <text:p><text:s text:c="3"/>10,182</text:p>
          </table:table-cell>
          <table:table-cell table:style-name="ce24" office:value-type="float" office:value="10391" calcext:value-type="float">
            <text:p><text:s text:c="3"/>10,391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685" calcext:value-type="float">
            <text:p><text:s text:c="3"/>8,685</text:p>
          </table:table-cell>
          <table:table-cell table:style-name="ce18" office:value-type="float" office:value="31087" calcext:value-type="float">
            <text:p><text:s text:c="3"/>31,087</text:p>
          </table:table-cell>
          <table:table-cell table:style-name="ce18" office:value-type="float" office:value="15691" calcext:value-type="float">
            <text:p><text:s text:c="3"/>15,691</text:p>
          </table:table-cell>
          <table:table-cell table:style-name="ce24" office:value-type="float" office:value="15396" calcext:value-type="float">
            <text:p><text:s text:c="3"/>15,396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59" calcext:value-type="float">
            <text:p><text:s text:c="3"/>3,159</text:p>
          </table:table-cell>
          <table:table-cell table:style-name="ce18" office:value-type="float" office:value="12793" calcext:value-type="float">
            <text:p><text:s text:c="3"/>12,793</text:p>
          </table:table-cell>
          <table:table-cell table:style-name="ce18" office:value-type="float" office:value="6311" calcext:value-type="float">
            <text:p><text:s text:c="3"/>6,311</text:p>
          </table:table-cell>
          <table:table-cell table:style-name="ce24" office:value-type="float" office:value="6482" calcext:value-type="float">
            <text:p><text:s text:c="3"/>6,482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4" calcext:value-type="float">
            <text:p><text:s text:c="3"/>134</text:p>
          </table:table-cell>
          <table:table-cell table:style-name="ce19" office:value-type="float" office:value="686" calcext:value-type="float">
            <text:p><text:s text:c="3"/>686</text:p>
          </table:table-cell>
          <table:table-cell table:style-name="ce19" office:value-type="float" office:value="348" calcext:value-type="float">
            <text:p><text:s text:c="3"/>348</text:p>
          </table:table-cell>
          <table:table-cell table:style-name="ce25" office:value-type="float" office:value="338" calcext:value-type="float">
            <text:p><text:s text:c="3"/>338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2958" calcext:value-type="float">
            <text:p><text:s text:c="3"/>2,958</text:p>
          </table:table-cell>
          <table:table-cell table:style-name="ce17" office:value-type="float" office:value="13003" calcext:value-type="float">
            <text:p><text:s text:c="3"/>13,003</text:p>
          </table:table-cell>
          <table:table-cell table:style-name="ce17" office:value-type="float" office:value="7432" calcext:value-type="float">
            <text:p><text:s text:c="3"/>7,432</text:p>
          </table:table-cell>
          <table:table-cell table:style-name="ce23" office:value-type="float" office:value="5571" calcext:value-type="float">
            <text:p><text:s text:c="3"/>5,5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726" calcext:value-type="float">
            <text:p><text:s text:c="3"/>1,726</text:p>
          </table:table-cell>
          <table:table-cell table:style-name="ce18" office:value-type="float" office:value="7629" calcext:value-type="float">
            <text:p><text:s text:c="3"/>7,629</text:p>
          </table:table-cell>
          <table:table-cell table:style-name="ce18" office:value-type="float" office:value="4296" calcext:value-type="float">
            <text:p><text:s text:c="3"/>4,296</text:p>
          </table:table-cell>
          <table:table-cell table:style-name="ce24" office:value-type="float" office:value="3333" calcext:value-type="float">
            <text:p><text:s text:c="3"/>3,3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604" calcext:value-type="float">
            <text:p><text:s text:c="3"/>604</text:p>
          </table:table-cell>
          <table:table-cell table:style-name="ce18" office:value-type="float" office:value="2394" calcext:value-type="float">
            <text:p><text:s text:c="3"/>2,394</text:p>
          </table:table-cell>
          <table:table-cell table:style-name="ce18" office:value-type="float" office:value="1332" calcext:value-type="float">
            <text:p><text:s text:c="3"/>1,332</text:p>
          </table:table-cell>
          <table:table-cell table:style-name="ce24" office:value-type="float" office:value="1062" calcext:value-type="float">
            <text:p><text:s text:c="3"/>1,0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4" calcext:value-type="float">
            <text:p><text:s text:c="3"/>294</text:p>
          </table:table-cell>
          <table:table-cell table:style-name="ce18" office:value-type="float" office:value="1633" calcext:value-type="float">
            <text:p><text:s text:c="3"/>1,633</text:p>
          </table:table-cell>
          <table:table-cell table:style-name="ce18" office:value-type="float" office:value="1001" calcext:value-type="float">
            <text:p><text:s text:c="3"/>1,001</text:p>
          </table:table-cell>
          <table:table-cell table:style-name="ce24" office:value-type="float" office:value="632" calcext:value-type="float">
            <text:p><text:s text:c="3"/>6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4" calcext:value-type="float">
            <text:p><text:s text:c="3"/>334</text:p>
          </table:table-cell>
          <table:table-cell table:style-name="ce19" office:value-type="float" office:value="1347" calcext:value-type="float">
            <text:p><text:s text:c="3"/>1,347</text:p>
          </table:table-cell>
          <table:table-cell table:style-name="ce19" office:value-type="float" office:value="803" calcext:value-type="float">
            <text:p><text:s text:c="3"/>803</text:p>
          </table:table-cell>
          <table:table-cell table:style-name="ce25" office:value-type="float" office:value="544" calcext:value-type="float">
            <text:p><text:s text:c="3"/>544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